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Geeza Pro" svg:font-family="Geeza Pro"/>
    <style:font-face style:name="Heiti TC Light" svg:font-family="Heiti TC Light"/>
    <style:font-face style:name="PingFang SC" svg:font-family="PingFang SC"/>
    <style:font-face style:name="PingFang TC" svg:font-family="PingFang TC"/>
    <style:font-face style:name="STSong" svg:font-family="STSong"/>
    <style:font-face style:name="Songti TC" svg:font-family="Songti TC"/>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text-properties style:font-name="Heiti TC Light" fo:font-size="12.0pt" fo:background-color="#868686"/>
    </style:style>
    <style:style style:name="P5" style:family="paragraph" style:parent-style-name="Standard">
      <style:paragraph-properties fo:margin-bottom="0.1667in"/>
      <style:text-properties style:font-name="Heiti TC Light" fo:font-size="12.0pt" fo:background-color="#ececec"/>
    </style:style>
    <style:style style:name="P6" style:family="paragraph" style:parent-style-name="Standard">
      <style:paragraph-properties fo:margin-bottom="0.1667in"/>
      <style:text-properties style:font-name="Heiti TC Light" fo:font-size="12.0pt" fo:background-color="#e0e0e0"/>
    </style:style>
    <style:style style:name="P7" style:family="paragraph" style:parent-style-name="Standard">
      <style:paragraph-properties fo:margin-bottom="0.1667in"/>
      <style:text-properties style:font-name="Times" fo:font-size="12.0pt" fo:background-color="#ececec"/>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Songti TC" fo:font-size="12.0pt" fo:color="#000000" fo:background-color="#ececec"/>
    </style:style>
    <style:style style:name="P10" style:family="paragraph" style:parent-style-name="Standard">
      <style:paragraph-properties fo:margin-bottom="0.1667in" style:line-height-at-least="0.2361in"/>
      <style:text-properties style:font-name="Songti TC" fo:font-size="12.0pt" fo:color="#000000" fo:background-color="#e0e0e0"/>
    </style:style>
    <style:style style:name="P11" style:family="paragraph" style:parent-style-name="Standard">
      <style:paragraph-properties fo:margin-bottom="0.1667in" style:line-height-at-least="0.2361in"/>
      <style:text-properties style:font-name="STSong"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Geeza Pro" fo:letter-spacing="0.0000in"/>
    </style:style>
    <style:style style:name="T6" style:family="text">
      <style:text-properties style:font-name="PingFang SC" fo:letter-spacing="0.0000in"/>
    </style:style>
    <style:style style:name="T7" style:family="text">
      <style:text-properties fo:color="#052726"/>
    </style:style>
    <style:style style:name="T8" style:family="text">
      <style:text-properties style:font-name="Times" fo:font-style="italic" fo:font-style-asian="italic" fo:font-style-complex="italic"/>
    </style:style>
    <style:style style:name="T9" style:family="text">
      <style:text-properties style:font-name="Heiti TC Light"/>
    </style:style>
    <style:style style:name="T10" style:family="text">
      <style:text-properties fo:font-style="italic" fo:font-style-asian="italic" fo:font-style-complex="italic"/>
    </style:style>
    <style:style style:name="T11" style:family="text">
      <style:text-properties style:font-name="Songti TC" fo:letter-spacing="0.0000in"/>
    </style:style>
    <style:style style:name="T12"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text:span text:style-name="T1">陳真   |  2020.07.31 14:17   |   </text:span><text:a xlink:type="simple" xlink:href="http://palinfo.habago.org/Entry?Command=Information_PrintForum&amp;iPage=1#FORUM39877"><text:span text:style-name="T2">#</text:span></text:a></text:p>
      <text:p text:style-name="P2"><text:span text:style-name="T1">牛頓說 “我不做假設”。他指的是科學。我其實也差不多，在哲學上及政治上，我不做預測，我只描述，儘可能描述事物如其所是。</text:span><text:span text:style-name="T3"><text:line-break/><text:line-break/></text:span><text:span text:style-name="T1">哲學上沒有 “預測” 這回事，但政治上有。我自然也有一定的預測能力，但我對此往往缺乏興趣。</text:span><text:span text:style-name="T3"><text:line-break/><text:line-break/></text:span><text:span text:style-name="T1">我能描述四季春夏秋冬的如期到來，但是對於明天高雄是不是會颳風下雨，下週花蓮是否打雷出太陽，我就沒有興趣多說什麼了。為什麼呢？因為：</text:span><text:span text:style-name="T3"><text:line-break/><text:line-break/></text:span><text:span text:style-name="T1">一，短期內一時一地的東西，相對較為不重要。</text:span><text:span text:style-name="T3"><text:line-break/><text:line-break/></text:span><text:span text:style-name="T1">比方說氣候暖化的問題，總是比明天是否高溫出太陽更重要。</text:span><text:span text:style-name="T3"><text:line-break/><text:line-break/></text:span><text:span text:style-name="T1">二，個別事物難以窮盡。</text:span><text:span text:style-name="T3"><text:line-break/><text:line-break/></text:span><text:span text:style-name="T1">描述四季很容易，我不用查資料直接就能落筆，但是要預測某時某地的氣溫風向卻需要大量資料而難以窮盡。這就好比說要談論醫學某種疾病很容易，我不用上圖書館找資料，直接就能開講。但是，我若要討論某個人的病情卻很難，因為需要說明無數相關資料才說得清楚。</text:span><text:span text:style-name="T3"><text:line-break/><text:line-break/></text:span><text:span text:style-name="T1">三，問題本身往往缺乏意義。</text:span><text:span text:style-name="T3"><text:line-break/><text:line-break/></text:span><text:span text:style-name="T1">我要講的是holism(整體主義)。簡單說，你不可能形成一道問題，除非你背後先有一套“理論”，也就是說，先有一套據以形成種種問題的思考架構。當你的這套思考架構不太精準或甚至離事實甚遠時，你所提出的問題必然難以回應或是荒腔走板。</text:span><text:span text:style-name="T3"><text:line-break/><text:line-break/></text:span><text:span text:style-name="T1">這時候，回應該問題的最好方式就是請他回去重新檢討他對於該事物的整個思維架構的合理性，或是回應他說“你的問題對我來說根本不存在”。</text:span><text:span text:style-name="T3"><text:line-break/><text:line-break/></text:span><text:span text:style-name="T1">講個我經常提起但也許不是很恰當的例子，比方說黨外時，飽受洗腦的一般人，特別是那些自以為很理性很會思考的腦殘學生們，往往會質疑什麼 “社會成本”或者是否 “溫和理性” 等等。每次黨外進行街頭抗爭或遊行或群眾聚會演講，腦殘們就會一直執著於地上的菸蒂垃圾或妨礙交通或噪音之類，然後會義正詞嚴地說其他用路人也有 “用路權” 以及不被打擾的人權什麼的。</text:span><text:span text:style-name="T3"><text:line-break/><text:line-break/></text:span><text:span text:style-name="T1">證嚴法師的慈濟醫院當年就要求所有醫護人員必須簽署絕不參與遊行的切結書，一旦參與遊行，就會被院方解聘。為什麼呢？因為證嚴法師認為遊行的人之吶喊口號太不禮貌了，她還批評勞工怎麼可以抗議過勞？太沒內涵了！證嚴法師說，吃苦就是吃補，吃虧就是佔便宜，怎麼可以嫌工作太累薪水太少？</text:span><text:span text:style-name="T3"><text:line-break/><text:line-break/></text:span><text:span text:style-name="T1">你問的問題當然沒有這麼慘，但是似乎依然還是少了一種精準度。</text:span><text:span text:style-name="T3"><text:line-break/><text:line-break/></text:span><text:span text:style-name="T1">如你所說，很多反民進黨的人也反中，把中國看成洪水猛獸而不是像我這樣，對中共帶領下的中國頂禮膜拜高度推崇並引以為榮。這些所謂反民進黨的人，絕大多數都親美甚至親日。這樣一種反民進黨，事實上非常荒唐，我真不知道這些人在反什麼，他們雖是藍色，但一樣腦殘。那就好像有人說他反戰反侵略卻親美一樣荒唐，一如有人說他反對法西斯但親納粹一樣可笑。</text:span><text:span text:style-name="T3"><text:line-break/><text:line-break/></text:span><text:span text:style-name="T1">結論是:在一種holism的意義上，想清楚自己看待種種問題的背後那個思維架構，其實無比重要；光是表面顏色或立場上的相似性，其實沒有多大意義。</text:span></text:p>
      <text:p text:style-name="P1"><text:span text:style-name="T1">周淮安   |  2020.07.31 12:56   |   </text:span><text:a xlink:type="simple" xlink:href="http://palinfo.habago.org/Entry?Command=Information_PrintForum&amp;iPage=1#FORUM39876"><text:span text:style-name="T2">#</text:span></text:a></text:p>
      <text:p text:style-name="P3"><text:span text:style-name="T1">美Q2 GDP貶近33％優於預期 萎縮幅度仍創史上最大</text:span><text:span text:style-name="T3"><text:line-break/></text:span><text:a xlink:type="simple" xlink:href="https://ec.ltn.com.tw/article/breakingnews/3244988"><text:span text:style-name="T4">https://ec.ltn.com.tw/article/breakingnews/3244988</text:span></text:a><text:span text:style-name="T3"><text:line-break/><text:line-break/></text:span><text:span text:style-name="T1">預算不足，美海空軍淪重災區</text:span><text:span text:style-name="T3"><text:line-break/></text:span><text:a xlink:type="simple" xlink:href="http://hk.crntt.com/doc/1052/8/3/4/105283451.html?coluid=91&amp;;kindid=2710&amp;;docid=105283451"><text:span text:style-name="T4">http://hk.crntt.com/doc/1052/8/3/4/105283451.html?coluid=91&amp;;kindid=2710&amp;;docid=105283451</text:span></text:a><text:span text:style-name="T3"><text:line-break/><text:line-break/></text:span><text:span text:style-name="T1">預算緊張 美國空軍宣布取消部分高超音速武器項目</text:span><text:span text:style-name="T3"><text:line-break/></text:span><text:a xlink:type="simple" xlink:href="https://daydaynews.cc/zh-tw/international/362283.html"><text:span text:style-name="T4">https://daydaynews.cc/zh-tw/international/362283.html</text:span></text:a><text:span text:style-name="T3"><text:line-break/></text:span><text:span text:style-name="T1">－－</text:span><text:span text:style-name="T3"><text:line-break/></text:span><text:span text:style-name="T1">按世界銀行PPP算法，中國GDP在彼時已超越美國；然直到去（2019）年，中國GDP依名目美元計，仍僅為美國70%。但今年第二季，依名目美元計算，中國GDP增加3.2%，美國則衰退32.9%；亦即美國GDP總量，現僅約中國的93%。史上第一次，中國不管在名目美元，或購買力平價計算，GDP皆超越美國。考慮中美雙方二級產業占各自GDP的比例，美國就算有心，也無力與中國單挑開戰。打核大戰，那就是人類文明reset，可能性趨近於零；打傳統戰比氣長，拚的是製造業。美國現存的少數優勢，是外交與宣傳；但在缺乏銀彈（無限QE導致美元超發，將動搖美元國際貿易通貨地位，猶如飲鴆止渴）下，沒有硬實力可附麗，軟實力巧實力很快也會被看破手腳。若美國啟動打仗選項，最多煽動代理人戰爭，拖慢中國崛起腳步，且窗口僅剩三五年。過了這村，就沒了那店。</text:span></text:p>
      <text:p text:style-name="P1"><text:span text:style-name="T1">A-kan   |  2020.07.31 12:20   |   </text:span><text:a xlink:type="simple" xlink:href="http://palinfo.habago.org/Entry?Command=Information_PrintForum&amp;iPage=1#FORUM39875"><text:span text:style-name="T2">#</text:span></text:a></text:p>
      <text:p text:style-name="P2"><text:span text:style-name="T1">是的，正如陳醫師您說的，美國總統只是deep state 計劃的執行者，非決策者。剛看了一篇微搏文章也提到科赫家族從最第一代反共、傾納粹的哈里到現在的查爾斯的種種，尤其是第二代的科赫兄弟---“开始打造自己可以控制的网络，来为自己服务，他们还资助民间智库，投资大学与公民团队。几十年来，科赫兄弟打着慈善基金会的名义，打造了一个从学校到民间，从专家到底层的思想网络。这些智库与民间组织所宣布的理念，背后都有科赫兄弟的影子，科赫利用这些智库作为挡箭牌来为自己谋福利”(直接剪貼比較快)。所以deep state的成員到底是哪些人或種族？洛克斐勒家族也是？我以為猶太人居多？</text:span><text:span text:style-name="T3"><text:line-break/><text:line-break/></text:span><text:span text:style-name="T1">自去年開始接觸到巴勒網，再看過一些YT上中國的自媒體，才發現，台灣的視角真的很窄，也如您所言，台灣人了解美國的真的很少，但有部份人是接受不了，或很輕易地原諒美國的作為，或就是粉飾太平；應該就是被洗腦太徹底的結果。就我自己看到在美國的台灣人，反台獨反民進黨的一半反中一半不反，但多數無法反美! 不願意了解也就更甭提接受....只能說美國文宣作得太好，洗腦很成功，把美國打造成一個樂土，卻不知這個樂土是建立在其它國家的悲劇之上。</text:span><text:span text:style-name="T3"><text:line-break/><text:line-break/></text:span><text:span text:style-name="T1">科赫家族和其它deep state成員，應該會為了伊朗跟中國的合作有更大反動作，因為中國跟伊朗買原油要用人民幣計價？這不就擋了各成員的財路了嗎？</text:span></text:p>
      <text:p text:style-name="P1"><text:span text:style-name="T1">陳真   |  2020.07.31 11:11   |   </text:span><text:a xlink:type="simple" xlink:href="http://palinfo.habago.org/Entry?Command=Information_PrintForum&amp;iPage=2#FORUM39874"><text:span text:style-name="T2">#</text:span></text:a></text:p>
      <text:p text:style-name="P2"><text:span text:style-name="T1">不，Mike Pompeo 並不危險，他只是個夥計，不是決策者。決策者是deep state，主要成員之一就是你說的Koch Family。Pompeo 只是這個跨國家族企業栽培的一個 "新人"，還很嫩；講難聽點就是這個家族養的許多狗之一。狗不危險，主人才危險。</text:span><text:span text:style-name="T3"><text:line-break/><text:line-break/></text:span><text:span text:style-name="T1">理解國際政治並不難，特別是理解美國政治更容易，只要抓住幾個關鍵人事物，就抓住了一種理解問題的架構。比方說，你只要長期偶爾花一點很少的時間去了解這個Koch Family，你大概就能理解美國對內對外政治的大概輪廓。 </text:span><text:span text:style-name="T3"><text:line-break/></text:span><text:span text:style-name="T1"> </text:span><text:span text:style-name="T3"><text:line-break/></text:span><text:span text:style-name="T1">西方媒體長期造謠抹黑、扮演戰爭推手的角色，背後主要的影武者之一就是這個家族。這幾年開始發動 "打假新聞" 運動，背後主要推手就是這個家族。所謂 "打假"，就是發動大規模、跡近瘋狂、幾乎沒有一句話可信的極大量謠言、謊言與假新聞來攻擊中國等對手，並且在CIA的主導下，透過臉書及所謂追求新聞真相的造謠機構 (包括各種NGO及學術單位，例如這幾年被成功收編的 "無國界記者組織" 及Poynter Institute 等) 來打擊揭露真相的文章或報導。</text:span><text:span text:style-name="T3"><text:line-break/><text:line-break/></text:span><text:span text:style-name="T1">台灣一些什麼 "事實查核中心" 之類的組織，便是以成為這樣一個旨在造謠抹黑的宣傳戰的一環為榮。嘴巴上說打假，其實是打真，以假亂真。控制這樣一個極其邪惡的媒體宣傳體系的主要勢力之一就是這個家族，官方勢力當然就是CIA。Pompeo 曾經是CIA的頭子，但他畢竟只是一個夥計，看不出多少主動性或自主性。</text:span><text:span text:style-name="T3"><text:line-break/><text:line-break/></text:span><text:span text:style-name="T1">至於這個家族和伊朗做生意，這沒什麼。我的意思是說，政治就是這麼一回事，就如同民進黨及其尾巴黨無數檯面人渣每天忙著賺人民幣一樣，但是，倘若你是綠營的敵人，那麼，別說賺人民幣，即便你只是去大陸旅遊個幾天，都會被打成賣台罪證。</text:span><text:span text:style-name="T3"><text:line-break/><text:line-break/></text:span><text:span text:style-name="T1">你看，美國經濟制裁伊朗，全世界誰敢跟伊朗做生意，誰就有可能被美國抓去關，例如華為老闆的女兒孟晚舟，罪名就是說華為的子公司曾經賣了一批電腦設備給伊朗。可是，如果這樣就能抓起來判以重刑，那麼，Koch Family 或希拉蕊、柯林頓等人，老早不知道該槍斃多少次了。</text:span><text:span text:style-name="T3"><text:line-break/><text:line-break/></text:span><text:span text:style-name="T1">政治就是這麼回事，一切說法與理想什麼的，都只是一種藉口，敵我鬥爭才是真道理。</text:span><text:span text:style-name="T3"><text:line-break/><text:line-break/></text:span><text:span text:style-name="T1">另外，Pompeo 的現任太太好像是一家銀行的副總裁；他的兩任太太應該都跟Koch Family 或整個科氏工業集團沒有什麼直接的關係。</text:span><text:span text:style-name="T3"><text:line-break/><text:line-break/></text:span><text:span text:style-name="T1">我常覺得，中文世界裏頭，了解美國的人真是很少。特別是在島內，除了巴勒網之外，幾乎是一片空白。我講這個並無一絲自豪或炫耀之意，而是覺得很可悲，媒體可以控制幾乎所有人的思想。</text:span><text:span text:style-name="T3"><text:line-break/><text:line-break/></text:span><text:span text:style-name="T1">我有時會看到台灣一些偏藍或偏統的名嘴或政治人物，在網路上有一些個人的節目，聽他們講起國際政治，講起美國，真的是幼稚無知到極點，完全外行；要不就是像個什麼忠貞黨棍那樣，毫無內涵地歌頌共產黨，歌頌祖國。</text:span><text:span text:style-name="T3"><text:line-break/><text:line-break/></text:span><text:span text:style-name="T1">要罵要歌頌都很好，但是得說出些道理來，而不是一再宣示立場，聽了很煩很可笑。在我看來，事實上，不管是共產黨或祖國，都遠遠比他們所歌頌的更真實且偉大許多。這些忠黨愛國者，並不了解他們所愛之黨與所愛之國的根本重要性與偉大。他們的歌頌方式，其實只是矮化了黨，矮化了祖國。題外話。</text:span></text:p>
      <text:p text:style-name="P1"><text:span text:style-name="T1">A-kan   |  2020.07.31 09:35   |   </text:span><text:a xlink:type="simple" xlink:href="http://palinfo.habago.org/Entry?Command=Information_PrintForum&amp;iPage=2#FORUM39873"><text:span text:style-name="T2">#</text:span></text:a></text:p>
      <text:p text:style-name="P3"><text:span text:style-name="T1">最近跟陳醫師有同感，天蓬元帥蓬呸奧比川普更像美國總統，而且是個非常危險的人物。最近看到大陸網友提到蓬的老婆是科赫家族(Koch Family)，姓氏不同但也許是旁系，而國外有些媒體也揭露科赫家族對蓬呸奧的政治獻金和從政之路的幫助有多大。再者，科赫家族的石油事業也相當龐大。不知道陳醫師或有這方面資訊的前輩們可否聊聊這中間的關係？科赫家族對中國跟伊朗25年投資計劃是否會造成一定程度的影響，因為計劃裡也包括原油的買賣？科赫家族富可敵國，如果天蓬元帥真的被拱上了總統寶座，或跟著川普繼續連任現職.........不敢多想...</text:span></text:p>
      <text:p text:style-name="P1"><text:span text:style-name="T1">欧阳阳   |  2020.07.31 08:42   |   </text:span><text:a xlink:type="simple" xlink:href="http://palinfo.habago.org/Entry?Command=Information_PrintForum&amp;iPage=2#FORUM39872"><text:span text:style-name="T2">#</text:span></text:a></text:p>
      <text:p text:style-name="P2"><text:span text:style-name="T1">不知道大家有没有注意到一个细节，网上有报道蔡英文：“酷愛飆車，一個人可以一口氣開14小時的車，曾被男同事謂之「流寇」”</text:span><text:span text:style-name="T3"><text:line-break/><text:line-break/></text:span><text:span text:style-name="T1">苹果日报这里也有一篇报道：</text:span><text:span text:style-name="T3"><text:line-break/></text:span><text:span text:style-name="T1">總統當選人蔡英文可能是截至目前為止，中華民國最懂車，也最愛飆車的總統！</text:span><text:span text:style-name="T3"><text:line-break/></text:span><text:a xlink:type="simple" xlink:href="https://tw.appledaily.com/new/realtime/20160201/787724/"><text:span text:style-name="T1">https://tw.appledaily.com/new/realtime/20160201/787724/</text:span></text:a><text:span text:style-name="T3"><text:line-break/><text:line-break/></text:span><text:span text:style-name="T1">然后这里有一篇对“飙车党”的心理分析的文章：</text:span><text:span text:style-name="T3"><text:line-break/></text:span><text:span text:style-name="T1">“心理学家研究发现 , 爱飙车的人 , 负责社会认知和共情能力的脑区相对不活跃 , 因此常常漠视规则 , 不把别人的生命放在眼里。”</text:span><text:span text:style-name="T3"><text:line-break/></text:span><text:span text:style-name="T1">“飙车党经常能体验到对死亡的恐惧 , 当战胜这种恐惧时 , 就能得到极大的满足感和快感。”</text:span><text:span text:style-name="T3"><text:line-break/></text:span><text:a xlink:type="simple" xlink:href="http://psychspace.com/psych/action-printnews-itemid-11728.html"><text:span text:style-name="T1">http://psychspace.com/psych/action-printnews-itemid-11728.html</text:span></text:a><text:span text:style-name="T3"><text:line-break/><text:line-break/></text:span><text:span text:style-name="T1">当然了，我不是心理学专家，仅仅是从常识判断，我认为上面的说法是有一定道理的。</text:span><text:span text:style-name="T3"><text:line-break/><text:line-break/></text:span><text:span text:style-name="T1">相比郭台铭，柯文哲等传统政客，蔡英文可能会更加危险，因为她可能会漠视一些传统的规则，更有可能做出一些危险的事情。</text:span><text:span text:style-name="T3"><text:line-break/><text:line-break/></text:span><text:span text:style-name="T1">这里谈的并不是蔡英文一定会如何，只是更有这种可能性，希望台湾人能保持一定的警惕。</text:span></text:p>
      <text:p text:style-name="P1"><text:span text:style-name="T1">陳真   |  2020.07.30 23:36   |   </text:span><text:a xlink:type="simple" xlink:href="http://palinfo.habago.org/Entry?Command=Information_PrintForum&amp;iPage=2#FORUM39871"><text:span text:style-name="T2">#</text:span></text:a></text:p>
      <text:p text:style-name="P3"><text:span text:style-name="T1">李登輝病逝／曾投書筆戰李登輝！統派學者王曉波今晨病逝　20小時後阿輝伯也走了</text:span><text:span text:style-name="T3"><text:line-break/><text:line-break/></text:span><text:span text:style-name="T1">CTWANT 2020-07-30</text:span><text:span text:style-name="T3"><text:line-break/><text:line-break/></text:span><text:span text:style-name="T1">前總統李登輝今年2月喝牛奶時嗆到，造成肺部浸潤，住進台北榮民總醫院治療174天後，仍於今（30日）因敗血性休克及多重器官衰竭與世長辭，享耆壽98歲。巧合的是，就在李前總統離世前數小時，曾為了統獨議題及去中國化等爭議和李互槓的統派學者王曉波，也於今日凌晨2時許在家中逝世，享壽77歲。</text:span><text:span text:style-name="T3"><text:line-break/><text:line-break/></text:span><text:span text:style-name="T1">據了解，王曉波於1943年在江西省鉛山縣出生，1949年隨父親來到台灣，曾任教台灣大學哲學系、中國文化大學哲學系，主要研究領域為中國哲學及台灣史，他曾在黨外運動時期參與《大學雜誌》、《夏潮》等政論雜誌等，一生致力於台灣民主化運動，同時也是白色恐怖時期的受害者。</text:span><text:span text:style-name="T3"><text:line-break/><text:line-break/></text:span><text:span text:style-name="T1">王曉波的政治立場鮮明，曾與已故作家陳映真創立「中國統一聯盟」，並擔任副主席，強力主張「中國再統一」，因此他對李登輝執政時期所推展的「去中國化」運動相當不以為然，痛批李主導的教科書根本是「皇民化」，嚴重違背中華民國憲法，還曾為此在平面媒體投書，和對方隔空打筆戰互槓。</text:span><text:span text:style-name="T3"><text:line-break/><text:line-break/></text:span><text:span text:style-name="T1">自從2018年開始，王曉波身體狀況欠佳，近年多次進出醫院復健，本月中又發現肺積水，治療後病情不見改善，於14日住進三軍總醫院急救，今日凌晨在家中病逝。巧合的是，王辭世20小時後，和他立場相左的冤家李登輝，也因敗血性休克併發多重器官衰竭，於同日晚間近8時許病逝北總。</text:span></text:p>
      <text:p text:style-name="P1"><text:span text:style-name="T1">欧阳阳   |  2020.07.30 21:22   |   </text:span><text:a xlink:type="simple" xlink:href="http://palinfo.habago.org/Entry?Command=Information_PrintForum&amp;iPage=2#FORUM39870"><text:span text:style-name="T2">#</text:span></text:a></text:p>
      <text:p text:style-name="P2"><text:span text:style-name="T1">当前确实是比较危险的时期，美国国内正面临严重的问题，美国经济第二季度按年率下滑32.9%，疫情也还没有看到明显好转的迹象！为了转移国内的困境，美国背后那些龌龊的政客加大了对中国的挑釁。</text:span><text:span text:style-name="T3"><text:line-break/><text:line-break/></text:span><text:span text:style-name="T1">最容易爆发战争的地方，目前看来有两个，一个是台海，一个是南海。</text:span><text:span text:style-name="T3"><text:line-break/></text:span><text:span text:style-name="T1">中国毕竟不是伊拉克，也不是叙利亚，美国想围攻中国，除了一个澳大利亚，真正愿意响应者寥寥。如果真与中国爆发直接武装冲突，美国恐怕也要付出很大的代价，整个美元体系都可能瓦解。</text:span><text:span text:style-name="T3"><text:line-break/><text:line-break/></text:span><text:span text:style-name="T1">所以最有可能的是，美国可能会利用台湾做文章，比如与台湾建立直接外交关系，鼓动台湾独立，军舰战机进入台湾领域等等，以此来激怒中国</text:span><text:span text:style-name="T3"><text:line-break/><text:line-break/></text:span></text:p>
      <text:p text:style-name="P1"><text:span text:style-name="T1">鄭豐遠   |  2020.07.30 09:17   |   </text:span><text:a xlink:type="simple" xlink:href="http://palinfo.habago.org/Entry?Command=Information_PrintForum&amp;iPage=2#FORUM39869"><text:span text:style-name="T2">#</text:span></text:a></text:p>
      <text:p text:style-name="P3"><text:span text:style-name="T1">這位名嘴叫沈什麼逸的，是我的黑名單之一，基本上他的視頻我是完全不看的。並不是因為他講錯了什麼，他講的這些，誰不會講呢? 一個人的言論內容和政治立場並不重要，重要的是背後的態度和情感，而這位沈逸在這些重要的人品特質上讓我感覺相當低劣。</text:span><text:span text:style-name="T3"><text:line-break/><text:line-break/></text:span><text:span text:style-name="T1">我其實並不清楚這個人，不知道他是誰，也沒看過他多少視頻，我這樣說純綷只是一種個人觀感和判斷。有次看到他講阿桑吉，看他那副輕蔑和故作戲謔的嘴臉，我就馬上把他打入黑名單了。</text:span></text:p>
      <text:p text:style-name="P1"><text:span text:style-name="T1">歌川   |  2020.07.30 06:42   |   </text:span><text:a xlink:type="simple" xlink:href="http://palinfo.habago.org/Entry?Command=Information_PrintForum&amp;iPage=2#FORUM39868"><text:span text:style-name="T2">#</text:span></text:a></text:p>
      <text:p text:style-name="P2"><text:span text:style-name="T1">推薦</text:span><text:span text:style-name="T3"><text:line-break/></text:span><text:span text:style-name="T1">【逸语道破07】用互联网推动颜色革命？和平演变大师们不会让你看到的真相另一面</text:span><text:span text:style-name="T3"><text:line-break/></text:span><text:span text:style-name="T1">https://youtu.be/Z-h9ziu2Kzs</text:span><text:span text:style-name="T3"><text:line-break/><text:line-break/><text:line-break/></text:span><text:span text:style-name="T1">Nayirah的證供</text:span><text:span text:style-name="T3"><text:line-break/><text:line-break/></text:span><text:span text:style-name="T1">維基百科，自由的百科全書</text:span><text:span text:style-name="T3"><text:line-break/><text:line-break/></text:span><text:span text:style-name="T1">1990年10月10日，一名姓氏不詳的15歲少女Nayirah在美國國會人權預備會議上指控伊拉克入侵科威特時的不人道暴行。她的證供被傳媒廣泛報導並被時任美國總統喬治·H·W·布希（老布希）引述作為美國出兵參與海灣戰爭的理據。1992年Nayirah被揭發是當時駐美國的科威特大使Saud Al-Sabah（</text:span><text:span text:style-name="T5">سعود</text:span><text:span text:style-name="T1"><text:s/></text:span><text:span text:style-name="T5">الناصر</text:span><text:span text:style-name="T1"><text:s/></text:span><text:span text:style-name="T5">الصباح</text:span><text:span text:style-name="T1">）的女兒，她的控訴被指是由科威特政府及偉達公共關係顧問公司(Hill＆Knowlton)背後支持的「解放科威特給人民」行動所策劃的假證供讓美國在波斯灣一帶戰略上為科威特撐腰。此一事件後來被視作暴行宣傳的現代典型例子。</text:span><text:span text:style-name="T3"><text:line-break/><text:line-break/></text:span><text:span text:style-name="T1">Nayirah以流利的英語在發表會上熱淚盈眶自稱在科威特擔當志願護士時親眼目睹「伊拉克軍手持槍械來到醫院，將嬰兒從恆溫箱中取出以搶掠恆溫箱，任由嬰兒在冰冷的地板上自生自滅。(...)我慶幸自己已經滿15歲，足夠年長牢記科威特被薩達姆·海珊摧毀前的面貌、又夠年輕去重建她。」起初國際特赦組織及其他科威特逃亡者都異口同聲對伊拉克軍作出相同的指控，伊拉克軍敗退後外國記者得以進入科威特現地採訪，美國ABC新聞記者訪問了當地科威特人指的確有嬰兒在戰亂間遇害，但伊拉克軍幾乎不可能有搶掠恆溫箱的理由令數百名嬰兒死去。國際特赦組織其後改口並指責老布希政府是投機主義及操控國際人權運動。</text:span><text:span text:style-name="T3"><text:line-break/><text:line-break/><text:line-break/></text:span><text:span text:style-name="T1">Nayirah Kuwaiti女孩的證詞</text:span><text:span text:style-name="T3"><text:line-break/></text:span><text:a xlink:type="simple" xlink:href="https://youtu.be/LmfVs3WaE9Y"><text:span text:style-name="T1">https://youtu.be/LmfVs3WaE9Y</text:span></text:a><text:span text:style-name="T3"><text:line-break/></text:span><text:span text:style-name="T1">她的父親是科威特駐美國大使，科威特皇室成員。他在聆訊中正坐在她旁邊，但他假裝不認識她。</text:span></text:p>
      <text:p text:style-name="P1"><text:span text:style-name="T1">陳真   |  2020.07.30 03:20   |   </text:span><text:a xlink:type="simple" xlink:href="http://palinfo.habago.org/Entry?Command=Information_PrintForum&amp;iPage=2#FORUM39867"><text:span text:style-name="T2">#</text:span></text:a></text:p>
      <text:p text:style-name="P3"><text:span text:style-name="T1">美國侵華戰爭計畫</text:span><text:span text:style-name="T3"><text:line-break/><text:line-break/></text:span><text:span text:style-name="T1">陳真</text:span><text:span text:style-name="T3"><text:line-break/><text:line-break/></text:span><text:span text:style-name="T1">2020. 07. 30.</text:span><text:span text:style-name="T3"><text:line-break/><text:line-break/><text:line-break/></text:span><text:span text:style-name="T1">Ben Hodges 是美國前陸軍歐洲司令部司令，現任「歐洲政策分析與戰略研究中心」(Strategic Studies at the Center for European Policy Analysis) 主席，2018年曾預估中美之間「非常有可能」在2033年之前爆發全面戰爭。這樣一個時程預估，按照目前中美關係的急速惡化發展態勢來看，似乎太樂觀。</text:span><text:span text:style-name="T3"><text:line-break/><text:line-break/></text:span><text:span text:style-name="T1">美國的血腥殘暴與邪惡，人神共憤，無須多說，但你不得不承認美國做為一部戰爭機器運作之精準及長期部署之高度計劃性。過去二十幾年來，我主要是從美國侵略三個國家獲得這樣一個體悟：伊拉克、利比亞與敘利亞。</text:span><text:span text:style-name="T3"><text:line-break/><text:line-break/></text:span><text:span text:style-name="T1">我對伊拉克的部份比較熟悉。在美軍地面入侵佔領伊拉克之前十多年，美國便已開始進行軍事行動，透過「禁飛區」的設置，對伊拉克軍事目標及針對民生設施狂轟濫炸長達十年；甚至透過非法且慘無人道的「禁運政策」，以公衛做為一種軍事手段，蓄意污染其水源設施，剝奪伊拉克之基本淨水能力，殺害五十萬名伊拉克兒童。</text:span><text:span text:style-name="T3"><text:line-break/><text:line-break/></text:span><text:span text:style-name="T1">當伊拉克被摧殘得奄奄一息之際，美國便以所謂「捍衛人權」為名，造謠宣稱伊拉克持有「大規模毀滅武器」為藉口，入侵伊拉克，輕易佔領。</text:span><text:span text:style-name="T3"><text:line-break/><text:line-break/></text:span><text:span text:style-name="T1">對付敘利亞和利比亞也一樣。我在最近幾年閱讀了許多資料，很驚訝地發現，原來美國早在十多年前便已策畫入侵敘利亞，就跟對付伊拉克一樣，依照一套侵略戰爭流程，按表操課。</text:span><text:span text:style-name="T3"><text:line-break/><text:line-break/></text:span><text:span text:style-name="T1">事實上，美國侵略利比亞及顛覆玻利維亞與委內瑞拉也一樣，都不是臨時起意，毫不莽撞，而是擬定一套精細的入侵計畫，配合媒體全面抹黑之宣傳戰，散播數不清的謊言，透過自導自演的各種栽贓行徑，逐步推動侵略計畫。</text:span><text:span text:style-name="T3"><text:line-break/><text:line-break/></text:span><text:span text:style-name="T1">甚至連更早之前、上個世紀末的侵略阿富汗以及發動科索沃戰爭、摧毀南斯拉夫等等等，也全都如此；侵略手法，如出一轍。</text:span><text:span text:style-name="T3"><text:line-break/><text:line-break/></text:span><text:span text:style-name="T1">上個世紀末那些戰爭，其實也是我真正開始了解美國的一個「啟蒙」。那些年，我在英國，近距離親身見識了西方政客與主流媒體如何造謠抹黑特定族群 (例如把塞爾維亞人或阿富汗的神學士政權說成惡魔)，以所謂「捍衛人權」為幌子，扮演美國在世界各地發動侵略戰爭的推手。</text:span><text:span text:style-name="T3"><text:line-break/><text:line-break/></text:span><text:span text:style-name="T1">在這一切個別侵略計畫的背後，有著一個更大的戰爭藍圖，也就是2001年定調的所謂「反恐戰爭」，由 (很可能是) 美國自導自演的 911事件拉開「反恐」序幕。美軍所到之處，屍橫遍野；短短十幾年之間，全世界上千萬人淪為戰爭亡魂，數千萬人流離失所，成為難民，數千萬人輕重傷，貧病交迫。</text:span><text:span text:style-name="T3"><text:line-break/><text:line-break/></text:span><text:span text:style-name="T1">接下來，便是中國了。這場未演先轟動的侵華戰爭，正以所謂「自由落體」般的速度推進。它可回溯到2011年10月，當時歐巴馬當總統，擔任美國國務卿的希拉蕊在《外交政策》雜誌（Foreign Policy）上發表〈美國的太平洋世紀〉一文，宣示美國將重返亞太的政策轉向與決心。不久之後，「重返亞太」戰略便公開粉墨登場。</text:span><text:span text:style-name="T3"><text:line-break/><text:line-break/></text:span><text:span text:style-name="T1">2017年，美國發布《國家安全戰略報告》，正式定調中、俄為美國的戰略鬥爭對象；特別是中國，更是頭號敵人。</text:span><text:span text:style-name="T3"><text:line-break/><text:line-break/></text:span><text:span text:style-name="T1">2018年，五角大廈公開宣告「反恐戰爭」的落幕，取而代之的是針對中國的「強權爭霸戰」，成為美國最高戰略目標。</text:span><text:span text:style-name="T3"><text:line-break/><text:line-break/></text:span><text:span text:style-name="T1">在我看來，更可怕且最具指摽意義的是去年 (2019年) 3月25日重現江湖的「應對中國當前危險委員會」（Committee on the Present Danger: China），明確把中國定位為「敵人」。這個委員會，簡稱CPD，這是它在美國歷史上第四次成立，是個半官方機構，其成員是美國具有極大影響力的一群極右派人渣，代表美國軍工複合體的核心利益。</text:span><text:span text:style-name="T3"><text:line-break/><text:line-break/></text:span><text:span text:style-name="T1">世界上有兩個「美國政府」，一個是表面上的掌權者，例如非建制派之川普，一個才是美國國家戰略的積極推動者甚至是制定者，也就是所謂 Deep State (深層政府)，諸如 CPD 及一些核心智囊、軍火商、金融財團及情治機構等；過去各種侵略戰爭，全有著這群極右血腥好戰份子的身影。與其說川普是美國總統，不如說他其實只是一個既定政策的執行者。 </text:span><text:span text:style-name="T3"><text:line-break/></text:span><text:span text:style-name="T1"> </text:span><text:span text:style-name="T3"><text:line-break/></text:span><text:span text:style-name="T1">CPD在歷史上有過三次組成，向來只叫CPD，這回擺明意圖，多加上了一個 C 字，亦即 CHINA，明確定位中國為頭號敵人，一副志在必得之勢，以消滅中國做為美國的一個最高目標。</text:span><text:span text:style-name="T3"><text:line-break/><text:line-break/></text:span><text:span text:style-name="T1">這個睽違四十年之久的恐怖暗黑集團 CPDC 成立後，中國勢將難有寧日。就如我過去幾篇舊文所說：</text:span><text:span text:style-name="T3"><text:line-break/></text:span><text:span text:style-name="T1">「CPDC 的成立之日，無疑就是中美關係的一個分水嶺；它的成立，並非意味著中美鬥爭展開新的一頁，而是展開你死我活的最後一章，不到終點，不會停止。CPDC 一旦成立，接下來，你將可預期各式各樣不可思議的事情將會凶猛地接連發生，直到摧毀中國。」</text:span><text:span text:style-name="T3"><text:line-break/><text:line-break/></text:span><text:span text:style-name="T1">我還提到：</text:span><text:span text:style-name="T3"><text:line-break/><text:line-break/></text:span><text:span text:style-name="T1">「季辛吉先前有句話說得很對。他說，美國對付中國，目前只差一個『定義』；當它把你定義為『敵人』時，戰爭機器就會全面啟動，展開殲滅行動。事實上，季辛吉所說的『定義』，已經在去年2019年3月25日就已正式下達 (亦即 CPDC 的成立)，吹響對華全面戰爭的號角。」</text:span><text:span text:style-name="T3"><text:line-break/><text:line-break/></text:span><text:span text:style-name="T1">從2011年的「重返亞太」，到2017年的《國家安全戰略報告》，再到2018年五角大廈的戰略轉換宣告，以「中美爭霸」取代「反恐戰爭」，最後則是2019年的 CPDC 成立，中美之間的鬥爭，已無回頭路。</text:span><text:span text:style-name="T3"><text:line-break/><text:line-break/></text:span><text:span text:style-name="T1">稍早之前，也就是2020年7月17日，美國發表強硬的《南海聲明》，儼然將與中國在南海一決雌雄，軍事衝突風險與日俱增，澳洲旋即表態力挺美國。</text:span><text:span text:style-name="T3"><text:line-break/><text:line-break/></text:span><text:span text:style-name="T1">上周四（7月23日），美國國務卿蓬佩奧（Mike Pompeo），發表近乎宣戰前夕的討伐中國檄文；中國不但成為美國的敵人，而且是全世界的敵人。蓬佩奧儼然美國總統，在世界各地拉幫結派，鼓吹仇中反華。</text:span><text:span text:style-name="T3"><text:line-break/><text:line-break/></text:span><text:span text:style-name="T1">這位兩手血腥的前 CIA 頭子，向來主張暗殺與刑求異己及虐待戰俘，視人命如草芥，曾說「對嫌犯實施水刑 (waterboarding) 不算虐待，而是一種愛國行動」，讚賞惡名昭彰之關塔那摩灣監獄，主張 CIA 在海外 (已曝光者例如立陶宛與波蘭等國) 廣建祕密監獄拘禁刑求異己；今年一月，說服川普下令暗殺伊朗將領 Qasem Soleimani；鼓吹各種侵略戰爭；擴大軍售沙烏地阿拉伯，侵略葉門 (參見：https://bit.ly/3k1Sbbs)；並把「維基解密」定位為「具有敵意的情報組織」，要求處死史諾登和阿桑吉等等等。</text:span><text:span text:style-name="T3"><text:line-break/><text:line-break/></text:span><text:span text:style-name="T1">此人相關罪行，罄竹難書。今年三月，具有一百多個會員國的「國際刑事法庭」(ICC)，要求重啟調查 CIA 在阿富汗戰爭期間所犯下的反人道戰爭罪行，蓬佩奧竟威脅說，倘若 ICC 膽敢逮捕任何一名美國人，美國將以武力及一切必要手段對付 ICC 的執法人員，並以叛徒 (renegade) 一詞怒斥國際法庭人員。</text:span><text:span text:style-name="T3"><text:line-break/><text:line-break/></text:span><text:span text:style-name="T1">這樣一個戰爭罪犯，這樣一個極右派血腥人渣，卻三番兩頭讚賞台灣在仇中反華方面的表現，說是「民主自由世界的典範」。</text:span><text:span text:style-name="T3"><text:line-break/></text:span><text:span text:style-name="T1"> </text:span><text:span text:style-name="T3"><text:line-break/></text:span><text:span text:style-name="T1">底下是美國幾位重要人士對中美戰爭的看法：</text:span><text:span text:style-name="T3"><text:line-break/><text:line-break/></text:span><text:a xlink:type="simple" xlink:href="https://bit.ly/33b0o7f"><text:span text:style-name="T1">https://bit.ly/33b0o7f</text:span></text:a><text:span text:style-name="T3"><text:line-break/><text:line-break/></text:span><text:span text:style-name="T1">不論採取何種樂觀觀點，其實都看不出美國之對華戰爭計畫有任何緩解的可能。這不令人意外。讓我比較意外的是這項戰爭計畫的發展速度及蠻橫程度。祖國百年苦難，飽受西方侵略之苦，逐漸復興之際，過不過得了這一關？</text:span><text:span text:style-name="T3"><text:line-break/><text:line-break/></text:span><text:span text:style-name="T1">John Pilger 最近在推特上寫了一段話，他說：「即將到來的美國對華戰爭，很可能會因為一個錯誤或一場意外而引爆。這一切的根源正是美國及其傳聲筒們所蓄意挑釁的後果。」</text:span><text:span text:style-name="T3"><text:line-break/><text:line-break/></text:span><text:span text:style-name="T1">Pilger 說得對，我們應勇於行動並揭露真相，因為，「我們的沉默，將會是我們的災難」(Our silence is our peril.) 我們所要捍衛的，並不僅僅是一個對人類做出巨大貢獻的偉大國度，更是捍衛善良人性，捍衛人類發展史上共存共榮的可能性。</text:span></text:p>
      <text:p text:style-name="P1"><text:span text:style-name="T1">秉叡   |  2020.07.30 03:01   |   </text:span><text:a xlink:type="simple" xlink:href="http://palinfo.habago.org/Entry?Command=Information_PrintForum&amp;iPage=2#FORUM39866"><text:span text:style-name="T2">#</text:span></text:a></text:p>
      <text:p text:style-name="P2"><text:span text:style-name="T1">從知乎轉來的，學校裡歷史教科書可能沒告訴你的，關於中華人民共和國第一任領導人和最初的三十年的歷史評價</text:span><text:span text:style-name="T3"><text:line-break/><text:line-break/></text:span><text:span text:style-name="T1">＝＝＝＝＝＝＝＝＝＝＝＝＝＝＝＝＝＝＝＝＝＝＝＝＝＝＝＝＝＝＝＝＝＝＝＝＝＝＝＝＝＝＝＝＝＝</text:span><text:span text:style-name="T3"><text:line-break/><text:line-break/></text:span><text:span text:style-name="T1">作者：匿名用户</text:span><text:span text:style-name="T3"><text:line-break/></text:span><text:span text:style-name="T1">链接：</text:span><text:a xlink:type="simple" xlink:href="https://www.zhihu.com/question/371931317/answer/1356767446"><text:span text:style-name="T1">https://www.zhihu.com/question/371931317/answer/1356767446</text:span></text:a><text:span text:style-name="T3"><text:line-break/></text:span><text:span text:style-name="T1">来源：知乎</text:span><text:span text:style-name="T3"><text:line-break/></text:span><text:span text:style-name="T1">著作权归作者所有。商业转载请联系作者获得授权，非商业转载请注明出处。</text:span><text:span text:style-name="T3"><text:line-break/><text:line-break/></text:span><text:span text:style-name="T1">看到环球网上2012年的一篇文章，觉得有点意思，虽然某些观点不认同，但总体方向一致，且很直观，转过来。</text:span><text:span text:style-name="T3"><text:line-break/><text:line-break/></text:span><text:span text:style-name="T1">在台湾论坛上的文章——《假如中国没有毛泽东》原题：假如中国没有毛泽东——台湾论坛上关于毛泽东的文章</text:span><text:span text:style-name="T3"><text:line-break/><text:line-break/></text:span><text:span text:style-name="T1">对毛泽东诸多网友有不同看法，有崇拜他的，有憎恨他的。</text:span><text:span text:style-name="T3"><text:line-break/><text:line-break/></text:span><text:span text:style-name="T1">但是我认为，评价一个人有一种比较客观的办法，就是把一个人从历史上抽走，假如他在历史上不存在，看人类社会过去与现在的比较。</text:span><text:span text:style-name="T3"><text:line-break/><text:line-break/></text:span><text:span text:style-name="T1">如果更好一些，那么这个人起的是负面的作用，而如果是更差一些，那么这个人起的是正面的作用。</text:span><text:span text:style-name="T3"><text:line-break/><text:line-break/></text:span><text:span text:style-name="T1">对制度也是一样。比如说，假如历史上希特勒不存在，那么就不会有几百万犹太人被屠</text:span><text:span text:style-name="T6">杀</text:span><text:span text:style-name="T1">，欧洲就不会有二次大战。假如历史上斯大林不存在，那么法西斯德国就完全有可能占领俄罗斯，占领高加索油田获得石油之后，恐怕美国也难对付。假如历史上日本天皇不存在，那么亚洲人民就不会有日本侵略时的苦难。等等。</text:span><text:span text:style-name="T3"><text:line-break/><text:line-break/></text:span><text:span text:style-name="T1">那么，假如历史上毛泽东不存在，历史将怎样演化呢？我认为，首先中国共产党不会有机会执政。</text:span><text:span text:style-name="T3"><text:line-break/></text:span><text:span text:style-name="T1">实际上就是毛泽东在时，共产党的策略只要错一点点，就不会有后来的全国胜利，象王明那样左或者象陈独秀那样右，都不行。</text:span><text:span text:style-name="T3"><text:line-break/><text:line-break/></text:span><text:span text:style-name="T1">因此，假如历史上毛泽东不存在，可以合理地推论，蒋介石统治中国直到七十年代末。实际上，亚洲的许多国家共产党就是因为缺少了一个毛泽东，所以革命才惨遭镇压，如菲律宾共产党，印尼共产党都是这样。这一点就象足球教练的天才对球队所起到的作用一样。</text:span><text:span text:style-name="T3"><text:line-break/></text:span><text:span text:style-name="T1">而蒋介石这套统治结构，亚洲许多国家也都是实行了的。比如说李承晚、朴正熙就是南韩的蒋介石，苏哈托就是印尼的蒋介石，马科斯就是菲律宾的蒋介石，马哈蒂尔就是马来西亚的蒋介石。这些国家的统治方法和手段与蒋介石的方法和手段极为类似，而且都亲美，同美国友好。因此，从这些国家的今天状况来推论，如果历史上没有毛泽东，用这些亚洲国家的现状来推论中国的现状是相当合理的。尤其是印尼和菲律宾的现状可以供我们参考。而朝鲜则不同，因为朝鲜是单一民族国家，而菲律宾和印尼则是多民族国家。</text:span><text:span text:style-name="T3"><text:line-break/><text:line-break/></text:span><text:span text:style-name="T1">下面就来推论历史上没有毛泽东中国发展到现在的情况</text:span><text:span text:style-name="T3"><text:line-break/></text:span><text:span text:style-name="T1">——首先，中国的版图可能不是今天这个样子，外蒙还是会丢掉的，国民党当年已经同意外蒙的丢掉。而新疆和西藏则都会爆发独立，政府军会进剿，但效果就和印尼政府军镇压东帝汶的后果一样，无法彻底平息那里的武装反抗。</text:span><text:span text:style-name="T3"><text:line-break/></text:span><text:span text:style-name="T1">因为国民党军的特点和美国军队及印尼军队很类似，就是只管打仗不管做群众工作，同人民是油水关系，这种情况下根本无可能长期维持一个地方的治安。如北约在科索沃呆了近一年，治安情况还不如南联盟统治时期。</text:span><text:span text:style-name="T3"><text:line-break/><text:line-break/></text:span><text:span text:style-name="T1">因此，搞到后来，也许就会在联合国的安排下进行一些公民自决，然后中国的一些国土又被分离了出去。而西藏将成为印度的势力范围，这样印度军队就会进驻西藏，在青海和四川等处与国民党军对峙，经常发生武装冲突</text:span><text:span text:style-name="T3"><text:line-break/><text:line-break/></text:span><text:span text:style-name="T1">——吸毒将泛滥成灾。因为国民党虽然禁毒，但也和美国禁毒一样，根本就禁不住。而云贵川一带将成为世界最大的毒品生产基地，由此发展起来的反政府武装，政府军屡屡进剿，收效甚微。只要看看菲律宾和马来西亚对反政府武装直到今天也还是束手无策，就知道这一点</text:span><text:span text:style-name="T3"><text:line-break/></text:span><text:span text:style-name="T1">——黑社会和匪患也将到处泛滥。国民党对黑社会从来没有多少好的办法，直到现在台湾也没有彻底剿灭黑社会。如果在中国大陆统治下来，广东和上海的黑社会将发展壮大。而东北、西南和湘西的土匪，政府军的打击也不见效</text:span><text:span text:style-name="T3"><text:line-break/></text:span><text:span text:style-name="T1">——将不会有土地改革。国民党为什么到了台湾会搞土地改革呢？因为这时候国民党已经成了外省人，台湾的土地并不是它的，也和它的官员没有关系，当然就会搞土地改革。而如果国民党在内地一直统治下来，国民党本身主要就由地主豪绅构成，当然不会赞同土地改革。</text:span><text:span text:style-name="T3"><text:line-break/><text:line-break/></text:span><text:span text:style-name="T1">如果要搞，那么政府就必须拿出巨额资金来赎卖，但国民党在台湾那么小的地方可以做到这一点，而在中国那么大的地方，恐怕拿不出这么一笔巨额资金。因此，中国直到现在也会处于百分之九十以上的土地归百分之十以下的地主富农所有的情况</text:span><text:span text:style-name="T3"><text:line-break/></text:span><text:span text:style-name="T1">——中国的工商业发展将长期受到外来资本的打击而萎迷不振。中国的油田大多给美孚石油公司这样的大公司长期拥有和开采。中国将长期不会造飞机汽车轮船。蒋介石是一个不爱造东西的人，这一点同南韩就不同，南韩的朴正熙是爱造东西的，因此南韩造出了万吨轮，造出了很好的汽车。</text:span><text:span text:style-name="T3"><text:line-break/></text:span><text:span text:style-name="T1">而台湾到现在也不会，这一点很象印尼和菲律宾，印尼和菲律宾至今也不会造汽车。也就是说，中国早就进入了全球化，为帝国主义国家造一些边边角角的东西。中国当然也不会造得出卫星火箭洲际导弹。</text:span><text:span text:style-name="T3"><text:line-break/></text:span><text:span text:style-name="T1">就说导弹吧，如果蒋介石有决心制造，他的资金和技术人才并不弱于当年的大陆，是一定能够造出来的，但蒋介石就是不喜欢造东西，一要打仗，首先想到的就是向美国要钱，买军火</text:span><text:span text:style-name="T3"><text:line-break/></text:span><text:span text:style-name="T1">——中国将成为世界最大的色情基地，妓女们泛滥成灾，有几百万之多，现在的家庭如果有女儿的很可能都会趁着年轻去捞一些外快，性病泛滥，中国成为艾滋病人数最多的国家。中国的男人，穷的则三根筋挑着一个头，长期营养不良，富的则因为纵欲过度，奶油小生，说话娘娘腔，总之东亚病夫的形象不会改变</text:span><text:span text:style-name="T3"><text:line-break/><text:line-break/></text:span><text:span text:style-name="T1">——当然长期不会有中国的体育世界冠军</text:span><text:span text:style-name="T3"><text:line-break/></text:span><text:span text:style-name="T1">——台湾人将个个都是穷光蛋。为什么呢？因为台湾今天的富裕完全是毛泽东的功劳，如果没有毛泽东，就没有台湾人民的富裕。美国正是为了要证明"资本主义好"才大量地对台湾人实行各种优惠，比如每人都有去美国的绿卡，加上国民党从大陆带过去的巨额资金。</text:span><text:span text:style-name="T3"><text:line-break/></text:span><text:span text:style-name="T1">而如果蒋介石统治着整个中国，就无理由特别照顾台湾，在镇压了台独的起义之后，更无可能在经济上对台湾倾斜，上海广州和福州等地都会比台湾发达得多。外国资本也更倾向于投向大陆，而台湾人也决无可能那么容易拿到美国的绿卡</text:span><text:span text:style-name="T3"><text:line-break/><text:line-break/></text:span><text:span text:style-name="T1">——美军将在大陆恣意横行，英国军舰和美国军舰都将自由地在长江游弋，美军士兵经常会有强奸或者</text:span><text:span text:style-name="T6">杀</text:span><text:span text:style-name="T1">害中国人而无罪的事情发生。美国会借口向苏联对峙而在中国建立大的军事基地</text:span><text:span text:style-name="T3"><text:line-break/></text:span><text:span text:style-name="T1">——中国人民后来发起象印尼那样的革命推翻国民党政权，与此同时大量的商店被抢被烧，到处发生流血冲突，反政府武装到处起事，各个教派之间的冲突也加剧，最后上台的某一个党的头儿开始努力</text:span><text:span text:style-name="T6">稳</text:span><text:span text:style-name="T1">定局势，但因为政府军不行，因此邀请联合国维和部队进入。许多地区开始要求独立。</text:span><text:span text:style-name="T3"><text:line-break/><text:line-break/></text:span><text:span text:style-name="T1">总之，如果中国没有毛泽东，那么中国现在就是菲律宾或者印尼的样子。</text:span><text:span text:style-name="T3"><text:line-break/></text:span><text:span text:style-name="T1">因此，世界上的事情就是这样，鱼与熊掌不可兼得，你要避免文革和反右，就避免不了艾滋病吸毒泛滥成灾，国家没有强大的国防而四分五裂。你要一个没有吸毒没有嫖娼没有拐卖妇女儿童没有美军在大街上任意强奸妇女没有土匪没有绑票的有着强大国防的社会，那么你就要承受大知识分子们去扫厕所，当官儿的经常受到迫害及有相当长的时间受到美国的军事包围和经济封锁使百姓们也不大富裕这样的代价。究竟喜欢哪样，诸位网友们看着办。</text:span><text:span text:style-name="T3"><text:line-break/><text:line-break/></text:span><text:span text:style-name="T1">发布于 07-23</text:span><text:span text:style-name="T3"><text:line-break/></text:span><text:span text:style-name="T1">＝＝＝＝＝＝＝＝＝＝＝＝＝＝＝＝＝＝＝＝＝＝＝＝＝＝＝＝＝＝＝＝＝＝</text:span><text:span text:style-name="T3"><text:line-break/></text:span><text:span text:style-name="T1">還有這一篇文章，裡面涉及到中共第一任領導人對於中國實現獨立自主工業化和科研的決策</text:span><text:span text:style-name="T3"><text:line-break/><text:line-break/></text:span><text:span text:style-name="T1">作者：Edward Robe</text:span><text:span text:style-name="T3"><text:line-break/></text:span><text:span text:style-name="T1">链接：</text:span><text:a xlink:type="simple" xlink:href="https://www.zhihu.com/question/371931317/answer/1247169980"><text:span text:style-name="T1">https://www.zhihu.com/question/371931317/answer/1247169980</text:span></text:a><text:span text:style-name="T3"><text:line-break/></text:span><text:span text:style-name="T1">来源：知乎</text:span><text:span text:style-name="T3"><text:line-break/></text:span><text:span text:style-name="T1">著作权归作者所有。商业转载请联系作者获得授权，非商业转载请注明出处。</text:span><text:span text:style-name="T3"><text:line-break/></text:span><text:span text:style-name="T1">＝＝＝＝＝＝＝＝＝＝＝＝＝＝＝＝＝＝＝＝＝＝＝＝＝＝＝＝＝＝＝＝＝＝＝＝＝＝</text:span><text:span text:style-name="T3"><text:line-break/><text:line-break/></text:span><text:span text:style-name="T1">會轉這些文章，是因為台灣歷史教科書對於中共第一任領導人和最初的歲月的描述非常的偏頗，以至於到現在大多數的台灣網友都有著如：中共是反人類政黨、新中國的成立對於中國人民是一場大災難、中共第一任領導人是殺人魔王等等這些令人無語的評論。</text:span><text:span text:style-name="T3"><text:line-break/><text:line-break/></text:span><text:span text:style-name="T1">希望這希望這些文章能大家重新來了解對岸的歷史發展</text:span></text:p>
      <text:p text:style-name="P1"><text:span text:style-name="T1">陳真   |  2020.07.28 19:28   |   </text:span><text:a xlink:type="simple" xlink:href="http://palinfo.habago.org/Entry?Command=Information_PrintForum&amp;iPage=2#FORUM39865"><text:span text:style-name="T2">#</text:span></text:a></text:p>
      <text:p text:style-name="P3"><text:span text:style-name="T1">標題：柯賓示警中美戰爭迫在眉睫</text:span><text:span text:style-name="T3"><text:line-break/><text:line-break/></text:span><text:span text:style-name="T1">作者：James Moules</text:span><text:span text:style-name="T3"><text:line-break/><text:line-break/></text:span><text:span text:style-name="T1">出處：</text:span><text:a xlink:type="simple" xlink:href="https://bit.ly/39xlAp7"><text:span text:style-name="T1">https://bit.ly/39xlAp7</text:span></text:a><text:span text:style-name="T3"><text:line-break/><text:line-break/></text:span><text:span text:style-name="T1">日期：2020. 6. 12.</text:span><text:span text:style-name="T3"><text:line-break/><text:line-break/></text:span><text:span text:style-name="T1">翻譯：陳真</text:span><text:span text:style-name="T3"><text:line-break/><text:line-break/></text:span><text:span text:style-name="T1">翻譯日期：2020. 07. 28</text:span><text:span text:style-name="T3"><text:line-break/><text:line-break/><text:line-break/></text:span><text:span text:style-name="T1">近日，在一場由英國「反戰聯盟」(Stop the War Coalition ) 所舉辦、題目為「新冠病毒、戰爭與帝國」之網路研討會中，前英國工黨主席柯賓 (Jeremy Corbyn) 提出警告，中美之間爆發全面戰爭的風險已悄然逼近。</text:span><text:span text:style-name="T3"><text:line-break/><text:line-break/></text:span><text:span text:style-name="T1">柯賓指出世界兩個最大經濟體之間引爆全面大戰的潛在因子。他說：「引爆中美軍事衝突的原因，有可能是南海軍演，有可能是北韓問題，但是，我們更應了解，打從歐巴馬時期便已開始進行之『重返亞太』戰略以及中國軍事能力突飛猛進所帶來的壓力。」「中美兩大強國持續的武裝競賽，不但是危險的，而且是全然的毀滅性。因此，我們不禁要問：美國為何非得要在中國大門口進行大規模軍事部署，把中國團團圍住？這麼做有何目的？為何美國非得如此蠻幹不可？」</text:span><text:span text:style-name="T3"><text:line-break/><text:line-break/></text:span><text:span text:style-name="T1">柯賓憂心指出，中美貿易戰有可能進一步走向軍事衝突。他說：「任何人想了解貿易戰將導致何種結局，不妨研究一下1914年第一次世界大戰帝國瓦解的歷史，同樣是有關於全球商業利益。」</text:span><text:span text:style-name="T3"><text:line-break/><text:line-break/></text:span><text:span text:style-name="T1">川普所發動的對華貿易戰始於2018年，對中國強加關稅，進而導致中美雙方「瀕臨戰爭政策」(brinkmanship) 之急速惡化，而東亞衝突焦點的源頭則來自於歐巴馬時期旨在圍堵中國的「重返亞洲」戰略，隨著兩強之間的海上軍演而加劇。</text:span><text:span text:style-name="T3"><text:line-break/><text:line-break/></text:span><text:span text:style-name="T1">但是，與會的另一名座談人Arundhati Roy(著名印度作家、左派運動者)卻有不同看法，她不認為中美之間會發生全面戰爭，「比較有可能的是某種代理人戰爭，而非兩強直接衝突。就如同我所曾經指出的，印度選擇與美國沆瀣一氣，印度總理莫迪跟川普私交很麻吉。」</text:span><text:span text:style-name="T3"><text:line-break/><text:line-break/></text:span><text:span text:style-name="T1">(陳真按：我一直認為印度是個重大隱憂。關於印度與莫迪這個血腥人渣，請參見本人舊文：https://bit.ly/33eGkkr)</text:span><text:span text:style-name="T3"><text:line-break/><text:line-break/></text:span><text:span text:style-name="T1">Arundhati 說：「中印之間存在著邊界爭議，雙方試著要解決，但它畢竟帶來一種很不穩定的局面。」  </text:span><text:span text:style-name="T3"><text:line-break/><text:line-break/></text:span><text:span text:style-name="T1">該座談會同時也談到新冠肺炎疫情在美國與全世界所呈現的族群不平等現象。柯賓說道：「新冠肺炎疫情暴露出全球公衛與醫療及整個社會體系存在著不平等問題，特別是在美國，黑人族群擁有不成比例的高死亡率；川普政府及一些醫療保險遊說團體卻反而大力攻擊世界衛生組織。所有這些問題，確實非常非常嚴重。」</text:span></text:p>
      <text:p text:style-name="P4">陳真   |  2020.07.28 10:47   |   <text:a xlink:type="simple" xlink:href="http://palinfo.habago.org/Entry?Command=Information_PrintForum&amp;iPage=1#FORUM39864"><text:span text:style-name="T7">#</text:span></text:a></text:p>
      <text:p text:style-name="P5">標題：美加速推動對華戰爭 <text:line-break/><text:line-break/>作者：Peter Symonds <text:line-break/>文章出處：WSWS <text:line-break/>網址：<text:a xlink:type="simple" xlink:href="https://bit.ly/304n5Yu"><text:span text:style-name="T8">https://bit.ly/304n5Yu</text:span></text:a><text:s/><text:line-break/>發表日期: 2020. 07. 08. <text:line-break/><text:line-break/>翻譯：陳真 <text:line-break/>翻譯日期：2020. 07. 28. <text:line-break/><text:line-break/><text:line-break/>譯者前言： <text:line-break/><text:line-break/>當美國在全球各地持續撤軍或裁減軍備，轉而全力集結亞太，你認為美國所為何來？當美國施壓美企與其它盟國企業撤離中國大陸，你認為美國意欲為何？當美國與西方媒體近乎瘋狂地以各種謠言指控，抹黑中國，你認為美國所圖何事？中美戰爭，已不再是一種推測，而是一種進程。旦夕禍福，結局難料。台灣很不幸成為美國的一枚人肉炸彈，何時引爆？善惡當前，如何自處？ <text:line-break/><text:line-break/>外有強敵，內有國賊，風花雪月的日子，恐怕來日不多了。我們這一代人，種種悲歡，轉眼即逝，不足掛懷，但下一代還能有多少個明天？迎接他們的，又會是一個如何的未來？ <text:line-break/><text:line-break/>本文： <text:line-break/><text:line-break/>七月四日，兩支美國航母戰鬥群在南海進行「高端 」演習，戰機不分晝夜起降。這是川普政府急遽推動對華戰爭以來最具威嚇性的行動展示。這項演習，刻意選在同一戰略海域衝著中國而來，極具挑釁意味，戰事一觸即發。 <text:line-break/><text:line-break/>新冠肺炎疫情突顯了諸多社會根本矛盾，戲劇化地打擊了以美國為中心之全球資本主義體系，進一步導致地緣政治風險之急速惡化。川普政府面對國內社會與經濟衝突之際，其荒腔走板的復工政策，更加劇勞工階級的反彈；為化解內部壓力，川普積極尋求外部敵人來轉移焦點。 <text:line-break/><text:line-break/>在民主黨和主流媒體的一致支持下，川普的共和黨政府透過一連串謊言，大肆進行反中宣傳戰，持續煽動戰爭狂熱；在沒有任何證據下，美方高層依舊持續譴責中國應為美國巨大的疫情死亡人數負責。事實上，美國政府本身之輕忽與漠視人命之罪行，才應該對此負起直接責任。 <text:line-break/><text:line-break/>美國之反中行動已然全面展開，包括持續譴責北京違反香港與維吾爾族「人權」，並藉此發動制裁。美方此舉極其偽善，因其自身違反美國憲法，竟部署軍隊與國民兵，暴力鎮壓全國各地抗議警方一貫濫殺百姓之群眾。美國過去在中東之戰爭罪行罄竹難書，如今故技重施，再次操弄所謂「捍衛人權」之伎倆對付中國，對之發動貿易戰及大規模軍事圍堵。 <text:line-break/><text:line-break/>新冠肺炎疫情並非美國策動對華戰爭之原因，而只是此一長期戰爭計畫之催化劑。歐巴馬政權於2011年宣布所謂「重返亞太」戰略以來，攻擊目標就是中國，其中包括一系列極具侵略性之外交手段，打擊中國在印太地區與全球影響力；透過「跨太平洋夥伴協定」(TPP) 孤立中國；美國並在該地區重新布局，擴大軍事部署，極其魯莽地在南海與朝鮮半島等地挑起戰爭熱點。 <text:line-break/><text:line-break/>川普政府無疑加速了反中戰爭的進程，一方面雖然退出「跨太平洋夥伴協定」，一方面卻又發動對華全面貿易戰，對中國的幾乎所有產品課以懲罰性關稅；不但要求更多的商品出口與投資，並企圖迫使中國在高科技產業棄械投降。更值得關注的是，川普的經濟民粹主義 (economic nationalism) 要求各種產業供應鏈，特別是那些具有軍事價值者，必須在美國製造；此舉無疑是在為對華戰爭進行經濟上的準備。 <text:line-break/><text:line-break/>美國以保護所謂智慧財產權為藉口，鎖定中國的電信巨擘華為，施壓盟國 (例如英國) 禁用其產品，並威脅制裁提供華為主要零件之公司。美國針對華為，提出各項缺乏根據的監控與剽竊程式指控。但反觀美國各情治單位，例如國家安全局 (NSA)，大規模監控全球人民的非法行徑，卻早已被吹哨人史諾登所明確揭露。 <text:line-break/><text:line-break/>此外，川普政府並鎖定中國留學生與學者，對之實施嚴厲之入境管制；近日並以新冠肺炎為藉口，威脅強制遣返數千名視訊課程學生。另一方面，白宮並針對駐美之中國媒體擴大嚴格管制，並將四家中媒列為「外國使團」(foreign missions)，強加管控。 <text:line-break/><text:line-break/>美國對華戰爭之部署，進展十分快速。歐巴馬曾預計2020年之前，把美國百分之六十的戰機與戰艦部署於印太地區。2018年，五角大廈公開宣告， 針對中、俄的「強權爭霸戰 」，將取代過往之「反恐戰爭」，成為美國最高戰略目標。美國智囊圈並一致認定，中國因其高度經濟成長，更有可能危及美國帝國主義繼續支配全球的霸權地位，於是成為美國的頭號敵人。 <text:line-break/><text:line-break/>在進行與中國的軍事衝突準備過程中，美國不斷加強與其亞太戰略夥伴的軍事結盟，特別是所謂美日印澳「四方同盟」（QUAD）。 <text:line-break/><text:line-break/>中印之間的領土爭議，近日挑起武力爭端，美國不分青紅皂白力挺印度，完全不顧兩個核武大國之間擦槍走火的戰爭風險。川普的白宮幕僚長馬克·米道斯(Mark Meadows)甚且揚言：「我們絕不會袖手旁觀，絕不會讓中國或其它任何國家在此地成為最強大且具支配性的力量。」美國反中運動之蠻幹本質，由此可見一斑。 <text:line-break/><text:line-break/>美國反華戰爭的一切部署，毫無疑問將迅速導致一場全球浩劫；其中任何一個衝突熱點，不管是在南海或中印邊界，不管是蓄意為之或擦槍走火，都可能給美國提供一個戰爭藉口。 <text:line-break/><text:line-break/>(譯者按：後面幾段略。其大意為：作者呼籲勞工與年輕人尤應重視此一戰爭風險，投入反戰運動，為人性保留一線生機。)</text:p>
      <text:p text:style-name="P4">陳真   |  2020.07.25 12:12   |   <text:a xlink:type="simple" xlink:href="http://palinfo.habago.org/Entry?Command=Information_PrintForum&amp;iPage=1#FORUM39862"><text:span text:style-name="T7">#</text:span></text:a></text:p>
      <text:p text:style-name="P5">有個訪談，不妨看看，直接看文字稿比較快: <text:line-break/><text:line-break/><text:a xlink:type="simple" xlink:href="https://bit.ly/3jGFpPd"><text:span text:style-name="T8">https://bit.ly/3jGFpPd</text:span></text:a><text:s/><text:line-break/><text:line-break/>訪談者對中美鬥爭有幾個看法: <text:line-break/><text:line-break/>一，中國不要聞雞起舞，不要隨著美國的挑釁而跟進，應該專注於自身的發展。 <text:line-break/><text:line-break/>二，中國應捨小就大，儘可能和其他國家廣結善緣，專注於中美之間的根本問題。 <text:line-break/><text:line-break/>三，英國當美國的哈巴狗是有長遠歷史淵源的，過去有幾次不聽美國把拔的話而親近中國，但那只是特例而非常態。英國脫歐之後並非走向世界，而是重新走回美國小跟班的老路，走回狹隘的五眼聯盟白人世界。這樣一種追隨美國對抗中國的常態，對英國的發展極其不利。 <text:line-break/><text:line-break/>以上所述，有沒有道理，各位自行判斷。至於我自己的看法，基本上也差不多，但我有個認知前提是:攻守之中，守勢一方事實上沒有多少自我守成的空間，重點不是你想不想打，重點是對方會步步進逼，總會有那麼一條底線，逼得你終究非打不可。 <text:line-break/><text:line-break/>戰術上的問題很容易調整，但是戰略意義卻很難改變。美國是一部戰爭機器，當它決定啟動一場鬥爭，勢必會進行到底，不可能突然喊停，主要原因之一是它過去從未嚐敗績。你很難期待一個一路獲勝的拳頭霸主不打一架而主動認輸。 <text:line-break/><text:line-break/>我個人很不喜歡以這樣一種好像什麼名嘴或座談會專家的方式裝模作樣地議論這些事實上沒什麼好議論的東西，畢竟它沒有什麼認知上的難度；真正的困難來自我們在這樣一種巨大變局中究竟應如何自處？ <text:line-break/></text:p>
      <text:p text:style-name="P4">陳真   |  2020.07.25 10:01   |   <text:a xlink:type="simple" xlink:href="http://palinfo.habago.org/Entry?Command=Information_PrintForum&amp;iPage=1#FORUM39861"><text:span text:style-name="T7">#</text:span></text:a></text:p>
      <text:p text:style-name="P6">不是漏掉，是我刪掉。沒必要貼一大堆謊言。</text:p>
      <text:p text:style-name="P4">林炤育   |  2020.07.25 09:58   |   <text:a xlink:type="simple" xlink:href="http://palinfo.habago.org/Entry?Command=Information_PrintForum&amp;iPage=1#FORUM39860"><text:span text:style-name="T7">#</text:span></text:a></text:p>
      <text:p text:style-name="P5">轉貼漏了美國國務卿龐貝奧說全文。</text:p>
      <text:p text:style-name="P4">林炤育   |  2020.07.25 09:49   |   <text:a xlink:type="simple" xlink:href="http://palinfo.habago.org/Entry?Command=Information_PrintForum&amp;iPage=1#FORUM39859"><text:span text:style-name="T7">#</text:span></text:a></text:p>
      <text:p text:style-name="P6">我並不以為中國人比較善良，中國不稱霸，是一種國家戰略選擇，中國人不願見到政府走向西方強權興起後霸凌弱國行為，也只是受到傳統文化洗腦的結果。 <text:line-break/><text:line-break/>龐貝奧演講裡將中國打回鐵幕國家，極力醜化共產黨，並以此為訴求想要聯合其他國家，天下圍攻中國。這招是我擔心的，不知中國如何化解。 <text:line-break/><text:line-break/><text:line-break/>共產主義是資本主義的天敵。一直以來受到奉行資本主義的西方世界打壓抵制。 <text:line-break/><text:line-break/>其實共產主義是人類對未來社會的嚮往。 <text:line-break/>共產主義有點像禮運大同篇裡描述的社會 <text:line-break/>大道之行也，天下為公。選賢與能，講信修睦。故人不獨親其親，不獨子其子；使老有所終，壯有所用，幼有所長，矜、寡、孤、獨、廢疾者，皆有所養； <text:line-break/><text:line-break/>資本主義大家都知道，我猜如果有一天大家開始厭惡資本主義，可能就是因為反抗嚴重的貧富不均。 <text:line-break/><text:line-break/>那麼什麼是共產主義、社會主義、中國特色的社會主義。 <text:line-break/><text:line-break/>我找了一下資料 <text:line-break/><text:line-break/>共產主義是指“人類生產力高度發達，在可創造數量相當的物品後實現“按需分配”，大白話：人類已經不缺生活物資了，每個人都能得到相應的生活物資” <text:line-break/><text:line-break/>社會主義是共產主義的初級階段，不能實現按需分配，只能“按勞分配”，做多少活拿多少錢。 <text:line-break/><text:line-break/>中國特色的社會主義是指：結合中國自身條件產生的社會主義。 <text:line-break/>具體而言，經濟方面採用以公有製為主體的經濟模式。 <text:line-break/>國有企業必須承擔極大的社會責任，要把部分國企利潤劃歸社保（養老金）。 <text:line-break/>國企也要無條件的配合民生建設。 <text:line-break/><text:line-break/>中國最大的公司不是什麼阿里 騰訊。最大的公司是國資委 <text:line-break/><text:line-break/>（中國特色社會主義和蘇聯的模式可以對比。 <text:line-break/>蘇聯當時是集體農場，現在中國的是“包產到戶 <text:line-break/>，也就是耕者有其田”不要小看包產到戶這四個字，農民記憶很深刻） <text:line-break/><text:line-break/>其實台灣也是一個社會主義的社會 <text:line-break/><text:line-break/>台灣的健保，土改這些都很有左派社會主義的味道 <text:line-break/><text:line-break/><text:line-break/>身邊的人都不關心天下大勢，只顧自己的小日子。而我的心總是向外張望，也常被自己的義憤制約，愛打抱不平，義憤哪來的，不知是天生的還是被小時讀的章回小說洗腦。 <text:line-break/><text:line-break/>抱歉，不知所云雜七雜八拼湊一堆，請包涵。</text:p>
      <text:p text:style-name="P4">林炤育   |  2020.07.25 07:42   |   <text:a xlink:type="simple" xlink:href="http://palinfo.habago.org/Entry?Command=Information_PrintForum&amp;iPage=1#FORUM39857"><text:span text:style-name="T7">#</text:span></text:a></text:p>
      <text:p text:style-name="P5">王孟源先生在【21世紀之民粹】一文提到，人類進入21世紀之後，民粹主義之興起成爲世界許多國家的新趨勢。而這個現象背後的主要動力，正是我一再提起過的21世紀國際社會所面臨的三大問題：貧富不均、氣候變化、和霸權交替。 <text:line-break/><text:line-break/><text:a xlink:type="simple" xlink:href="http://blog.udn.com/MengyuanWang/127091235"><text:span text:style-name="T8">http://blog.udn.com/MengyuanWang/127091235</text:span></text:a><text:s/><text:line-break/><text:line-break/>我看過他先生博客上所有的文章，王先生的預見、判斷，幾乎事後都得到驗證。 <text:line-break/><text:line-break/>但我對霸權兩字稍有意見，因為歷史上哪個國家加強大後，不是販賣奴隸、輸出鴉片、殖民，就是發動戰爭? <text:line-break/>這也是西方世界懼怕中國崛起的原因。 <text:line-break/><text:line-break/>但他們不了解中華文化，禮義廉恥、己所不欲勿施於人等傳統思維，已深入中國人的心中。中國人是沒法接受這樣的行為 <text:line-break/><text:line-break/>習近平在2009年一場演講中指出，中國能夠基本解決十幾億人口的吃飯問題，已經是對全人類最大的貢獻。中國一不輸出革命，二不輸出飢餓和貧困，三不去折騰別人，大家還有什麼好說的。 <text:line-break/><text:line-break/>中國顯然無意當霸主，中國政府，最想做的是讓14億人都能過上幸福美好的生活。 <text:line-break/><text:line-break/>(中国外交部发言人耿爽24日在北京的例行记者会上说，在960多万平方公里的土地上，没有贫困、没有饥饿、没有流离失所，让14亿人都过上幸福美好的生活，这是中国对全球落实2030年议程的最大贡献。) <text:line-break/><text:line-break/>現在正是霸權交替，波瀾壯闊的非常時刻。 <text:line-break/><text:line-break/>美國國務卿龐貝奧最近在德州農工大學進行的一場演說，扯下面具，為霸權交替宣布正式開打。比賽規則無底線。 <text:line-break/><text:line-break/>聽聽他怎麼說之前，先回顧他的另一篇著名的演講片段 <text:line-break/><text:line-break/>蓬佩奧話鋒一轉，接著表示：「關於你的提問，當我還是一名軍校學員的時候，西點軍校的學員格言是什麼來着？『絕不撒謊、欺騙、偷竊』，但在擔任CIA的局長時，我們撒謊、我們欺騙、我們偷竊，我們還有一門課程專門來教這些。這些提醒我們美國是如何造就今日榮耀。」 <text:line-break/><text:line-break/>I Was The CIA Director - We Lied, We Cheated, We Stole <text:line-break/><text:line-break/>-------------------- <text:line-break/>美國國務卿龐貝奧 <text:line-break/><text:line-break/>2020.07.23 <text:line-break/><text:line-break/>講題：「共黨中國與自由世界的未來（Communist China and the Free World's Future）」 <text:line-break/><text:line-break/>美國國務卿龐貝奧歐美西時間23日指出，美國半世紀來的交往政策期待落空，各國應改變對中國的觀點並採取行動，直接訴諸中國人民，促成轉變。他並說，自由世界曾戰勝暴政，這歷史可以重演。 <text:line-break/><text:line-break/>這場演說23日下午在前總統尼克森的紀念圖書館舉行。在場人士包括加州州長紐森（Gavin Newsom）、尼克森的後人以及魏京生、王丹等中國民運人士。</text:p>
      <text:p text:style-name="P4">陳真   |  2020.07.24 12:27   |   <text:a xlink:type="simple" xlink:href="http://palinfo.habago.org/Entry?Command=Information_PrintForum&amp;iPage=1#FORUM39856"><text:span text:style-name="T7">#</text:span></text:a></text:p>
      <text:p text:style-name="P6">最好的時光 <text:line-break/><text:line-break/>陳真 <text:line-break/><text:line-break/>2020.07.24. <text:line-break/><text:line-break/>俊和，汝言差矣。就我多年來所熟知，中山大學社科所的許多綠油油教授的智商與學問應該比學校附近那些彌猴要高出許多，特別是 “智商”，簡直破表，他們永遠都知道在什麼樣的政局之下應該怎麼活才能名利最大化；既有好康滾滾而來，前途燦爛，而且又有各種美名，說不定還會說自己是個理想主義者呢！ <text:line-break/><text:line-break/>台大有個叫什麼雲的，便是如此，現在當立委，這些人遲早都會當個大官小官，“智商”怎麼會低呢？至少比彌猴精明吧！我也常去中山大學西子灣那邊爬山看海，我知道那裡的猴子很奸詐狡猾，常常會想搶我的背包。但是，親綠學者比彌猴精明太多了，學問肯定也是贏過猴子。 <text:line-break/><text:line-break/>最近媒體全是國民黨高雄市長候選人李眉蓁的論文抄襲新聞，比她更惡劣一萬倍的假學歷詐欺犯蔡英文，卻反過頭來訓斥李眉蓁要勇於面對外界質疑。它媽的竟然有這麼無恥的人。台灣的學界與媒體，就跟過去舊黨國時代一樣，永遠就是為當權的政治勢力服務，毫無廉恥。 <text:line-break/><text:line-break/>最近還看到一則新聞，一個人渣黨的官叫做什麼鳳的，去大學演講，與會的學生反應熱烈，紛紛發問。你知道學生們問些什麼嗎？問說「我們要怎麼做，才能讓國民黨倒？」 <text:line-break/><text:line-break/>我常覺得，你根本不應該企圖去跟年輕一代特別是學生們說理，因為他們的腦子是泡過水的，他們如果有能力說理，就不叫做腦殘了。半個多世紀來，始終如此，不曾有一絲改變，甚至洗腦洗得比過去還徹底，還更加不堪聞問。黨外時代，他們向舊黨國發問的問題是：「請問我們要怎麼做，才能遏阻黨外人士等陰謀野心份子破壞民主？」 <text:line-break/><text:line-break/>惟二能修復他們腦子的方法，一是時間，二是搶下麥克風。等他們到了四、五十歲，有了一點生活歷練，也許才會長出一點腦子，要不就是只能期待祖國來解放台灣喪心病狂的媒體與中小學教科書及大學。 <text:line-break/><text:line-break/>念大一時，印象中，高醫強迫大家每周一 (或每個月一次我忘了)，一大早就要來學校聽演講，講者自然就是那些藍通通的所謂學者。我幾乎從不參加，因此一直被記過、扣操行成績。但我記得參加過一兩次，有位其它學校的教授來演講什麼民主自由之類，講到黨外人士，充滿鄙夷、嘲諷與羞辱，引得哄堂大笑，在場數百名學生，掌聲不斷。 <text:line-break/><text:line-break/>有些班上同學，紛紛就轉過頭來看我有什麼表情。那一天，我舉手站起來質疑這位教授的說法。我忘了當時我說了些什麼，只記得那位教授面對我的反駁，頓時支吾其詞，在場同學們則紛紛鼓譟，要我閉嘴。 <text:line-break/><text:line-break/>事後，那位教授跑來我座位旁找我，不但握手，而且還遞名片(那張名片我至今還留著)，想要緩和我對他的不爽。旁邊好多同學圍觀鼓譟，說我濫用了言論自由，破壞了民主法治。 <text:line-break/><text:line-break/>學姐在大學教書，她常說，在班上如果有人提到韓國瑜，全班同學就會發出鄙夷不屑的哄堂笑聲，彷彿講到一個小丑似的；學生們並且認為這樣一個小丑的存在，恰恰是民主社會的弊病所致，因為台灣太民主太自由了，以致於讓韓國瑜這樣一個小丑有了生存空間，因此我們應該要好好來思考一下如何防堵這樣一種民主的流弊。 <text:line-break/><text:line-break/>這樣一種荒謬場景，恰恰就是我三、四十年前所親身經歷的，一直到我當了醫生，這樣一種羞辱依然存在。 <text:line-break/><text:line-break/>1989年九月，高醫精神科公開招收住院醫師，錄取名額只有一位，競爭者很多，但我就是那個惟一錄取者，而且據說是所有主治醫師毫無異議全票通過。可是，沒幾天，情治單位就跟高醫施壓，說我是黨外人士，是社會敗類，不可錄取。 <text:line-break/><text:line-break/>就這樣施壓了幾個月，有一天，我在彰化基督教醫院的小兒科加護病房實習，接到高醫精神科主任文榮光醫師的來電說，他實在承受不了政治壓力。我當下就說，沒關係，那我就自己辭職吧，我不要讓老師或同事們有壓力。 <text:line-break/><text:line-break/>文醫師似乎很意外我會願意自己走人，於是在電話中說，他覺得我是一個可以當朋友的人。 <text:line-break/><text:line-break/>記得那一天，當文醫師打電話來時，我正在給一個全身插滿管子、躺在保溫箱裏頭的新生兒抽血。掛掉電話後，我又回去照顧這個嬰兒，看她小小的胸口一喘一喘的，起伏得很厲害，好像拼命要吸上一口空氣求生似的，我當下心裏很感動。如果痛苦可以轉移，如果生命可以替換，我希望這個小生命的種種痛苦可以轉移到我身上。 <text:line-break/><text:line-break/>辭掉高醫後，我又得開始到其它醫院找工作。我每次都成功錄取，但也每次都不斷歷史重演，總是錄取不久之後就又被迫辭職，醫院一間換過一間。 <text:line-break/><text:line-break/>同年 (1989年) 六月，我被以叛亂罪移送法辦。依照法律規定，叛亂犯不得擔任醫師，於是我的求職之路更為艱難。 <text:line-break/><text:line-break/>我還曾經錄取草屯療養院的職缺，錢多事少離家近免經驗可，是個公職醫師。院方當時都已經給我宿舍，但我卻一直不能上班，因為情治單位不同意。有一陣子，每天到院長室接受偵問，要我在一張張的白紙上寫下過去的一切政治經歷，就像在寫書一樣，我的經歷可說是「罄竹難書」。 <text:line-break/><text:line-break/>草療院長說，他才不怕什麼情治單位的壓力，要我放心，一定可以順利上班。結果，我足足當了好幾個月的幽靈醫師，佔了職缺，卻始終不能上班，因為我是叛亂犯。 <text:line-break/><text:line-break/>幾個月後，想不到是王永慶出面相挺，林口長庚醫院要我在一張院方準備好的切結書上簽名。切結書上僅僅寫著一行字：「本人日後若因叛亂案被捕，一概與長庚醫院無關。」我簽了名，歷經漫長的折磨，好不容易才展開我的醫師生涯，但我後來卻是全班第一個取得專科醫師資格、第一個當上區域教學醫院主任的人。 <text:line-break/><text:line-break/>我常記得在草屯療養院擔任幽靈醫師的那幾個月。我特別記得其中有一兩位醫師，每次見了面就對我百般嘲諷，對我之黨外身份非常不屑。很難想像，我到底是做了什麼可恥或傷天害理之事，因而應該被人輕視與不屑到這種地步。 <text:line-break/><text:line-break/>那種不屑到極點的嘴臉，從不陌生；大學如此，畢業後也一樣；過去如此，現在也好不了多少。然而，這些當年與黨國站在同一陣線的囂張跋扈者，現在卻毫無例外，全部變得綠油油。 <text:line-break/><text:line-break/>搬來高雄三、四年，常路經高醫，常跟學姊提起，在解嚴前後的年代，我如何把當時被高醫視為社會敗類的陳永興學長迎接回高醫演講，校園內外掛滿黃絲帶。而我至今，卻依舊像個可笑的異類一般，甚至成為某些綠油油的高醫學弟妹抹黑羞辱的對象。 <text:line-break/><text:line-break/>我並不期待在我有生之年能夠獲得平反，事實上我也不覺得這樣一些個人榮辱有何公眾意義可言，它不過就只是一種生命常態，它只能以一種十分個人的經驗方式來理解，就像一種故事那樣；與之相連結者，卻與所謂政治無關，比方說我總想起那位在保溫箱裏頭奮力求生的新生兒，比方說彰化基督教醫院那段朝不保夕的日子，隨時都可能坐牢，每天獨來獨往，一整年沒有一個人可以講話。 <text:line-break/><text:line-break/>我最懷念的，卻是草屯那段風花雪月前景茫茫的幽靈醫師歲月，每天和學姊騎機車看牛看雲看花看草看稻田抓蟲捉蚊子，整天無所事事。事實上，那也是我一生中最美好的一段時光。</text:p>
      <text:p text:style-name="P4">陳俊和   |  2020.07.24 10:59   |   <text:a xlink:type="simple" xlink:href="http://palinfo.habago.org/Entry?Command=Information_PrintForum&amp;iPage=1#FORUM39855"><text:span text:style-name="T7">#</text:span></text:a></text:p>
      <text:p text:style-name="P5">稍添加陳醫師之2020.07.22 19:49 一文，個人一點弱弱但確實的番外篇資訊，其實；高雄這名為「中山」的這所大學早已名存實亡，社科院尤為綠色核心，上至鄭英耀這校長；下至工友，搭配幾十年綠色洗腦下的殘腦世代紛沓而至，不比比鄰而居的獼猴高等到哪，早已形成『山中大寨』！哪裡大了？綠孩子都學了啥了在那？真的，個人不敢諱言，但以每日因運動而接觸的現任所謂「中山大學教授」們，呵呵...其言行....視野.....嘖嘖....細思極恐...</text:p>
      <text:p text:style-name="P4">陳真   |  2020.07.22 20:56   |   <text:a xlink:type="simple" xlink:href="http://palinfo.habago.org/Entry?Command=Information_PrintForum&amp;iPage=1#FORUM39854"><text:span text:style-name="T7">#</text:span></text:a></text:p>
      <text:p text:style-name="P6">最近幾年，三天兩頭都會有相關的事件或評論與報導，並且越來越多。台灣人醒一醒，大禍臨頭，別再自欺欺人。 <text:line-break/><text:line-break/>陳真 <text:line-break/><text:line-break/>2020. 07. 21. <text:line-break/>================== <text:line-break/><text:line-break/>【中美角力】傅高義：中美倘因台灣爆衝突 恐變世界大戰 <text:line-break/><text:line-break/>香港經濟日報 <text:line-break/>2020/07/21 <text:line-break/>    <text:line-break/>中美角力白熱化，中美關係被指陷入冰點。大師級中美關係研究學者、哈佛大學榮休教授傅高義接受人民日報社旗下《環球時報》訪問時表示，中美接觸儘管未完全失敗，但很不幸，兩國有發生軍事衝突可能。 <text:line-break/><text:line-break/>他警告，中美一旦因台灣問題生衝突，衝突或會升級爲一場「對全人類造成災難性打擊的大戰」。 <text:line-break/><text:line-break/>傅高義（Ezra F. Vogel）是西方著名中國問題專家，哈佛大學亨利·福特二世社會科學榮休教授，曾任費正清東亞研究中心主任，他曾版《鄧小平時代》一書。傅高義也曾在克林頓政府擔任國家情報官，負責東亞事務。 <text:line-break/><text:line-break/>「美國對中國接觸仍未失敗」 <text:line-break/><text:line-break/>傅高義在《環球時報》的視像訪問中表示，「美國對中國接觸仍未失敗」這一事實，目前仍沒有改變。 <text:line-break/><text:line-break/>我們可以預期特朗普和拜登都會表現出對中國的批判態度。但我相信，在大選之後，無論下一任總統是誰，我們都明白，即便是在謀求自己的國家利益之時，我們也必須找到和中國建立更好關係的新路徑。我認爲大選之後美國政府在對華態度上會有變化。 <text:line-break/><text:line-break/>但傅高義承認，中美兩國現時有軍事衝突的風險： <text:line-break/><text:line-break/>很不幸，兩國有發生武裝衝突的可能性。盡管沒人希望這樣的局面發生，而且這將導致所有人的失敗。如果我們回顧第一次世界大戰發生的歷史就可以看到這樣的可能性：一戰始於一件小事，並很快波及多個大國，盡管它們並未計劃參戰。 <text:line-break/><text:line-break/>他形容，南海如今或許只發生一場很小的中美摩擦，就可能會很快升級。「如果不能對此有所控制，就很可能帶來災難性後果，每個國家都會成爲輸家。這將非常可怕」。 <text:line-break/><text:line-break/>台灣問題方面，傅高義也承認，兩岸問題有可能引爆中美衝突： <text:line-break/><text:line-break/>我相信台灣地區領導人已意識到，過分尋求獨立是挑釁大陸出兵，他們會試圖避免這樣的危險。但如果北京領導人擔心台灣會跨過『台獨』紅線，或者他們認爲，美國不會因爲大陸出兵而參戰保護台灣，那麽就存在美中間爆發戰爭的真正危機。 <text:line-break/><text:line-break/>他更明確警告，「台灣問題引發的衝突可能會升級爲一場對全人類造成災難性打擊的大戰。爲避免這樣的重大危險，我們必須加強美中領導人間的理解」。 <text:line-break/><text:line-break/><text:line-break/>======================= <text:line-break/>【中美角力】美國包圍圈已成  中國若能突圍一騎絕塵 <text:line-break/><text:line-break/>香港經濟日報  <text:line-break/><text:line-break/>2020/07/19 <text:line-break/><text:line-break/>這兩周中美對峙風高浪急，美國以新疆人權、港區國安法為由制裁中國，美國國務卿蓬佩聲明中國南海主權「非法」等等，美國在試圖建立一個沒有中國的世界體系，新冷戰已全面開打。 <text:line-break/><text:line-break/>一個極具象徵意義事件是，英國全面排除華為，並派遣航母到亞太區，與美、日軍隊一同演習，全面呼應美國；五眼聯盟也就「港區國安法」行動一致，顯見美國對中國的包圍圈已基本完成，用內地專家的說法，美國要對中國進行「規鎖」（confinement）。 <text:line-break/><text:line-break/>內地專家指，未來10年是中美競賽最後一個彎道，如果中國順利過彎，中國將一騎絕塵。然而，反過來說，如果美國禁制中國成功，中國40年改革開放成果將一無所有。 <text:line-break/><text:line-break/>值得注意的是，1989年中國也因天安門事件面對全球制裁，但當時美國總統老布殊並不想與中國斷絕關係，只是恪於輿情不能不作出反應。如今，美國對華政策已全面逆轉，美國就是要與中國脫鉤，並召喚盟友全面遏制中國，形勢比1989年險惡得多。 <text:line-break/><text:line-break/>過去美國盟友對全面封鎖中國還有所保留，目前這個對中國的包圍圈已逐步形成，港區國安法成為最後的催化劑。分析指，雖然北京習慣了小規模外交衝突，但情況變了——一些國家過去只輕聲譴責中國，現在聲音變強，行動更大膽。他們很明顯正在協調一致回擊中國，同時等待同盟國家群體不斷壯大。 <text:line-break/><text:line-break/>強烈譴責、反對中國執行港區國安法，是美國盟友們行動一致性最明顯的一次。盡管美國和盟友們很可能多年來一直在共同研究對華策略，但如此高調、齊心行動非常罕見。 <text:line-break/><text:line-break/>比如情報共享五眼聯盟（Five Eyes），其中四國美國、英國、澳洲和加拿大迅速發表聯合聲明，譴責中國通過港區國安法，共同捍衛香港這座「自由堡壘」，罕見以公開姿態聯合造勢。 <text:line-break/><text:line-break/>此外，美國在南海問題上挑戰中國，明顯是拉攏相關的東南亞國家站隊，一同對付中國。日本與韓國雖然與美國有拗撬，但如果美國稍稍施壓，日韓必毫無異議加入美國陣營。加上印度也因邊界問題與中國衝突，國內反華情緒高漲，也會一定程度響應美國。至此，美國對中國的包圍圈基本上已成形。 <text:line-break/><text:line-break/>內地著名經濟學家管清友指出，世界面臨百年未有之大變局，在這樣一個重要的歷史關口，中美關係變化是逃不掉的宿命，拉長周期來看，是必然的。主要原因是中國離美國越來越近，現在中國佔美國GDP的比重已經遠遠超過了現在的日本和當年的日本，中國對美國的地位威脅更大。</text:p>
      <text:p text:style-name="P4">陳真   |  2020.07.22 19:49   |   <text:a xlink:type="simple" xlink:href="http://palinfo.habago.org/Entry?Command=Information_PrintForum&amp;iPage=1#FORUM39853"><text:span text:style-name="T7">#</text:span></text:a></text:p>
      <text:p text:style-name="P5">卡韓政變 (254)：它媽的你說這叫做民主自由？ <text:line-break/><text:line-break/>陳真 <text:line-break/><text:line-break/>2020. 07. 21. <text:line-break/><text:line-break/><text:line-break/>這個李眉蓁很無恥，論文從頭到尾全部抄襲。坦承認錯就好，偏要瞎掰扯上許崑源，一副被迫害的模樣。這種 "人才"，不加入民進黨不會太可惜嗎？ <text:line-break/><text:line-break/>中山大學更無恥，從頭抄到尾抄襲叫做 "疏漏"？這應該追回學位才對，並追究其指導教授的責任。 <text:line-break/><text:line-break/>最無恥的是蔡英文，弄個假學歷，居然欺騙社會三十幾年，而且死不認錯，一騙再騙，甚至還反過頭來控告那些揭發真相的人，並且居然把自己的升等論文資料全列為絕對機密，2049年12月31日才能解禁，真是非常荒唐無恥。 <text:line-break/><text:line-break/>台灣的所謂民主自由，始終就是一場可笑齷齪的騙局與鬧劇，誰掌握大權，誰就為非作歹。你看，一個勤政親民內涵豐富清清白白乾乾淨淨不忘蒼生之苦的韓國瑜，卻被媒體無中生有全面造謠抹黑一兩年，醜化得臭不可聞，而主導抹黑之藍綠歹徒及郭台銘之流，卻是真正臭不可聞的政治人渣與奸商。你說他媽的這叫做民主自由？ <text:line-break/><text:line-break/>你看，一個所謂 "總統"，一個不學無術的舊國民黨黨國餘孽，居然學歷造假行騙數十年，媒體有報導嗎？不但不報，反而一整年每天抹黑韓國瑜碩士學歷好可笑哦，英文講不好哦，是個草包哦。你說他媽的這叫做民主自由？ <text:line-break/><text:line-break/>你知道為什麼連藍營也裝做不知道蔡英文學歷造假嗎？因為當年就是國民黨高層幫她 "塞進" 國民黨黨校政治大學任教，幫她穿針引線的就是當年同樣不學無術論文抄襲的學界第一大紅人馮滬祥，東海哲學系系主任，國民黨當年權傾一時的學閥，蔣經國的祕書。它媽的那個如果也叫學者，只要識字的都可以算是學者了。 <text:line-break/><text:line-break/>當年學界很流行 "三民主義研究"，到處都是所謂研究三民主義的系所與學者，非常火紅，權力一把抓，整個學界一片藍通通，就跟現在學界一片綠油油一樣，連什麼研究大腸花都能講得好像是一門學問似的，極端抬舉所謂本土研究，為政治服務，另外還有一大堆什麼新南向研究，它媽的連精神醫學也充滿這樣一股歪風，每天新南向新南向，所謂 "專科醫師繼續教育學分試題" 居然每次都考一些什麼柬埔寨或印尼從哪一年開始有精神科之類的鳥學問。 <text:line-break/><text:line-break/>回到這位馮滬祥，不學無術，人品不端，前幾年居然性侵家中菲傭，事後還反咬對方一口。後來，證據確鑿被抓去關，關沒兩天竟然就保外就醫，放出來了。想要知道蔡英文假學歷的事，去問馮滬祥最清楚。這位當年的黨國學界紅人，後來離開國民黨，2000年代表新黨，和李敖搭檔競選總統。 <text:line-break/><text:line-break/>所謂政黨輪替已經好幾次了，各種政治真相卻依舊混沌不明，過去各種為非作歹的事件照樣諱莫如深，列為機密，要不就是被湮滅。為什麼呢？因為這些黑資料從來都不是國民黨的專利，而是藍綠一家親，一夥人共同幹的；當年很多所謂黨外人士或什麼民主先驅什麼開明學者，根本就是國民黨人或國民黨特務，就連民進黨的創黨黨主席江鵬堅都是國民黨特務，由此可見政治之陰暗複雜。光是現在這個人渣黨之檯面人物，十個有九個是黨國餘孽，哪有可能揭露各種敗行劣跡的黑資料？ <text:line-break/><text:line-break/>台灣政治，半個多世紀來，一直就是被一群人渣與奸商輪流把持，直到來了一位非建制派的韓國瑜，方才有了一點希望，產生壓倒性的民意旋風。但是，不過短短一年，居然就被美國CIA的藍綠走狗們給幹掉了，白白布硬是染到黑，他媽的你說這叫做民主自由？ <text:line-break/><text:line-break/>相較於國際大局，島內事務猶如茶壺裏的風暴那般瑣碎而微不足道。但是，如果它僅僅只是一個茶壺，那倒無所謂。可惜它不是，台灣是顆人肉炸彈，只等美國幾時引爆。 <text:line-break/><text:line-break/>一般來講，我看事情並不會比旁人悲觀。事實在在顯示，美國會一直加速玩下去，會把人肉炸彈的殺傷力極大化，最後必然轟然一響。長年以來，我一直在這一點上進行觀察，至今看不出第二種可能；中美之間勢必得攤牌，直到分出勝負，敗者一方才有可能從此甘心當老二。在這過程中，台灣輕則逐漸衰敗殘破，被一群藍綠寄生蟲持續吃空掏空，重則屍橫遍野，血流成河。 <text:line-break/><text:line-break/>======================== <text:line-break/><text:line-break/>被爆論文抄襲李眉蓁：終於知道許崑源為什麼要跳樓 <text:line-break/><text:line-break/>中廣新聞網 <text:line-break/>2020/07/22 <text:line-break/><text:line-break/><text:line-break/>高雄市長補選國民黨候選人李眉蓁爆出論文抄襲風波，今(22)日更被加碼爆出，近9成6的頁數都來自抄襲。李眉蓁中午雖然開記者會回應，但不接受提問，歷時不到1分鐘，說完就快閃。 <text:line-break/><text:line-break/>李眉蓁在聲明中沒有否認抄襲，只強調應該比照蔡英文總統的論文，一視同仁接受檢視，還說終於知道故高雄市議長許崑源為什麼要跳樓了。 <text:line-break/><text:line-break/>======================= <text:line-break/><text:line-break/>為抄襲風波道歉了！李眉蓁：不要再追殺我的論文 <text:line-break/><text:line-break/>今日新聞NOWnews <text:line-break/><text:line-break/>記者鄭婷襄/高雄報導 <text:line-break/><text:line-break/>2020年7月22日  <text:line-break/><text:line-break/>國民黨高雄市長候選人李眉蓁今（22）日再傳出論文抄襲風波。李眉蓁表示，她是一個新人，現在面對這麼大場的選舉，有時候回答上沒有很完善非常抱歉，希望大家回歸到她在對市政、對現在選市長的關注，不要再對她的論文追殺。 <text:line-break/><text:line-break/>李眉蓁認為，這一場很明顯的就是選舉操作，那希望之後選完大家來檢視，希望是不分藍、綠所有的政治人物，大家一視同仁的檢視，可是不要是因為選舉的操作，這很明顯就是一個選舉的操作；而針對中山大學回應新聞稿指出，指導教授沒能察覺這篇論文的「疏漏」，未來會加強規範，李眉蓁則表示：「尊重學校的審查結果」。</text:p>
      <text:p text:style-name="P4">杜振揚   |  2020.07.21 21:58   |   <text:a xlink:type="simple" xlink:href="http://palinfo.habago.org/Entry?Command=Information_PrintForum&amp;iPage=1#FORUM39852"><text:span text:style-name="T7">#</text:span></text:a></text:p>
      <text:p text:style-name="P6"><text:a xlink:type="simple" xlink:href="https://bit.ly/32IU0DF"><text:span text:style-name="T8">https://bit.ly/32IU0DF</text:span></text:a><text:s/><text:line-break/><text:line-break/>前景娛樂將在8/7重映地下社會 UNDERGROUND</text:p>
      <text:p text:style-name="P4">鄭豐遠   |  2020.07.21 08:37   |   <text:a xlink:type="simple" xlink:href="http://palinfo.habago.org/Entry?Command=Information_PrintForum&amp;iPage=1#FORUM39851"><text:span text:style-name="T7">#</text:span></text:a></text:p>
      <text:p text:style-name="P5">下面兩個影片，台灣同胞們不妨花些時間好好看看，最好不要只看一遍，仔細用你的大腦思考一下裡頭說的究竟有沒有道理。這三四年，慢慢有大量的中國學者和專家 (以及一些名嘴) 在各種場合包括網路，發表各式各樣的高見。幾年關注下來，我逐漸發現各人在思維能力的微妙處還是有著明顯差別的。許多人的為人或想法都值得尊敬，但一個人的言行是否有值得欣賞之處，終究還是得看內在的一種氣質，而不僅僅是立場或所提出的具體的知識思想內涵。 <text:line-break/><text:line-break/>我最喜歡看的所謂學者專家之一就是這位金燦榮教授 (人稱金政委)，並不是因為他是學者專家 (我以前以為他是專門上電視的名嘴)，而是因為聽他講話很享受，有種聽故事百聽不厭的感覺。我相信，論國家智庫人才，一定有比金燦榮教授更加高明之士，但要說能把一堂課，一個故事說好或說得引人入勝，屢屢讓人想再聽幾回，那金教授恐怕不是第一就是第二了。當然，這只是個人感覺和評價，而這些是很主觀的。 <text:line-break/><text:line-break/>我發現，過去一年多來，金燦榮講話的神態慢慢變了。人當然沒變，想法內涵的性質也沒變，但畫面從一種嘻笑怒罵、充滿娛樂效果的風格，逐漸變得嚴肅認真起來。對此我往往感到不安，因為我知道一旦聰慧者開始擔憂，那麼事態恐怕就嚴重了，千百年來無一例外。 <text:line-break/><text:line-break/><text:line-break/><text:a xlink:type="simple" xlink:href="https://youtu.be/NxnvLk3OQ-M"><text:span text:style-name="T8">https://youtu.be/NxnvLk3OQ-M</text:span></text:a><text:s/><text:line-break/>台灣什麼時候能意識到，它只是美國制約中國的一顆棋子？｜金燦榮 <text:line-break/><text:line-break/><text:a xlink:type="simple" xlink:href="https://youtu.be/oUblJW4J4bE"><text:span text:style-name="T8">https://youtu.be/oUblJW4J4bE</text:span></text:a><text:s/><text:line-break/>金灿荣：中国发展太快日本心理失衡！竟然打起了台湾牌 <text:line-break/><text:line-break/></text:p>
      <text:p text:style-name="P4">陳真   |  2020.07.20 20:45   |   <text:a xlink:type="simple" xlink:href="http://palinfo.habago.org/Entry?Command=Information_PrintForum&amp;iPage=1#FORUM39850"><text:span text:style-name="T7">#</text:span></text:a></text:p>
      <text:p text:style-name="P5">你們講的是法律，但是，重要的卻是道德而非法律。道德與法律基本上是兩回事。 <text:line-break/><text:line-break/>你們應該都還沒出社會，涉世未深，太單純了。人渣黨撈錢哪需要違法？那些所謂合法或表面合法的撈錢奪權方式才是重點。 <text:line-break/><text:line-break/>這個黨，幾乎全是賊，沒有一秒鐘不是在想方設法撈錢奪權卡位搶資源。這就是這個黨的基本日常作業。你只能選擇接受這樣一種貪瀆常態，要不就是退黨，你不可能一方面是個黨員，一方面卻又能去改變這樣一種深入骨髓的貪污文化，那是完全不可能的事；那就好像一個人加入黑幫，卻又說他無法接受黑幫文化一樣可笑。 <text:line-break/><text:line-break/>你只能選擇同流合污，要不就是退出。更好的作法當然就是致力於鏟除這樣一個危害社會的毒瘤惡黨。 <text:line-break/><text:line-break/>我們之所以會對某種人事物產生義憤，絕非出於法律，而是出於道德感。我對台灣人普遍缺乏敬意，為什麼呢？因為任何一個毒瘤惡黨都不可能單獨壯大，它勢必得獲得大多數人或甚至絕大多數人各種不同形式的支持或默許，甚至眾人爭相攀附，以之為榮。 <text:line-break/><text:line-break/>紀伯倫 (Kahlil Gibran) 說："就像一片孤葉，不會未經整棵大樹的默許就枯黃；為惡者胡作非為的背後，並非沒有眾人潛藏的允諾。"   <text:line-break/><text:line-break/>也就是說，與其譴責人渣黨之貪婪無度，倒不如質問台灣人為什麼會去支持這樣一顆毒瘤？至於那些自認為不支持人渣黨的人，事實上也沒多高明，他們究竟做了些什麼來打擊或消滅這個黨？幾乎是零不是嗎？大家只會像個小綿羊一樣，幾年投一次票，或是只會匿名在網路上酸言酸語，這有什麼意義嗎？整個台灣島有幾個光明正大的異議份子？少之又少，幾乎全是順民，窩囊得很。 <text:line-break/><text:line-break/>波蘭詩人 Stanisław Jerzy Lec 說 "No Snowflake in an avalanche ever feels responsible."（雪崩時，沒有一片雪花覺得自己有責任。）  <text:line-break/><text:line-break/>我不是說我沒有責任，但我至少付出無數痛苦代價。 <text:line-break/><text:line-break/>各位厭惡陳菊也好，痛恨民進黨也罷，這樣很好，但是，光是厭惡或痛恨是沒有多大意義的，你應該像個 "人" 一樣光明正大地站出來，讓大家知道你是誰，讓敵人隨時能夠傷害你，以己身當箭靶，不計毀譽，不計安危與前途，用一切合理的手段，像個戰士一樣，打擊、消滅這個黨。 <text:line-break/><text:line-break/>但是，事實上卻不是這樣。事實上是大家爭相表態表忠貞，一個比一個還綠油油。最近聽說光是短短一個月之間，就有兩千多名年輕學子加入人渣黨。至於那些堵爛綠營者，光是堵爛在心有意義嗎？光是 (匿名) 在網路上酸言酸語有意義嗎？如果我們都這麼乖，這麼窩囊，那麼，一切議論實在毫無意義。 <text:line-break/><text:line-break/>過往年代，對蔣家或國民黨稍有不敬，馬上槍砲黑牢伺候，偶語棄市，文字成獄，甚且家破人亡，我們尚且膽敢提著頭顱與之對抗；現在這麼一個窩囊猥瑣沒什麼出息的小小人渣黨，人們卻反而個個畏首畏尾膽小如鼠，保護自己保護得滴水不漏。如果是這樣，一切議論，一切空口白話，能有什麼意義呢？</text:p>
      <text:p text:style-name="P4">林炤育   |  2020.07.20 18:50   |   <text:a xlink:type="simple" xlink:href="http://palinfo.habago.org/Entry?Command=Information_PrintForum&amp;iPage=1#FORUM39849"><text:span text:style-name="T7">#</text:span></text:a></text:p>
      <text:p text:style-name="P6">在法律上，公務員利用職權圖利他人，也是以貪汙罪論處。 <text:line-break/><text:line-break/>公務員圖利罪於刑法第131條、貪污治罪條例第6條第1項第4款、第5款均有規定。由於貪污治罪條例是規範圖利罪的特別法，依據特別法優先於普通法適用之原則，就相同的犯罪行為，應優先適用貪污治罪條例之規定。</text:p>
      <text:p text:style-name="P4">小羽   |  2020.07.20 16:51   |   <text:a xlink:type="simple" xlink:href="http://palinfo.habago.org/Entry?Command=Information_PrintForum&amp;iPage=1#FORUM39848"><text:span text:style-name="T7">#</text:span></text:a></text:p>
      <text:p text:style-name="P5">依陳真醫師所認識的菊姐他不相信她會貪污，那我只能用更精準的來解釋「錢沒有進入她的口袋」；她所提拔的人就像白蟻一樣正在慢慢啃食整個國家，她並未阻止過甚至還加以包庇，並且將他們塞好塞滿每個位置，這已經不是同流合污，而是「主導者」，即便錢未進入她的口袋、即便不為自己利益而是為了黨，基本上她的行為已算是貪污了；所謂「蓮花出污泥而不染」，是指連共犯都不成立才能算是未染、清白，今天滿朝的「污泥」是因她而生，她還有清白可言嗎? <text:line-break/><text:line-break/>【假設題：】 <text:line-break/>「貪污」我們用更廣範來說「利益交換」。假設：我幫你抄土地、你幫助我封鎖新聞，用她的職位之便，從右方他人的錢轉入左方給他人或將公有的錢乾坤大挪移到他人的口袋裡，這些錢都並未進入她的口袋，但卻有附加條件和目地，若不是她用自己職務之便去行使這些行為，而是底下的人用她的名義去行使利益交換，不需要經過她的同意、審核、簽名、蓋章就能完成這些程序？若是，那公務體系越級的作業程序就真的太可怕了。 <text:line-break/><text:line-break/>所以，在我第一次的發言裡有說過，若我和同僚一起工作我會管好自己的行為，若我是主管，底下貪污一定會經過我審核、同意、蓋章。 <text:line-break/><text:line-break/>共犯、共同犯罪，系指加功於正犯之行為及行為人，包括教唆犯與「幫助犯」兩種。 <text:line-break/><text:line-break/>很抱歉又冒犯了 </text:p>
      <text:p text:style-name="P4">陳真   |  2020.07.19 02:08   |   <text:a xlink:type="simple" xlink:href="http://palinfo.habago.org/Entry?Command=Information_PrintForum&amp;iPage=1#FORUM39847"><text:span text:style-name="T7">#</text:span></text:a></text:p>
      <text:p text:style-name="P6">(續前) <text:line-break/><text:line-break/>對於一般人，我們講「無罪推定」，亦即倘若你無法證明對方有罪，那他就是無罪。但是，對於公眾人物，特別是對於一個掌握國家機器的人例如陳菊，你卻沒法要求大家對她進行「無罪推定」；亦即當一個政治人物行徑充滿爭議時，大家自然就會對他有所懷疑，這是無法避免的；尤其是一個掌大權者，其行政團隊及所屬政黨，竟然弊案連連至如此荒唐地步時，你怎麼可能期待人們不懷疑你的清白？ <text:line-break/><text:line-break/>我能理解這一點。因此，請大家看文章要專心一點。我並不是說「陳菊沒有貪污」，而是說「我不相信」陳菊會貪污。你就算是拿槍抵著我的頭，我還是會說我不相信。我並不是要說服你跟我一樣相信陳菊的清白，而只是說，我不相信她會貪污，除非有人能拿出證據。否則，依我對她的理解，金錢與權力對她並沒有吸引力。如果你不認為如此，那我沒意見。你大可去懷疑她，但你若要問我的想法，那麼，我的想法始終是：我不相信陳菊會貪污。 <text:line-break/><text:line-break/>我並不是一個不懂人世複雜的人，相反地，我從年少至今，經歷諸多非人遭遇，歷經滄桑，飽受磨難，什麼樣的人性陰險詭譎及貪婪狡詐沒見過？我知道絕大部份人都有一個收買靈魂的價格，但陳菊是個例外，金錢權力收買不了她。我認識的陳菊就是這樣。所謂江山易改本性難移，我不相信人的基本個性會改變。 <text:line-break/><text:line-break/>至於偉梵問說某些案子菊朝政府是否拿回扣？有此一問者，顯然涉世未深，太不了解人渣黨。這個黨，胃口之大，哪是什麼回扣可以餵飽？這樣問真是太好笑了。套句扁嫂吳淑珍的措詞，那個叫做「肉屑」，塞牙縫都不夠。 <text:line-break/><text:line-break/>但是，我並非針對偉梵所問的案子在做回應，而只是講一種普遍現象。事實上，各位對於島內政治新聞或各種議題細節所知道的，肯定遠遠會比我多得多。二、三十年來，我過著一種近乎與世隔絕的隱士生活，我不但沒有什麼政治內幕，更是對於島內新聞疏於掌握。 <text:line-break/><text:line-break/>即便是我在黨外活躍的那十年，我依舊是個獨行俠，既不交際，也不應酬，看到鎂光燈就閃，不煙不酒不嫖不賭，沒上過酒家，連 KTV 也不知道長什麼樣，而且從不介入也不過問圈內的無數是非爭議。我其實並不會比圈外人更能知道多少所謂政治內幕。 <text:line-break/><text:line-break/>但是，重點來了：理解國際政治也好，島內政治也罷，理解政治在某個意義上就跟理解任何一個人一樣，你得抓住他的「個性」與「本質」，從而精準掌握藉以理解他的基本意義架構。 <text:line-break/><text:line-break/>理解，並不是建立在什麼八卦或內幕上。我跟任何一個人談過幾句話或見上一面或看他寫幾個字，大概就能知道對方是個什麼樣的人，我完全不需要去調查他的任何經歷背景，更不需要知道他的什麼八卦。為什麼呢？因為一個人的個性必然會顯現在他的一言一行之中，甚至顯現在他的神情態度裏。(但是，一般人理解人事物卻不是這樣，非常低能我覺得。) <text:line-break/><text:line-break/>當然不是說理解事物也是這樣瞄一眼就能懂，而是說，透過長時間的關注其基本意義架構，我們就能深入掌握某種事物。我根本不需要去探查什麼八卦內幕。為什麼呢？因為意義是藏不住的。意義必然會以一種具有內在一致性的方式，呈現在每個現象之中。 <text:line-break/><text:line-break/>縱然有些現象遭到刻意掩飾或偽裝，但它仍不足以改變整個意義架構，就如同一個人也許透過掩飾、造作與偽裝能夠欺騙人們於一時一地，但他終究不可能偽裝出另一種「個性」來。他的一言一行隨時會洩了他的底，差別只是在於你會不會看人而已。 <text:line-break/><text:line-break/>至於人渣黨，你可以這樣看：如果你曾經跟它有過同志關係，那麼，你大約有三條路可走。一是同流合污：絕大多數人選擇了這一條，爭相表態，前途輝煌，財源滾滾；二是潔身自愛，獨善其身，極少數人選擇這一條，例如林義雄。至於第三條路則是選擇與之勢不兩立，例如我。 <text:line-break/><text:line-break/>那麼，陳菊呢？她毫無疑問選擇了第一條路。她跟其他人的差別只是在於我相信她個人不至於墮落到跟其他人一樣，但她顯然接受了這樣一種腐敗與貪婪之必然性與必要性。 <text:line-break/><text:line-break/>學姊認為，強調陳菊之個人清白並無多大意義，畢竟她所屬的人渣黨是如此下三濫，貪婪無度，無法無天。 <text:line-break/><text:line-break/>學姊英明，她講得沒錯，我也知道，在公眾意義上，陳菊的個人清白確實毫無意義，那就像一群土匪打家劫舍，姦殺擄掠，裏頭有個將領卻說「我很清白哦，我沒有搶錢哦，我沒有殺人哦」，講這樣有意義嗎？妳的黨，妳的部下，十個有八個人渣，好話說盡，壞事做絕，妳自己還有什麼清白無辜可言？ <text:line-break/><text:line-break/>不過，儘管在公眾層面強調一己清白毫無意義，但在個人層面，至少對我而言，依然意義重大；畢竟你不該把陳菊和人渣黨那些人渣等量其觀，視為同類。 <text:line-break/><text:line-break/>各位不妨想像你從小就住在一個貪婪猥瑣無法無天無惡不作的土匪幫派裏頭，幫派每天幹的就是打家劫舍，姦殺擄掠，請問你怎麼辦？你只有我上面所說的那三條路可以走不是嗎？ <text:line-break/><text:line-break/>萬一你真的相信這個土匪幫派真的有什麼「理想」，於是你選擇了第一條路。同志們個個都跟你說，打家劫舍撈錢奪權乃是為了追求將來「更大的理想」的「必要之惡」。如果你腦筋不夠清楚，你就很可能會相信這一切只是為了「更大的理想」，為了「追求大局」的「必要之惡」。 <text:line-break/><text:line-break/>但是，這時候，你本身很可能依舊保持清白之身，但你相信各種撈錢奪權之行徑，乃是偉大的黨為了擴大影響力，為了日後完成獨立建國的神聖使命所必須容忍的「必要之惡」。套句陳菊的話，她說，民進黨若有什麼不好之處，那也只是一種「權宜之計」。 <text:line-break/><text:line-break/>我曾提起，民進黨建黨第二年，也就是1987年年底，我就想退黨了。勸阻我退黨的人就是陳菊。她說，黨員這麼少，大學生黨員只有你一個，黨才成立一年，你就要退黨，那豈不是故意在打擊士氣嗎？ <text:line-break/><text:line-break/>不久之後，遇到1988年的「520農民流血事件」，國民黨出動軍警，血腥鎮壓，把許多人打得頭破血流，我就更不好意思馬上退黨了。 <text:line-break/><text:line-break/>但是，你知道我為什麼1987-1988年一直想退黨嗎？原因之一是我本來就不喜歡從事什麼黨務。原因之二是，姚嘉文1987年出獄，旋即跟黃信介競爭黨主席。在姚嘉文的請託下，我在高雄幫他忙。後來，他打敗黃信介，如願當選黨主席。有一天，忘了是在開什麼會或演講，我在會議中提到說本黨一些人一樣也是搞賄選，而且包娼包賭包工程，為什麼黨一方面指責國民黨賄選及包工程，一方面卻又縱容自己人做同樣的事？ <text:line-break/><text:line-break/>姚嘉文不太願意在會議上公開回答，一直支吾其詞說「查無實證」，強調說沒有證據能證明有民進黨人賄選或包娼包賭包工程。我說，事實上並非「查無實證」，而是黨連查都不想查。姚嘉文一直要我「顧全大局」，認為這些只是小事，然後就宣佈散會了。 <text:line-break/><text:line-break/>散會後，我仍不死心，繼續逼他面對這問題，到最後，他也不爽了，態度越來越不耐煩，回了我一句「做大事者不拘小節」。我說，「這不是小節，這就是大事，要不然我們幹嘛反國民黨？」於是他就不理我了，揚長而去。 <text:line-break/><text:line-break/>不久之後，我就想，我是不是應該退出這個黨？我當時惟一沒想到的是，我沒想到我不但退了黨，而且跟這個喪心病狂危害台灣的黨勢不兩立。</text:p>
      <text:p text:style-name="P4">蘇龍祥   |  2020.07.18 20:16   |   <text:a xlink:type="simple" xlink:href="http://palinfo.habago.org/Entry?Command=Information_PrintForum&amp;iPage=1#FORUM39846"><text:span text:style-name="T7">#</text:span></text:a></text:p>
      <text:p text:style-name="P5">續前補充: <text:line-break/><text:line-break/>為了避免誤會 <text:line-break/>在下強調---沒有暗諷無兒無女者為太監, <text:line-break/>現今網路太可怕了, 不先說明很可能被扣上歧視的帽子 <text:line-break/><text:line-break/>在下只是單純駁斥"無兒無女=不會貪"這論點的荒謬 <text:line-break/>以前網軍就是這樣捧蔡英文的, <text:line-break/>但仔細一想, 無兒無女跟不會貪兩者根本沒有因果關係, <text:line-break/>這樣也能胡扯造神, 現在還看到這論點竟有人接受了, 可見網軍還是利害阿</text:p>
      <text:p text:style-name="P4">蘇龍祥   |  2020.07.18 20:02   |   <text:a xlink:type="simple" xlink:href="http://palinfo.habago.org/Entry?Command=Information_PrintForum&amp;iPage=1#FORUM39845"><text:span text:style-name="T7">#</text:span></text:a></text:p>
      <text:p text:style-name="P6">to 欧阳阳: <text:line-break/>先不说她的为人如何，她无儿无女，要那么多钱干嘛？以她现有的身份职位，根本不差钱！ <text:line-break/><text:line-break/><text:line-break/><text:line-break/>讓在下稍微吐槽一下 <text:line-break/>中國歷代許多太監都是無兒無女, 但錢跟權都要阿 <text:line-break/>閣下的論點似乎欠缺考慮, 無法服人 <text:line-break/><text:line-break/><text:line-break/></text:p>
      <text:p text:style-name="P4">蘇龍祥   |  2020.07.18 19:36   |   <text:a xlink:type="simple" xlink:href="http://palinfo.habago.org/Entry?Command=Information_PrintForum&amp;iPage=1#FORUM39844"><text:span text:style-name="T7">#</text:span></text:a></text:p>
      <text:p text:style-name="P5">這只是認知不同罷了 <text:line-break/><text:line-break/>從陳醫師的文章看來, 陳醫師認為沒真正拿錢就不算貪汙 <text:line-break/>但貪汙治罪條例中, 包庇罪也包含在裡面 <text:line-break/>那包庇算不算貪汙呢? <text:line-break/>有人會說他沒拿錢, 所以不算貪汙 <text:line-break/>有人會說貪汙治罪條例就有包庇罪, 所以包庇當然算是貪污, 因為沒有好處為何要圖利他人? 人家貪汙可能對價的好處要等到離開公職才執行阿 <text:line-break/><text:line-break/>趙盾弒其君的故事念過正氣歌的, 大家都知道 <text:line-break/>陳菊身為主官, 底下烏漆抹黑, 不公正調查以維護自己清白, 反而各種阻礙高雄議會調查 <text:line-break/>慶富少公子都能交保後消失17天才知道 <text:line-break/>要是董狐復生, 恐怕會氣死 <text:line-break/><text:line-break/>太史董狐書曰：「趙盾弒其君夷皋。」趙盾說人不是他殺的。史狐曰：「子為正卿，入諫不聽。出亡不遠，君弒，反不討賊，則志同。志同則書重，非子而誰？故書之曰『晉趙盾弒其君夷皋』。 <text:line-break/><text:line-break/>============================ <text:line-break/>從陳醫生的發文 <text:line-break/>更讓我認為陳菊手腕之高, <text:line-break/>我也不會說陳醫生被收買這種蠢話, 但我認為陳菊的手腕確實是高, 溫暖的形象讓很多人死都不相信她會貪污, 認為底下人貪都跟她無關 <text:line-break/>(看看氣爆自救會會長, 明明事實上, 受災戶都被高雄市政府卸責的代位求償坑了, 但這會長就是對陳菊死心塌地相信) <text:line-break/>情感豐富的人, 遇上陳菊這種高手, 只怕沒人能逃出陳菊的五指山 <text:line-break/>(我可以接受一個主官不貪但底下貪的可能, 畢竟主官管不到所有人, 但前提是這主官沒有阻礙調查, 陳菊很明顯不是, 因為她經常阻礙議會調查) <text:line-break/><text:line-break/>p.s. <text:line-break/>陳醫生住高雄, 在下聽說高雄每到選舉, 綠營旗海飄揚, 廣告林立, 曾想過錢從哪來? <text:line-break/>綠營指控韓國瑜是接受中資, 那廣告更多的綠營是哪來的資金? <text:line-break/>為何高雄綠營委員議員全聽令於陳菊, 綠營委員議員豈是光靠溫暖勸說就能擺平的 <text:line-break/>綠營委員議員聽話, 難道不是因為這些資金由陳菊分配掌握嗎? 那資金又從何來? <text:line-break/>分配者透過市恩掌控一切, 雖然錢沒進自己口袋, 但這些恩情難道不會在未來以某種形式回饋嗎? <text:line-break/><text:line-break/><text:line-break/>在下言盡於此 <text:line-break/>對陳菊的看法看起來是兩條不可能交會的平行線, <text:line-break/>在下是憑新聞合理臆測, 陳醫生是憑20年前的印象, 誰都沒有決定性證據說服對方 <text:line-break/>但當大家在討論時, 一方提出一句拿出證據來, 就是不想繼續討論的意思, 這點我還是清楚的 <text:line-break/><text:line-break/>在下不認為能改變陳醫生的對陳菊的看法, 但同樣, 陳醫生也改變不了在下對陳菊的看法 <text:line-break/>只是在下必須把自己的想法說出來, 證明在下對陳菊的看法其來有自, 非無的放矢 <text:line-break/>僅此而已, 陳醫師莫怪 <text:line-break/><text:line-break/><text:line-break/></text:p>
      <text:p text:style-name="P4">陳偉梵   |  2020.07.18 12:55   |   <text:a xlink:type="simple" xlink:href="http://palinfo.habago.org/Entry?Command=Information_PrintForum&amp;iPage=1#FORUM39843"><text:span text:style-name="T7">#</text:span></text:a></text:p>
      <text:p text:style-name="P6">陳醫師, 我們尊敬您是因為您說真話, 這幾件事也請您說真話 <text:line-break/><text:line-break/>1. 輕軌中央未核准卻先花16億買車廂！ 議長洗臉陳菊：急著拿回扣 <text:line-break/><text:a xlink:type="simple" xlink:href="https://www.mission-tw.com/article/news/4084"><text:span text:style-name="T8">https://www.mission-tw.com/article/news/4084</text:span></text:a><text:s/><text:line-break/>1.1 違反採購法 <text:line-break/>1.2 荒唐 <text:line-break/>若不是急著拿回扣, 幹嘛做這種事?? <text:line-break/><text:line-break/>2. ...... <text:line-break/><text:line-break/><text:line-break/></text:p>
      <text:p text:style-name="P4">欧阳阳   |  2020.07.18 12:21   |   <text:a xlink:type="simple" xlink:href="http://palinfo.habago.org/Entry?Command=Information_PrintForum&amp;iPage=1#FORUM39841"><text:span text:style-name="T7">#</text:span></text:a></text:p>
      <text:p text:style-name="P6">从已知公开的信息，以常理推断，我也相信陳菊不会贪腐，除非有特别的证据！ <text:line-break/>先不说她的为人如何，她无儿无女，要那么多钱干嘛？以她现有的身份职位，根本不差钱！ <text:line-break/><text:line-break/>但是人如果陷入一种偏执的信仰，就有可能做出很多荒唐的事情！ <text:line-break/>现在如果有人跑过去说，你这几十年来，努力做的事情弊大于利，要接受这个结果需要大勇气，非一般人可以承受！ <text:line-break/>信仰的崩溃是一件很残忍的事情！ <text:line-break/><text:line-break/>这个与人品无关，与信仰有关，与智慧有关！</text:p>
      <text:p text:style-name="P4">王建國   |  2020.07.18 10:56   |   <text:a xlink:type="simple" xlink:href="http://palinfo.habago.org/Entry?Command=Information_PrintForum&amp;iPage=1#FORUM39840"><text:span text:style-name="T7">#</text:span></text:a></text:p>
      <text:p text:style-name="P5">陳醫師確實是好人。 <text:line-break/>不過我真不瞭解，偷死人善款要怎麼算得上善良？ <text:line-break/>詐騙受害人放棄求償，溫暖在哪裡？ <text:line-break/>不夠無恥，黑心的，都做不出這種事，道上兄弟敢這麼幹的畢竟也是少數！</text:p>
      <text:p text:style-name="P4">陳真   |  2020.07.18 01:45   |   <text:a xlink:type="simple" xlink:href="http://palinfo.habago.org/Entry?Command=Information_PrintForum&amp;iPage=2#FORUM39839"><text:span text:style-name="T7">#</text:span></text:a></text:p>
      <text:p text:style-name="P5">(續)  <text:line-break/><text:line-break/>謝謝各位的批評指教，但是你們看文章要專心。我有說陳菊適合擔任監察院長嗎？我只說我不相信陳菊會貪污，那不是她的基本為人。我還說，她也許有可能便宜行事，例如氣爆捐款挪作其它非賑災之用途，但她不會私吞金錢，也不會接受賄賂，那不是陳菊的基本為人。 <text:line-break/><text:line-break/>陳菊自尊心很強，榮譽感很重，金錢和權力都收買不了她。這是我所認識的陳菊。如果各位有不同看法，得拿出個證據來，證明她會貪污，而非憑空指控。 <text:line-break/><text:line-break/>我還提到民進黨的幫派文化，只要是「自己人」，不管怎麼扯爛污，都會被包容、包庇；萬一東窗事發，仍然還是「自己人」，說不定下回狂升更高的官，以資安慰。因此，任何民進黨人或綠營人士都不適合擔任具有糾察性質或法務性質的職位，因為那等於是找來一個負責把風的門神。 <text:line-break/><text:line-break/>一個意思就是一個意思，而不是另一個意思。認為一個人不適合某種職位，並不等於說他會貪污。不存在的罪名就是不存在，不能因為看對方不順眼就硬要扣上帽子。 <text:line-break/><text:line-break/>人與人可以立場不同，但不要因為立場不同就任意或輕易地亂扣對方帽子。民進黨向來就是搞這一套，凡是立場不同，就千方百計抹黑對方。我們為什麼要去學習這種惡行呢？ <text:line-break/><text:line-break/>如果說陳菊應該為屬下之貪贓枉法負起各種行政責任甚至法律刑責，我都不反對；這樣的可能性是存在的，但我仍然相信她不會貪污，因為我了解其為人，而且至今沒有任何證據能指控她涉及任何案子，全是空泛指控。 <text:line-break/><text:line-break/>如果有人拿把槍抵在我頭上，問我陳菊會不會貪污，我還是一樣會說我不相信她會貪污，除非你拿出證據來，或是至少應該具體指控她是怎麼個貪污法。 <text:line-break/><text:line-break/>許多年來，我還再三提到黃俊英被栽贓抹黑的事，我認為那是陳菊人生的一個污點，但我不會因為某個人做錯一件事，就馬上全盤抹煞其人格。好人一樣有可能會因為種種原因而做出壞事，這和人渣每天專幹壞事畢竟是不同等級。 <text:line-break/><text:line-break/>念淨於7月11日貼出巴勒網多年前轉貼的一篇文字 (我不記得有貼過)，我它再貼在下面，是張作錦寫的，寫於1995年。1995年那時候的民進黨，已經腐敗得很不像話，跟國民黨已無多大差別。 <text:line-break/><text:line-break/>張作錦寫得很對。他批評民進黨有了一點權力之後，馬上就幹起箝制言論自由的事。但他同時也罵國民黨和新黨沒有資格罵人，因為當他們自己手上有權時，照樣箝制言論自由，而且箝制得如張作錦所說的「滴水不漏」，甚至還動輒黑牢伺候。 <text:line-break/><text:line-break/>我自己不就是個例子？八零年代，我要求先天性重病兒童應該獲得免費醫療，要求中央政府兒童福利預算應大幅增加，以及發表有關雛妓的兒童人權報告到聯合國等等等，居然統統都能構成我的叛亂罪證。  <text:line-break/><text:line-break/>張作錦先生說得很對，什麼黨都一樣，只要一有權力就會箝制異己言論。可是，重點來了！張作錦是誰呢？張作錦不就是當年整天抹黑黨外人士是共匪同路人的黨國媒體的第一把手嗎？他在教訓他人之前，理應先承認自己過去的惡行才對。 <text:line-break/><text:line-break/>我舉這例子並不是要攻擊張作錦，而是想說，那些曾經做錯事的人並非個個都是人渣。我並不認識張先生，但我約略理解其為人之基本正直，儘管我曾經長達幾年的時間大力投入「我家不訂聯合報」的退報運動。張先生過去就是聯合報的社長。 <text:line-break/><text:line-break/>我想強調的是：基本上，我們還是應該儘可能如實地看待人事物應有的不同內涵。種種善惡之輕重與本質，基本上還是有很大的差別。張作錦如此，陳菊也一樣，把陳菊視同人渣黨其他人那般猥瑣貪婪與惡質，那是完全不正確的。那就如同人渣黨刻意要把許崑源說成黑道、說成萬惡不赦一般，進而連其以死明志都要故意影射說是賭博賭輸只好跳樓自殺。只有人渣才會因為立場不同就故意對一個無辜的死者做出這樣的影射。 <text:line-break/><text:line-break/>不止陳菊被污名化，林義雄更是如此。我看我應該是林義雄成為綠營神主牌之後最早批評他而且批評得最多也最凶的人。我肯定是深深傷害了他的感情，畢竟他過去待我和學姐不薄。我出國念書時，他不但給我錢，而且還是我申請學校的幾位推薦人之一，但我卻公開在媒體上不斷批評他。 <text:line-break/><text:line-break/>為了基本是非，我不惜毀了這段珍貴的私人情誼，但我始終知道是非所在，我從不懷疑其人格之崇高無私。我這輩子恐怕永遠都做不到像他那樣的勇敢與純粹。我不會因為他這十幾年來所做的一切我統統不認同，便一併抹煞其人格。我不可能眛著良心去誣衊一個宛如聖徒一般聖潔的人。 <text:line-break/><text:line-break/>陳菊也一樣，她根本不適合從政當官，我對其各種作為幾乎都不認同，甚至非常厭惡，比方說提拔了一大堆貪婪敗德之徒。但我依舊不會懷疑陳菊之善良、溫暖及清廉。我唯一無法釋懷的是栽贓抹黑黃俊英的事。 <text:line-break/><text:line-break/>這類栽贓抹黑的手段是綠營人士的基本作法，陳菊不該如此，但她卻做了，完全出乎我的預料之外。我希望有一天能夠弄清楚這項卑鄙惡行的來龍去脈。 <text:line-break/><text:line-break/>===================== <text:line-break/><text:line-break/>媒體不要自作奴僕！ <text:line-break/><text:line-break/>文 / 張作錦 <text:line-break/><text:line-break/>1995-03-15 <text:line-break/><text:line-break/>如果「天下沒有白吃的午餐」是經濟事務上的通則，那麼「天下沒有不箝制言論自由的政權」，應該是政治事務上的規律。 <text:line-break/><text:line-break/>蓋權力使人腐化，愈腐化的權力就愈想掌權，那些見不得人的事就愈不敢讓人發現，於是有權的人乃千方百計摀住新聞界的嘴，不讓它說話；或捏著新聞界的嘴，讓它說言不由衷的宣傳台詞。 <text:line-break/><text:line-break/>研究民主政治和言論自由的人，最常引用兩個人的名言－－孟子說：「民為貴，社稷次之，君為輕。」湯瑪斯．傑佛遜說：「如果必須在有政府而無報紙，或有報紙而無政府兩者中選一個，我將毫不遲疑地選擇後者。」孟子是學者、是教授，自不難「立異鳴高」，若他當了執政者會怎樣？恐怕難說。否則中國何以在歷朝歷代的帝王中，竟找不到一個孟子？傑佛遜的話雖然使新聞界臉上飛金，但他當了總統與報界相處並不融洽，他還為自己發起一項「退報運動」，拒看某些嚴苛批評他的報紙。 <text:line-break/><text:line-break/>「比國民黨還要嚴重」 <text:line-break/><text:line-break/>「天下沒有不箝制言論自由的政權」這種現象，目前自是亦然存在。大家看到這句話時，立即會想到國民黨，這當然不錯，不過民進黨現在也「升級」到可以箝制言論自由了。 <text:line-break/><text:line-break/>在台北市議會，國民黨和新黨議員醞釀全數刪除「台北電台」的預算。國民黨籍的李慶安指出：陳水扁上台後，台北電台已徹底「綠化」，成為文宣傳工具，未經議會認可的「政策」，都在台北電台大肆推銷。新聞處不斷指示台北電台播出的內容以及上節目的人選，十足是媒體的黑手。新黨籍的費鴻泰說：民進黨口口聲聲爭取言論自由，爭取頻道的開放，但是自已擁有媒體後，一樣操縱、干涉新聞言論自由，「比國民黨還要嚴重」！ <text:line-break/><text:line-break/>這事可能有政黨鬥爭成分，但民進黨人對言論自由的態度使人疑慮，也不自今日始，只舉一例：民國八十一年四月二十一日省營新生報刊登一則未經查證的消息，損及民進黨的形象，二十二日及時更正，但是當日下午民進黨籍省議員把新生報社長、總編輯和記者召到省議會議場痛罵，以報紙敲打、潑茶水，最後又以記者「坐姿不佳」把他驅逐出場。這還不是孤例，像民進黨的中常會就曾拒絕記者採訪過。 <text:line-break/><text:line-break/>就在兩黨議員磨刀霍霍要砍台北電台預算時，電台台長靳榕生因「性騷擾」案被停職。早在「案」發之前，靳榕生曾向一位市議員訴苦，謂他接到指示，要台北電台做一些節目，與「地下電台」和「第四台」同步播出，他覺得這樣不妥當，遲遲未做，可能要被「整」。這當然是一面之詞，而有無騷擾之事也要靠調查做依據。不過有一點叫人好奇的是：如果靳榕生充分「合作」，他即使真有騷擾的行為，還會被舉發、停職嗎？ <text:line-break/><text:line-break/>對國民黨議員發動刪除台北電台預算，陳水扁市長很光火，他警告國民黨別逼他，否則他可下令要國民黨中央黨部新建大樓停工，台北市民以六十多萬票把「阿扁」送進市府，對他期望很高，幾個月來他表現得也很令人滿意。但這句話卻說得十分有失立場，使人對他的施政減少幾分信心。國民黨中央黨部的工程如不合法，根本就不能讓它建；如果手續完備，怎麼能把他人合法的權益拿來作政黨的鬥爭工具？這與民進黨和「阿扁」過去一向主張的「依法行政」和「行政中立」相去太遠了！ <text:line-break/><text:line-break/>「阿扁市長」又說，國民黨一向強力干預三家電視台的節目內容，那些國民黨的民代為何不追究？「阿扁」的這一「質詢」，真是大哉問，說出了民眾的心聲。不過問題是：即使國民黨籍的民代沒有制衡他們自己的黨，也不妨礙他們來制衡民進黨。「阿扁市長」只要自問：你是否也像國民黨一樣，把公器作為私產？ <text:line-break/><text:line-break/>民進黨目前在少數縣市執政，將來若掌握中央政府，我不覺得我們的言論自由會有更多的保障，更大的進步。也許有人問，讓新黨執政會不會好一些呢？這個問題不必回答，只要有一項事實：去年底選舉，新黨對三台封鎖他們的新聞，反應強烈，並有集結抗爭的動作。他們所處的政治環境，當然叫人同情，但是新黨諸君子當年在國民黨中時，三台封鎖民進黨的程度尤為滴水不漏，卻未見他們挺身出來，為言論自由說過半句話。 <text:line-break/><text:line-break/>從上述國民黨、民進黨和新黨人士的行為，可以看出：今天在中華民國，談論言論自由的人多，實踐言論自由的人少；原因是大家並不真心信仰它，只是把它作為牟取私利、打擊敵人和裝扮自己的工具，一旦目的達到，它就秋扇見捐一文不值了。所以，社會要求國民黨「黨政軍退出三台」。這當然應該，而且早就應該；問題是他們退出之後誰來？會不會由某一個團體的壟斷換到另一個團體的壟斷？由甲乙的操縱換到丙丁的操縱？兩個王朝打仗，勝方接收了敗方的奴僕，但奴僕到了哪一邊都是奴僕。血染征袍的百戰將軍，會把戰利品的奴僕輕易放掉？不為自已的利益而純粹為奴僕的自由而打仗的，歷史上好像還沒有過這樣偉大的事蹟－－連美國的南北戰爭都不完全是。 <text:line-break/><text:line-break/>自由是爭來的 <text:line-break/><text:line-break/>所以言論自由的根本問題是：媒體不要自作奴僕。權力使人腐化，古往今來好像還找不到反證，只是腐化的程度不同而已！掌權者為掩飾其腐化，就一定要箝制言論自由，所以我們不能指望有權力的政府、有權力的政黨、有權的各種各類團體以及有權力的個人，會放棄他們對言論自由的操控與侵蝕，所以媒體要主動爭取。縱觀各國的新聞史，言論自由都是爭來的。 <text:line-break/><text:line-break/>解嚴之後，黨禁、報禁開放之後，台灣言論自由的空間好像無限寬廣，新聞界大嗚大放似亦百無禁忌。但若從精微處觀察考究，情況又不盡然。看看某些報紙對某黨某人輸誠表態地一面倒，聽聽三台每天新聞的第一條，彷彿使人進入時光隧道，回到十多年前的「威權時代」。但今昔不同的是：從前多半是被迫，現在多半是甘願； <text:line-break/><text:line-break/>從前是人身安全的考慮，現在是官位安全或政治利益安全的考慮； <text:line-break/><text:line-break/>從前是別人從新聞界手中拿走了言論自由，現在是新聞界拱手送出了言論自由，別人拿走了，向對方爭；自己送走了，就只能向自已爭了。 <text:line-break/><text:line-break/>一點也不錯，去自已的心中之賊、不自作奴僕，是新聞界爭取言論自由的最後一仗！ <text:line-break/><text:line-break/>要打這一仗，先要有「危機意識」，次要有「敵情觀念」，還要完成「精神動員」；以今天的新聞界，做得到嗎？</text:p>
      <text:p text:style-name="P4">蘇龍祥   |  2020.07.17 20:20   |   <text:a xlink:type="simple" xlink:href="http://palinfo.habago.org/Entry?Command=Information_PrintForum&amp;iPage=2#FORUM39838"><text:span text:style-name="T7">#</text:span></text:a></text:p>
      <text:p text:style-name="P6">陳菊真的適合嗎? <text:line-break/>我怎麼覺得呂秀蓮比陳菊適合 <text:line-break/>同樣坐牢, 同樣愛講人權, 同樣dpp, <text:line-break/>但呂秀蓮身邊遠沒有那些趨炎附勢之徒, 胡搞瞎搞之輩 <text:line-break/>為何一定要挑陳菊? <text:line-break/>是因為護英有功吧, <text:line-break/>而陳菊得到這位置的原因並不是因為她是最適合的, <text:line-break/>而陳菊還接受, 豈不代表陳菊不公正嗎? <text:line-break/><text:line-break/>或許陳醫生知道呂秀連的祕辛, 可以講一下為何綠營選陳菊而不選呂秀蓮的道理? <text:line-break/>要不然我實在沒辦法不認為這是酬庸, 因為明明有更合適的阿 <text:line-break/></text:p>
      <text:p text:style-name="P4">江修   |  2020.07.17 16:26   |   <text:a xlink:type="simple" xlink:href="http://palinfo.habago.org/Entry?Command=Information_PrintForum&amp;iPage=2#FORUM39837"><text:span text:style-name="T7">#</text:span></text:a></text:p>
      <text:p text:style-name="P5">「出淤泥而不染」的蓮(菊)花的確是清香正直，但是不知道沒有了淤泥當養分她還能生存嗎? <text:line-break/>務實政治工作者的邏輯是:沒有功勞也有苦勞(勤於站台)，沒有苦勞也有疲勞(別再苛責人家睡覺了)，沒有疲勞也坐過黑牢。 <text:line-break/>以中國文字的博大精深，應該能找到更適合貼切又不肉麻的形容詞來描述一些正直無私的政客。</text:p>
      <text:p text:style-name="P4">小羽   |  2020.07.17 12:16   |   <text:a xlink:type="simple" xlink:href="http://palinfo.habago.org/Entry?Command=Information_PrintForum&amp;iPage=2#FORUM39836"><text:span text:style-name="T7">#</text:span></text:a></text:p>
      <text:p text:style-name="P6">陳真醫師我一直很尊敬你，即使是現在我們對於某件事的角度不同，我一樣尊敬你，能一直追求真理的人真的很了不起，祝早日康復。</text:p>
      <text:p text:style-name="P4">陳真   |  2020.07.17 11:46   |   <text:a xlink:type="simple" xlink:href="http://palinfo.habago.org/Entry?Command=Information_PrintForum&amp;iPage=2#FORUM39835"><text:span text:style-name="T7">#</text:span></text:a></text:p>
      <text:p text:style-name="P5">身體微恙，今天自己當病人，來看醫生，用手機寫東西太慢且傷眼，上篇留言未完待續。</text:p>
      <text:p text:style-name="P4">陳真   |  2020.07.17 10:58   |   <text:a xlink:type="simple" xlink:href="http://palinfo.habago.org/Entry?Command=Information_PrintForum&amp;iPage=2#FORUM39834"><text:span text:style-name="T7">#</text:span></text:a></text:p>
      <text:p text:style-name="P6">謝謝小羽。 <text:line-break/><text:line-break/>簡單說， <text:line-break/><text:line-break/>一，我從沒看過有誰會改變的。 <text:line-break/><text:line-break/>所謂權力使人腐化，並不正確。權力只會使人現出原形，不會使人腐化。陳菊物質慾望很低，也沒有權力慾望。這種基本個性，不會改變。 <text:line-break/><text:line-break/>二，陳菊從黨外時似乎就不太重視他人的廉潔，而似乎比較重視人與人之間的關係。 <text:line-break/><text:line-break/>黨外很亂，亂七八糟，很多所謂黨外人士根本就是特務，要不就是政治蟑螂，把政治當成一種追求個人權位與暴利的途徑。這些人渣往往很活躍，經常也會跑出來參選，進而排擠一些比較好的人選。人渣們只要高喊「勇敢的台灣人」，煽動仇恨外省人，往往就能贏得許多選票。 <text:line-break/><text:line-break/>這些人渣，過去是黨外之「非主流」，現在卻成為這個黨的核心人士與檯面人物，操弄手法如出一轍，政治蟑螂幾乎佔領了整個黨。 <text:line-break/><text:line-break/>事實上，打從大約1990年起，民進黨就開始極大量吸引各路蟑螂性格的所謂親綠人士加盟或入黨。 <text:line-break/><text:line-break/>在黨外時，遇有內部權力糾紛，陳菊經常扮演協調者，我當時就多次注意到陳菊之協調方式，往往在於追求「和諧」，而非明辨是非，旨在調和爭議雙方之「關係」，而不是追究是非對錯。為什麼會這樣呢？也許那是因為： <text:line-break/><text:line-break/>三，大家都是「自己人」。 <text:line-break/><text:line-break/>包括林義雄在內也一樣，自己都很清廉正直，但是，綠營人士有著一種根深蔕固的基本思維就是「敵我二分」，也就是「我們vs.他們」。這個「我們」，就是所謂「本土認同」，簡單說就是「咱台灣人」；以此為主軸，建立起一種幫派文化或門閥觀念；自己的小孩再壞，也還是自己的小孩，敵人家的小孩再優秀再清廉，本質上也還是敵人。 <text:line-break/><text:line-break/>比方說，我在黨外時，年紀最小，但我能文能武，無私無我，身先士卒，不求名利，因此在許多黨外同志眼中評價很高；一些前輩大老寫信來或送書給我，落款甚至還會尊稱我是「人格者」。很難想像吧。我有一大布袋的信件可以證實這一點。 <text:line-break/><text:line-break/>但是，同樣一個我，什麼也沒變，幾十年下來，吃的苦更多，沒有更少。當過去同志們個個高官厚祿，連所有蟑螂也全當了董事長當了大官當了部長縣市首長等等等，幾乎無一例外時，而我依然還是人人喊打的少數異類。但是，綠營還會有人推崇我的人格嗎？他們之中，那些沒有抹黑我的人，就已經算客氣了。 <text:line-break/><text:line-break/>這說明了這個黨一個很重要的屬性，就是敵我二分的幫派文化或家族觀念，只要認同這個「家」，這個「幫派」，那就是「自己人」，任你胡作非為，任你貪贓枉法，統統沒關係。而且，老大一定會犒賞你，絕不會因為你貪污腐敗而排斥你或舉發你。萬一東窗事發也沒關係，我還是一樣會罩你，為什麼呢？因為你是「自己人」。 <text:line-break/><text:line-break/>社會上，很多作奸犯科者的親人或父母卻很善良單純，但他們卻一味包庇縱容自己的親人或小孩。 <text:line-break/><text:line-break/>這樣一種不在乎是非善惡、只在乎是否自己人的幫派屬性，註定了國民黨不會是人渣黨的對手。為什麼呢？因為這個「幫派」之存在，並非偶然，而是中美鬥爭關係下的一種必然的「仇中反華」之政治操作。 <text:line-break/><text:line-break/>我對政治很敏感，打從民進黨從大約1998年突然打出「愛台灣」的口號時，我就知道大勢轉變了，開始又要走向法西斯的回頭路了。於是從那時候開始，我就跟這個黨對立起來，告別過去所有同志，而我也瞬間成為他們的「敵人」，各種對付國民黨的抹黑手法，馬上對準我發動攻擊，視我為綠色黑幫之「叛徒」。我馬上從「人格者」，一下子變成「親中賣台」的台奸，變成「國民黨的打手」。 <text:line-break/><text:line-break/>反之，假若我現在仍是綠的，而且驍勇善戰打擊共匪打擊國民黨，那麼，依我全方位的各種政治與社運之豐功偉業，現在的我肯定至少當個什麼部長或被尊稱為黨外大老，坐擁權勢，吃香喝辣，財源滾滾。 <text:line-break/><text:line-break/>總之，重點是你是否是自己人，是否忠於幫派，至於善惡是非或實質貢獻或人民福祉等等等從來不是這個黨的考量。所謂理想，更是這個人渣黨及其文人走狗或什麼社運團體等等等共犯藉以攻擊敵人的武器以及騙取私利與權力的手段。 <text:line-break/><text:line-break/>即便其中極少數乾淨正直者，同樣也相信「自己人」的重要性依舊遠高於基本的是非善惡，因為這些正直者相信，只要確保「自己人」這個幫派的存在，就能免於「敵人」(中國人)的侵略，就能確保大眾長遠的福祉。 <text:line-break/><text:line-break/>2008年，我剛回台不久，寫了一封公開信在立報的「哈巴狗電台」個人專欄，那封公開信的收信人是林義雄、陳菊、劉峰松、翁金珠、戴振耀等舊識好友。我還把文章印下來，一一寄給當事人。文章裏頭說，我想請他們不要再為虎作倀，不要再繼續幫助民進黨為惡多端。 <text:line-break/><text:line-break/>陳菊收到信後，打了電話給我。電話中，我提起這事，我說民進黨已經變成台灣的禍害。陳菊說，改革社會要慢慢來，要有一些權宜措施，不能太急。我說，我看不出任何改革，我只看出迅速的腐敗以及不斷傷害、掏空台灣社會。 <text:line-break/><text:line-break/>我們的談話沒什麼交集。掛斷電話前，噓寒問暖幾句，陳菊給了我她的私人手機。但是，十多年過去了，我沒有再跟她有任何連絡。我知道我改變不了她，但我從未懷疑其為人之清廉與正直。抹黑栽贓黃俊英的事，是我對她最難以釋懷的一件事。</text:p>
      <text:p text:style-name="P4">小羽   |  2020.07.17 09:57   |   <text:a xlink:type="simple" xlink:href="http://palinfo.habago.org/Entry?Command=Information_PrintForum&amp;iPage=2#FORUM39833"><text:span text:style-name="T7">#</text:span></text:a></text:p>
      <text:p text:style-name="P5">一個人可以為了取得位置將不實罪名掛於她老師的身上，用走路工的謊言來騙取選民的選票，這是陳真醫師口中的好人，溫暖善良的平凡人，不看重名位權勢，那些東西從來都不是她人生的養份。 <text:line-break/>高雄飄散著價碼難道是不實耳語? <text:line-break/>為何陳真醫師平時的是非分明，在菊姐的身上完全走樣了。 <text:line-break/>對不起，請不要把女魔頭講成聖女只會讓人作噁。 <text:line-break/><text:line-break/>對不起再次冒眛了 <text:line-break/></text:p>
      <text:p text:style-name="P4">小羽   |  2020.07.17 09:35   |   <text:a xlink:type="simple" xlink:href="http://palinfo.habago.org/Entry?Command=Information_PrintForum&amp;iPage=2#FORUM39832"><text:span text:style-name="T7">#</text:span></text:a></text:p>
      <text:p text:style-name="P6">7/15陳真醫師裡有一段話： <text:line-break/>至於陳菊，目前是新聞事件的紅人，很多人扣她貪污罪名，基本上我不相信她會貪污。她是個好人，溫暖善良的平凡人，她並不看重名位權勢，那些東西從來都不是她人生的養份。她也許有可能便宜行事，但她不會貪污。對於她的這點信心，我倒是有的。 <text:line-break/><text:line-break/>我是高雄市民。以常理來理解，依一個人的品性來說，當我不貪污，如果我是在同僚中工作，我只會管好自己的行為；但當我是一位主管時，我不貪污，同樣也無法忍受我的部屬貪污，當部屬犯錯時絶對會加以嚴懲，並不會讓他們再度升官。趙X寶、吳X謀等等......，也許陳真醫師所認識的那位菊姐早已不在了，你所說的這一段話，讓我無法跟她畫上等號，除非她有人格分裂症或是重名位權勢不重金錢。 <text:line-break/><text:line-break/>許崑源、陳清茂、石頭里長等等這些曾經和她接觸的人，為何最後會跟她分道揚鑣呢？ <text:line-break/><text:line-break/>冒昧了 </text:p>
      <text:p text:style-name="P4">秉叡   |  2020.07.17 05:05   |   <text:a xlink:type="simple" xlink:href="http://palinfo.habago.org/Entry?Command=Information_PrintForum&amp;iPage=2#FORUM39831"><text:span text:style-name="T7">#</text:span></text:a></text:p>
      <text:p text:style-name="P5">弄了老半天大家反對小明們回國的原因好像已經和疫情無關了，變成是因為當初小明們當初入了大陸戶籍，所以要懲罰他們，不讓他們回來。 <text:line-break/><text:line-break/>老天爺啊，而且從ptt上的留言來看，好像很多人還不知道小明們和他父母在疫情爆發前就已經在台灣定居，就學、排隊等台灣身分證了，只是過年時到大陸探親、旅遊，結果被政策意外困在大陸罷了。 <text:line-break/><text:line-break/>一堆網友一直在網路上說滾回大陸、他爸媽為何不到大陸去陪她、北京戶口真好為何要回來等等這些莫名其妙的話，看了讓人真的是頭皮發麻的，到底這些年台灣人到底是接收到哪些資訊啊？這股對大陸和其相關的人事物（陸配、陸生）莫名其妙的仇恨感到底是如合出現的？想都想不通。 <text:line-break/><text:line-break/>最後有件事覺得感到蠻奇怪的，為何電視、報紙、網路對這件事沒有太多的報導？好像有人事先打招呼似的。 <text:line-break/><text:line-break/><text:line-break/>以下是ptt上對於小明這件事，網友們的討論和看法 <text:line-break/>https://www.ptt.cc/bbs/Gossiping/M.1594897288.A.1A0.html <text:line-break/>https://www.ptt.cc/bbs/Gossiping/search?q=小明 <text:line-break/><text:line-break/>裡面的留言看了會讓人懷疑這個世界的。 <text:line-break/>＝＝＝＝＝＝＝＝＝＝＝＝＝＝＝＝＝＝＝＝＝＝＝＝＝＝＝＝＝＝＝＝＝＝＝＝＝＝＝＝ <text:line-break/><text:line-break/>國民黨再呼籲：速讓所有小明回家吧！ <text:line-break/><text:line-break/>2020-07-16 18:26 聯合報 / 記者王寓中／台北即時報導 <text:line-break/>陳時中昨（15日）宣布，今起二歲以下持我國居留證陸籍子女可入境。圖／指揮中心提供 <text:line-break/><text:line-break/><text:line-break/><text:line-break/>「防疫與人權不該是對立選項：盡速讓所有小明回家吧！」7月15日疫情指揮中心宣布歡迎兩歲以下的小小明回家，國民黨今天再度呼籲呼籲政府盡速採取行動，以兩個禮拜為周期，分批次、分地區採取開放回台之申請，並對因為防疫隔離受到影響的對象提供行政救濟的選項，讓小明們清楚知道哪一天可以與家人團聚，讓生活重新回到正常的軌道。 <text:line-break/><text:line-break/>國民黨表示，7月12日北車大廳搖身成為「微笑大廳」，這個改變讓我們大家值得驕傲，因為台灣展現對移工的多元包容而感動。然而，在面對因為疫情管制而仍在他鄉漂泊的小明們，為什麼台灣要板起面孔搖頭說不？ <text:line-break/><text:line-break/>國民黨質疑，究竟是什麼道理讓民進黨政府持續堅持現有嚴苛的隔離作為？國民黨認為民進黨政府以血統劃分身分的二元化態度，這種雙重標準的人道關懷，只不過是將簡單人權問題政治化、意識形態化的表現，真正的進步民主應是將人權的普世價值超越於敵我、族群之上。 <text:line-break/><text:line-break/>國民黨表示，僅開放兩歲以下之小小明申請返台，防疫中心雖是朝向正確方向跨出步伐，但對多數早已選擇台灣的民主、教育制度、生活方式且取得長期居留證的小明們，他們更需要繼續就學、就業、考證照，完成他們的夢想，甚至在幾天後，他們就會因為今年在台居留不滿183天，必須再延一年獲得台灣戶籍，這些才是最急迫需要返台的一群。 <text:line-break/><text:line-break/>國民黨呼籲政府儘速採取行動，以兩個禮拜為周期，分批次、分地區採取開放回台之申請，並對因為防疫隔離受到影響的對象提供行政救濟的選項，讓小明們清楚知道哪一天可以與家人團聚，讓生活重新回到正常的軌道。 <text:line-break/><text:line-break/>國民黨表示，防疫與人權不該是對立選項，兩者應當同樣成為台灣價值的主體，也請防疫指揮中心善體民意、加速決策，亡羊補牢、未為遲也。 <text:line-break/><text:line-break/>https://udn.com/news/story/120940/4707340?from=udn-catelistnews_ch2</text:p>
      <text:p text:style-name="P4">陳真   |  2020.07.17 02:20   |   <text:a xlink:type="simple" xlink:href="http://palinfo.habago.org/Entry?Command=Information_PrintForum&amp;iPage=2#FORUM39830"><text:span text:style-name="T7">#</text:span></text:a></text:p>
      <text:p text:style-name="P6">本來今天要去「複習」文溫德斯的「里斯本的故事」，但是每天忙碌不堪的生活，精神太差，怕會在美妙音樂中睡著，於是決定改看「屍速列車：感染半島」。通常來說，續集電影往往很難看。「半島」還不到難看的地步，但仍然還是比第一集遜色許多，幾乎就是一部好萊塢動作大片。不過，電影的最後一句對白，卻讓我頓時深受感動。 <text:line-break/><text:line-break/>疫情期間，看電影是一種享受，每次幾乎都是包場。但是，隨著疫情減緩，「好日子」也結束了，年輕人就像喪屍一樣傾巢而出，擠爆整個電影院，每個人吃吃喝喝吵吵鬧鬧，食物臭味四溢，飲食產生的噪音此起彼落，真不知道他們究竟是來用餐、聊天還是來看電影？為什麼不先吃飽喝足之後再進來看電影呢？想要在台灣安安靜靜且乾淨無味地看場電影，早已成為一種奢望。 <text:line-break/><text:line-break/>剛剛發現，婁燁的「推拿」也正在重新上映： <text:line-break/><text:line-break/><text:a xlink:type="simple" xlink:href="https://bit.ly/39061Ga"><text:span text:style-name="T8">https://bit.ly/39061Ga</text:span></text:a><text:s/><text:line-break/><text:line-break/>可惜高雄沒演。這電影我看過五、六遍，還買了原著小說來看。沒看過這電影的，趕緊把握機會。我也是因為這電影裏頭幾句讓我驚為天人的詩句，方才知道「海子」這位詩人。 <text:line-break/><text:line-break/>另外，常拍娛樂片的盧貝松大家一定聽過吧，他的電影，我最喜歡的只有一部，叫做「聖女貞德」，7月24日重新上映。我已經把它列入行事曆。 <text:line-break/><text:line-break/>明天(7月17日)還有一部電影要上映：法國導演侯麥的「綠光」。我對法國新浪潮導演幾乎個個都非常熟悉，卻從沒看過侯麥的電影，對他完全陌生，毫無興趣，因為光看其作品之幾幕影像就感覺與我八字不合。 <text:line-break/><text:line-break/>但我記得在八零年代中期，「綠光」這部愛情片(？) 在台灣非常紅，時髦男女似乎特別喜歡，人人朗朗上口，儼然成為一種流行，於是更加深我對這電影的反感。 <text:line-break/><text:line-break/>那時候應該還沒有民進黨，記得有一天，就在陳菊租屋之處，她突然問我有沒有去看「綠光」？我搖搖頭。我不知道她有沒有去看，但從她提起這電影的口氣，似有推薦之意，而且似乎已經看過或準備去看。 <text:line-break/><text:line-break/>時隔三十幾年，明天「綠光」就要重新上映了，如果有時間和體力，我應該會去看，看看人們當年究竟是為了什麼而流行？看看陳菊為什麼推薦我去看這部電影？ <text:line-break/><text:line-break/>三十多年，從歷史的眼光來看，不過一瞬間。但是，人生卻能有幾個三十年？這短短的「一瞬間」，人事卻如許滄桑；許多曾經如此親近的人事物，卻在不知不覺之間，遙遠得像個千年舊夢。 <text:line-break/><text:line-break/>電影、文學或音樂，對我有一種「編年」效果，就像寫日記一樣，在不同時間點各自留下某種記憶連結。比方說，我記得2006年年底回台定居，看的第一部電影就是張藝謀的「滿城盡帶黃金甲」，片尾出現主題曲「菊花台」，它的歌詞，彷彿就是在訴說我的心境一般：「我一生在紙上，被風吹亂...凋謝的世道上，命運不堪」。 <text:line-break/><text:line-break/>當時，為了照顧病重的父親，頭一次買手機，方便緊急連繫。我還記得在手機上輸入的第一行字就是「菊花台」的歌詞中「命運不堪」的這句英文翻譯--A fate hard to swallow。命運之苦，實在難以吞嚥。 <text:line-break/><text:line-break/>我父親臥病十年，飽受折磨。至於我，擔驚受怕，日夜操勞，同樣也是煉獄般的十年。 <text:line-break/><text:line-break/>29 年前的今天 (7月16日)，我當時工作的林口長庚醫院對我發出病危通知，並且完全不顧我的警告，擅自找到我的父母，告知病危消息。 <text:line-break/><text:line-break/>八零年代的政治是恐怖高壓的尾聲，黨國不僅僅是對付你，更是經常會在言語之間有意無意以你的家人之安危做為一種威脅。1989年，我成為叛亂犯，為了避免牽連家人，我脫離家庭，父母不知我的下落。畢竟天底下有哪個爸爸媽媽能夠忍受自己的小孩在白色恐怖中成為叛亂犯？甚至當時黨外圈中與媒體到處盛傳我將自焚反抗，天底下有哪個爸爸媽媽能夠忍受聽到這些消息？ <text:line-break/><text:line-break/>我告知院方，切勿與我父母連繫，切勿告知我的病情，因為我媽有嚴重心臟病，她撐不住這一連串打擊。但院方依舊偷偷不知道透過什麼方法，竟然連繫到我的父母。 <text:line-break/><text:line-break/>隔天，7月17日，親子重逢。第三天，7月19日，竟成為我的斷腸日。據父親說，我媽離開林口長庚後回到台南，十分憂愁，整整兩天完全無法入眠，旋即中風過世。 <text:line-break/><text:line-break/>那天，在接到家裏打來病房的電話後，我扯掉身上所有管子，拒絕一切治療，要求立即辦理自動出院。院方說，我必須接受開刀，我若出院，性命難保。但我仍然堅持出院。從台北回到台南家中，在大門口迎接我的是母親的遺體，右側臉頰有一道很長的淚痕，我把它輕輕拂去，這是我為我媽所做的最後一件事。 <text:line-break/><text:line-break/>不管怎麼改朝換代，我很不幸一直處於極少數的一方，宛如異類怪物，經常面對排山倒海一般的各種冷嘲熱諷與羞辱甚至造謠抹黑，數十年如一日。我有時想起人們或褒或貶甚至充滿訕笑鄙夷的各種自以為是的嘴臉，難免惆悵；與其說厭惡，不如說憐憫。因為，你我的生命其實是一樣的，我們遲早都得心碎，遲早都得面對生命的無數悲劇。</text:p>
      <text:p text:style-name="P4">張華   |  2020.07.16 08:58   |   <text:a xlink:type="simple" xlink:href="http://palinfo.habago.org/Entry?Command=Information_PrintForum&amp;iPage=2#FORUM39829"><text:span text:style-name="T7">#</text:span></text:a></text:p>
      <text:p text:style-name="P5">我知道一個名詞:“含靈巨賊” <text:line-break/>出自《大醫精誠》孫思邈</text:p>
      <text:p text:style-name="P4">陳真   |  2020.07.15 02:55   |   <text:a xlink:type="simple" xlink:href="http://palinfo.habago.org/Entry?Command=Information_PrintForum&amp;iPage=3#FORUM39828"><text:span text:style-name="T7">#</text:span></text:a></text:p>
      <text:p text:style-name="P5">施明德與施太太 <text:line-break/><text:line-break/>陳真 <text:line-break/><text:line-break/>2020. 07. 15. <text:line-break/><text:line-break/><text:line-break/>Emir Kusturica 說，「我看世界是彩色的，但我看人卻只有黑白兩種。」 <text:line-break/><text:line-break/>我比 Kusturica 還多了兩種顏色，我看人分四種，依序是：聖徒、凡人、壞蛋與XX。我對XX通常不點其名，因為太窩囊猥瑣而不值得點名。 <text:line-break/><text:line-break/>至於XX是什麼，我始終沒法想出一個更好的詞，通常我稱之為人渣，但人渣一詞其實仍然還是有點抬舉，而我想表達的卻是窩囊猥瑣沒出息根本不值得一提的那樣一種缺乏個性、面目模糊的烏合之眾。 <text:line-break/><text:line-break/>愛開玩笑的蕭伯納是個動物保護運動者，他曾經說：「我認識許多獵人，沒有一個野蠻；我同時也認識一些人道主義者，卻大多殘暴。」這話並非玩笑，重點只是在於你跟蕭伯納是否有著同樣的看待世界的「眼光」。 <text:line-break/><text:line-break/>對此我也常有知音難尋之人生遺憾，常感孤獨難言。在我眼裏美麗良善的人事物，在人們眼裏往往一文不值，甚至鄙俗可笑。相反地，我認為猥瑣窩囊沒出息的人事物，人們卻往往愛慕有加，引為模範；即便視之為負面者，亦同樣甚為看重。 <text:line-break/><text:line-break/>為什麼會這樣呢？為何美感與價值輕重之評價會有這麼大的落差？裏頭有個根本原因也許就是行為主義。簡單說，美麗良善不應是一種行為，更不是一種什麼「外在成就」；行為與成就是一種價格，但美感與道德卻與價格無關。 <text:line-break/><text:line-break/>同理，人事物之良善美醜，自然也與法律無關。我認識很多前科累累的人，沒有一個是壞蛋，沒有一個人渣；但我同時也認識許多絕對不會有前科、甚至是眾人仰慕的各界菁英，滿口理想，卻大多是人渣，窩囊猥瑣沒出息，根本不值得一提。 <text:line-break/><text:line-break/>美麗島事件八大軍事要犯之中，我認識至少四位：林義雄、姚嘉文、林弘宣和陳菊。其中，林弘宣 (以及他太太林黎琤) 是我生平最仰慕的人之一。在我對人的評價之中，林弘宣無疑就是個聖徒。 <text:line-break/><text:line-break/>不同於其他黨外大老的姿態萬千與長袖善舞，林弘宣卻從鎂光燈中消失。我知道他曾經有段時間在外租屋當家教謀生，教小朋友學英文。我常想，那些小孩很可能永遠都不會知道他們曾有何等奇妙的遭遇，竟然曾經如此靠近這樣一位聖徒。 <text:line-break/><text:line-break/>林義雄也是，雖然我不認同他過去十多年來的諸多作為，但這無損於我對他正直無私人格的景仰。 <text:line-break/><text:line-break/>至於陳菊，目前是新聞事件的紅人，很多人扣她貪污罪名，基本上我不相信她會貪污。她是個好人，溫暖善良的平凡人，她並不看重名位權勢，那些東西從來都不是她人生的養份。她也許有可能便宜行事，但她不會貪污。對於她的這點信心，我倒是有的。 <text:line-break/><text:line-break/>不過，菊姐雖然己身清白，但我知道她提拔一大卡車品格卑劣至極的人渣當官、當董事長，吃香喝辣，貪贓枉法，為所欲為。 <text:line-break/><text:line-break/>至於當年一出獄便與我熟識的姚嘉文，我知道得更多了，實難推崇，姑且不提。 <text:line-break/><text:line-break/>那我如何看待施明德呢？我曾對他抱持高度敬意，卻早已成為「過去式」。將近四十年前，當他還在綠島服刑時，我很推崇他。但是，若干年後，當我看了一些他寫的東西之後，對他的崇高敬意便逐漸煙消雲散。 <text:line-break/><text:line-break/>到底我看見了什麼呢？套用當年邱義仁私下對我講過的一段話，他說，「黨外雜誌其實很保護施明德，因為，施明德的一些文字，倘若不加修飾而全部公諸於世的話，人們將會對他失去敬意。」 <text:line-break/><text:line-break/>對於這段描述，我很能認同，但我不知道邱義仁所言與我之所見是否指的是同樣的意思。依當時談話之上下文，我相信是指同樣的事，但我畢竟沒法替邱義仁發言。 <text:line-break/><text:line-break/>我並不是要說施明德寫了或做了什麼做奸犯科居心不良之事，而是說，從他的文字之中，我清楚看見一個非常自戀與自我膨漲的人，驕縱自滿，自我滿意度破表，認為自己高人一等，而且似乎認為一己之受難構成一種足以販售成各項現實地位與權柄的道德光環。 <text:line-break/><text:line-break/>在這個意義上，施明德跟阿扁無非就是同類，都是壞蛋，差別只是在於販售光環的手段與方式不一樣而已。在某個重要的意義上，我對阿扁的敬意其實還是要高出許多，畢竟阿扁更像個「人」，而不是自以為神。也許你可以說，阿扁是個政治惡棍，但施明德卻十足像個神棍。 <text:line-break/><text:line-break/>此一評價，不用蓋棺，便可論定。套句施太太抹黑與羞辱許崑源一家人的說詞：施明德「請不要再妄想欺世盜名」，「施太太對於她的先生施明德的為人和一生，是否有能力跳脫一己之私，站在公共道德的高度上評價？」 <text:line-break/><text:line-break/>施姓夫婦：https://bit.ly/2B1SGR6 <text:line-break/><text:line-break/>施明德在政治上雄心勃勃，但才德皆不配位，而只是一心想當老大，想當總統，想當立法院院長。他當立委時，被當時的立法院記者一致票選為「年度最爛立委」；你想要找到他，不是去立法院，而是應該去中山北路的酒家找。他的周遭狐群狗黨，全是法院認證的貪婪之徒或大奸商。請參閱「許崑源與施明德」： <text:line-break/><text:line-break/>https://bit.ly/2ZqRnV6 <text:line-break/><text:line-break/>然而，我所要批評的卻不僅僅是這樣一種層次的問題，而是更為令人厭惡的傲慢與虛榮。 <text:line-break/><text:line-break/>苦難不會使人高貴，更不用說什麼道德光環了。高貴不是來自於所謂受難，而是來自於一個人面對一切順逆的態度。 <text:line-break/><text:line-break/>苦難不會使人高貴，為之驕縱是很荒唐的，就像愛情、親情或任何一種感情一樣，它不可能成為一種驕以示人或藉以高人一等的虛榮。當一種東西被標上價格，被量化、客觀化，成為一種商品或裝飾品，它便失去意義與價值。 <text:line-break/>  <text:line-break/>講完聖徒、凡人及神棍，那麼，什麼是人渣呢？這其實跟其他三種人一樣，都很難定義，甚至抗拒定義，因為任何定義勢必都得訴諸於某種程度的行為主義概念，然而美學與道德之為物，卻非顯現在某些「特定」行為「本身」，而是顯現在「所有」行為「背後」的某種氣味與態度。 <text:line-break/><text:line-break/>當然，這倒不是說行為本身毫無意義；我們依舊還是可以透過外在行為來理解行為背後那些肉眼不可見的東西。比方說，蔣家時期，那些仗恃主流、言行跋扈的文人走狗與黨棍四處皆是，綠色惡勢力全面肆虐台灣的當下，何嘗不是如此？甚且變本加厲，氣燄更為高張。 <text:line-break/><text:line-break/>底下便是一例。真不知道這位施太太究竟是從哪來的這番上帝一般的道德自滿，從而囂張至此，居然舞文弄墨、囂張跋扈地如此這般羞辱、影射、抹黑與栽贓一位以死明志的死者與家屬。無恥行徑，令人作嘔，真是夠了。 <text:line-break/><text:line-break/>我之所以貼出施太太全文，是因為善惡美醜難以言說，只能請你自己看。就好比說如果有人問起豬八戒到底有多醜，我難以描述，只能把豬八戒拉出場，請你自己看。如果你的美感與我一致，你自然就會看見與我所見一樣的東西，然後你也許就能明白我到底在說些什麼。 <text:line-break/><text:line-break/>施明德不是還有一對說什麼要反獨裁要革命的大腸花子女嗎？這個施家，恃寵而驕，得意忘形，可真是它媽的「一門忠烈」。   <text:line-break/><text:line-break/>＝＝＝＝＝＝＝＝＝＝＝＝＝＝＝＝ <text:line-break/><text:line-break/>入土為安　請不要再妄想欺世盜名 <text:line-break/><text:line-break/>陳嘉君  <text:line-break/><text:line-break/>2020年07月11日  <text:line-break/><text:line-break/>人心不古，也古。今天我們舉頭就會看見這些逆天的現象。打人的人喊救人，說謊者嗜詛咒為真，懦弱的人總在耍狠，為惡者拿香拜拜，逞兇者都說為了公道，黑道最愛論清白，跳樑小丑登上了廟堂...。接著，我們總是低頭滑手機，無能者繼續放屁，無德者繼續沈默，無奈者繼續投票。  <text:line-break/><text:line-break/>「盜蹠日殺不辜，肝人之肉，暴戾恣睢，聚黨數千人橫行天下，竟以壽終。」二千一百多年前司馬遷就在史記伯夷列傳這麼質疑天：「是遵何德哉？」  <text:line-break/><text:line-break/>沒錯，我認為，我們就活在這樣的時代裡。  <text:line-break/><text:line-break/>如果你google，就會發現跳樓和自殺者全球比比皆是。這種時代也難怪！前幾天是台北的衛生局女職員，昨夜尋獲首爾市長朴元淳遺體，據說他是下屆總統呼聲很高的人選，也是著名的人權律師打過南韓知名的性騷擾案件。至於這些年在崛起中的中國跳樓者自殺者，就更多不勝數了  <text:line-break/><text:line-break/>許崑源跳樓自殺就發生在罷免韓國瑜的那一晚。一上新聞，我就瞭然於心，我自有我的判斷。我心有數，不是因為我認識誰是許崑源，或我認識許崑源的誰。我心有數，因為我曾特別發心思去了解台灣自二戰結束後到今天的歷史。國民黨獨裁者如何遂行恐怖統治，政治上運用什麼手法，在民間借用什麼力量，如何佈下天羅地網監控人民，對付政治異己，打壓言論，控制思想，槍殺文化，抹煞道德，顛倒倫理....。在地方上如何攏絡地痞流氓勢力，拉幫結黨威脅利誘，綁樁買票連神明都運用。 <text:line-break/><text:line-break/>行筆至此，新聞報導高雄檢方簽結本案：「檢方也交叉比對選舉賭盤情資，查無關連性。」此時我腦海裡浮出的歷史畫面是1981年陳文成命案。當年檢方也是說交叉比對人證物證，查與警備總部無關連性。 <text:line-break/><text:line-break/>司法本有其侷限性，人心險惡，毀滅證據與斷線早已是惡棍最根本的生存技能吧！當年有膽識者，沒人相信陳文成自殺，真理自在人心。也是這樣的心理素質，能舉起十字鎬敲下，終於翻動了恐怖統治這塊堅固的水泥地，在國民黨密實的統治下又掘了一個洞。 <text:line-break/>  <text:line-break/>我對事情自有我的看法與判斷。有些只是瞭然於心，如為何許崑源在選舉之夜跳樓自殺，而不遺言明志，像昨天自殺的首爾市長？當然，有些會形成一種不得不的「行動」，如鄭南榕自焚。當時是大學生的我，因之悲憤地走上了抬棺抗議至總統府的路。 <text:line-break/><text:line-break/>然而許崑源之死輕如鴻毛，干卿何事？我本會冷漠以對。引發我的批判言論的是蔡正元的一番不肖言論，竟指許崑源之死為壯烈的殉黨、殉國！蔡正元此舉踐踏的是國家的道德、倫理與文化根基，孰可忍，孰不可忍。  <text:line-break/><text:line-break/>不能忘記白色恐怖時期，許多我們之中最優秀、最勇敢、最出類拔萃者不是被殺，就是被囚，還被冠上叛徒、匪諜、叛亂犯、賣國賊...，誣陷忠良的做法與東廠無異。而這傷天害理的作為，最深最痛的影響，除了造就一整代是非不分毫無羞恥道德的一群懦夫之外，就是徹底刨去了文化賴以發展的人文根基。尊一個恐怖獨裁者蔣介石為民族救星與民主燈塔，污衊所有為他自己的時代發出光芒的人為叛徒... <text:line-break/><text:line-break/>所以，我不能容忍蔡正元藉許崑源之死行欺世盜名之實。  <text:line-break/><text:line-break/>許太太的喪夫之痛，是人之常情。但他先生的為人和一生，她是否有能力跳脫一己之私，站在公共道德的高度上評價？  <text:line-break/><text:line-break/>我發表言論之時斟酌過字眼，沒有選擇媒體披露和高雄人普遍使用的黑道，而是借用了阿根廷的大文豪波赫士的作品《惡棍列傳》。在他的自序中，他說：「書裡有絞刑架和海盜，標題上有『惡棍』當道，但是混亂之下空無一物。」  <text:line-break/><text:line-break/>是的，惡棍之死，空無一物。 <text:line-break/><text:line-break/>許太太的喪夫之痛，是人之常情。但他先生的為人，他先生的ㄧ生，她是否有能力跳脫一己之私，並在站在公共道德的高度上評價，我不知道。以她今天的發言看來，她極有可能在幾乎所有上上下下國民黨政要全員到齊的喪禮之後，還真的相信了崇隆的喪禮所「盜」的名聲為真，得到這種聲譽，就像小孩得到棒棒糖一般，忘了蛀牙可怕的真相，只耽溺在蜜糖的甜美。 <text:line-break/><text:line-break/>她說因為「托夢」，要對我提告。我喜歡她用「托夢」做隱喻。我也不免俗地運用「托夢」，以明心志。英國詩人威廉布萊克也「托夢」給我：「鄙視之於該受鄙視者，猶如空氣之於禽鳥，海洋之於魚類。」 <text:line-break/><text:line-break/>德國哲學家叔本華也曾「托夢」給我：「在社會生活裡，對於無處不在的愚昧，沒有頭腦思想的人，我們有必要持寬容的態度；但把這種寬容也帶進文字創作的領域，則是徹頭徹尾的錯誤。因為在文字創作的領域裡，這些愚蠢的家伙卻是厚顏無恥地闖進了根本不屬於他們的地方。鄙視他們的劣等貨色是對優秀作品的一種必須履行的義務和責任。因為辨別不出什麼是壞的，也就無法看清什麼是好的。」  <text:line-break/><text:line-break/>看來，她控告我刑事。我先生淡淡地對我說：「妳若坐牢了，我會天天給你送牢飯。」很甜的一句話。（本文轉載自作者臉書）  <text:line-break/><text:line-break/>作者為施明德文化基金會董事長</text:p>
      <text:p text:style-name="P4">柳春春阿忠   |  2020.07.12 17:52   |   <text:a xlink:type="simple" xlink:href="http://palinfo.habago.org/Entry?Command=Information_PrintForum&amp;iPage=1#FORUM39827"><text:span text:style-name="T7">#</text:span></text:a></text:p>
      <text:p text:style-name="P7"><text:span text:style-name="T9">Free Assange @ palinfo.habago.org <text:line-break/>youtube palylist <text:line-break/></text:span><text:a xlink:type="simple" xlink:href="https://www.youtube.com/playlist?list=PLr4bsWmx9tAQdR3e-A5AjOihBffF1bnp4"><text:span text:style-name="T10">https://www.youtube.com/playlist?list=PLr4bsWmx9tAQdR3e-A5AjOihBffF1bnp4</text:span></text:a><text:span text:style-name="T9"><text:s/><text:line-break/><text:line-break/>（4至6月份我明天補上傳～）</text:span></text:p>
      <text:p text:style-name="P4">陳真   |  2020.07.12 02:19   |   <text:a xlink:type="simple" xlink:href="http://palinfo.habago.org/Entry?Command=Information_PrintForum&amp;iPage=1#FORUM39825"><text:span text:style-name="T7">#</text:span></text:a></text:p>
      <text:p text:style-name="P6">(續) <text:line-break/><text:line-break/>靜站結束，回到高雄了，感覺就像脫了一層皮。最近天熱高溫，靜站要防止脫水。各人應衡量己身健康狀況，切莫勉強來參加。AIT 那邊比較沒有日曬，但是，重點是高溫而非陽光，沒有直接日曬還是一樣會有熱衰竭或甚至中暑的危險；若沒有及時降溫散熱或補充鹽水與運動飲料等，會有致死高風險，特別是幼兒與老人或有三高問題及體重過重者，不可不慎。 <text:line-break/><text:line-break/>接續之前說的。阿水律師拜託別再亂貼了。你怎麼會去找一些綠到爆、綠到化膿流汁的綠媒記者，要我們向他們學習如何判斷新聞品質與資訊真假？那就好像要我們向詐騙集團學習如何培養誠實的美德一樣荒唐。拜託，這裏不是巴勒網幼兒園，我們也不是腦殘，你常貼這樣一些東西我真的覺得很累。 <text:line-break/><text:line-break/>我不知道你推薦的這位洪聖斐是誰，但我知道這位媒體高層所屬的「新頭殼」媒體，簡直就是綠到爆，綠到化膿流汁。你從一個人的一些言論，馬上就能知道對方之知識與文化水平及道德素質。比方說，你看這位洪記者兼洪教授寫的文章： <text:line-break/><text:line-break/><text:a xlink:type="simple" xlink:href="https://bit.ly/2ZgJoKa"><text:span text:style-name="T8">https://bit.ly/2ZgJoKa</text:span></text:a><text:s/><text:line-break/><text:line-break/>標題寫著：「韓導給全台灣人民上的一次寶貴的媒體識讀課」。內文則說：韓國瑜的「行徑」，為大家「示範」了他「如何製造媒體亂象」。很離譜吧！韓國瑜居然變成「媒體亂象」的凶手。為什麼呢？洪記者說，因為韓國瑜在「總統選舉政見會上說自己被90%的媒體抹黑」。洪記者說這是「鬼扯」。 <text:line-break/><text:line-break/>可是，這不是明明白白的事實嗎？怎麼會是鬼扯？洪記者譴責說：韓國瑜為何不提他選高雄市長時媒體大多對他採「正面」報導？洪說，就是這樣一種「媒體跟風」、「媒體亂象」，才讓韓國瑜選上高雄市長。洪說，韓國瑜不能怪90%的媒體抹黑，而只能「怪他自己在高雄太混了，混到市民怨聲載道」，使得媒體「不得不」誠實報導韓國瑜的真相。因此，正是韓國瑜自己製造了「媒體亂象」。 <text:line-break/><text:line-break/>最後，洪記者兼洪教授並呼籲「視聽大眾」務必擁有阿水律師所推薦的什麼「媒體閱聽素養」，要大家學習如何去判斷媒體的好壞。洪說，他在大學任教，他的學生們懂得從各個指標去判斷媒體好壞，結果學生們一致認為蘋果日報最為客觀中立。 <text:line-break/><text:line-break/>它媽的，蘋果日報是CIA辦的報紙，還會客觀中立？ <text:line-break/><text:line-break/>洪記者兼洪教授還教訓韓國瑜說：「享有鎂光燈的人，豈可只想著被吹捧，不容檢視？」 <text:line-break/><text:line-break/>洪記者兼洪教授的結論是：「韓國瑜給大家上了寶貴的一課，提供了重要的負面教材！想要擺脫媒體亂象，請大家千萬要記住這個教訓，不要再讓有權有勢的人結合有錢可以壓死人的，威脅利誘媒體去做惡了！ <text:line-break/><text:line-break/>你看，這種記者，這種教授，很荒唐很不可思議吧！這種鳥話居然也講得出來！真是很可恥！每天鋪天蓋地抹黑造謠無所不用其極的齷齪綠媒沒有錯，反而是每天被造謠抹黑栽贓醜化整整一兩年的韓國瑜，反倒成為製造媒體亂象的負面教材。他媽的講這種話還有人性嗎？ <text:line-break/><text:line-break/>洪罵完韓國瑜製造媒體亂象之後，接著罵馬英九和柯文哲說，在他們的主政下，「記者不但被警察打，甚至還被警察拘禁」，並同時譴責香港警察不但「毆打手無寸鐵的民眾，而且同樣也不放過媒體」。 <text:line-break/><text:line-break/>洪記者兼洪教授網上文章一大堆，荒腔走板，睜眼說瞎話。我覺得，一個學生，除非極重度腦殘，否則遇到這種老師應該會吐血吧？ <text:line-break/><text:line-break/>我再舉一篇為例，洪寫於今年四月二十二日： <text:line-break/><text:line-break/><text:a xlink:type="simple" xlink:href="https://bit.ly/2Cv1LlB"><text:span text:style-name="T8">https://bit.ly/2Cv1LlB</text:span></text:a><text:s/><text:line-break/><text:line-break/>標題是：「打大學生的到大學演講，台灣平行時空的荒謬見證」。內文誣指統促黨主席張安樂之統促黨「毆打大學生」，洪說，這樣一個人憑什麼被邀請到大學演講？ <text:line-break/><text:line-break/>洪說：「此一邀請活動已違背知識人的學術份際，濫用了社會授予大學的講學自由」，「這整件事情見證了台灣平行時空的荒謬：打大學生的人利用講學自由到大學對大學生演講，反對言論自由的假藉言論自由散播假訊息，反民主選舉的 (馬英九) 利用民主選舉當了8年總統。」 <text:line-break/><text:line-break/>洪先生的結論是：「台灣是個平行空間。我們需要的轉型正義，不是只追究過去獨裁者及其黨羽的種種暴行，而是要徹底翻轉獨裁時代留下來的反民主、反自由政治文化。正如戰後德國與日本的重建，是從『去納粹』與『去軍國主義』著手，台灣也需要徹底的去除獨裁專制時代遺留下來的文化。」 <text:line-break/><text:line-break/>一個人，居然可以胡扯瞎掰到這種地步，我真是很無言。他是以為台灣人全是腦殘嗎？   <text:line-break/><text:line-break/>罵完統促黨和國民黨「反民主」、「反自由」、「反選舉」的「獨裁暴行」之後，洪記者兼洪教授高聲歌頌起香港覺青的偉大革命行動來了，說這是「基督教倫理學」對於中共暴政的一種偉大的「武力反抗」。他說：「香港人面對『持續性的威脅與殺害無辜人命』的暴力政權，若還要譴責人民武裝抗暴，那是假中立且不符合聖經的教導。」 <text:line-break/><text:line-break/><text:a xlink:type="simple" xlink:href="https://bit.ly/2AO9hYo"><text:span text:style-name="T8">https://bit.ly/2AO9hYo</text:span></text:a>  <text:line-break/><text:line-break/>在另一篇文章裏，洪教授這回是譴責洪秀柱，並進一步比較國民黨與納粹的「多麼相似」。標題是：「中國國民黨黨國體制與納粹治國異曲同工」。 <text:line-break/><text:line-break/><text:a xlink:type="simple" xlink:href="https://bit.ly/2ZYLH3P"><text:span text:style-name="T8">https://bit.ly/2ZYLH3P</text:span></text:a><text:s/><text:line-break/><text:line-break/>起因是洪秀柱當初代表國民黨選總統時，曾經發文感嘆台灣民粹主義肆虐，如同納粹治國。洪教授罵說：「洪秀柱讀書有限，意識形態也遮蔽了她的理性邏輯思維。既然自己的能力有限，還是少寫東西來洩自己的底。少搬石頭砸自己的腳比較好。」 <text:line-break/><text:line-break/>洪教授說，國民黨才是「納粹治國」。為什麼呢？洪教授說，納粹的特徵就是，他「要的不只是政權，而且是『完全掌權』，掌握『全部政權』；甚至不以取得『全部政權』為滿足，還要進一步將整個社會收編進來。...將農業界、工業界、知識界與輿論界牢牢掌控。」 <text:line-break/><text:line-break/>這些特徵聽起來，根本就是在描述民進黨不是嗎？這個人渣黨最近居然還沒收了農田水利會數千億的資產，至於各種貪贓枉法與分贓酬庸，更不在話下，大概可以寫成一本三萬頁的巨著，就像一群政治吸血寄生蟲，不吸乾整個島嶼不會罷休，貪婪無度、無法無天到極點。 <text:line-break/><text:line-break/>但你幾時看過那些滿口理想的什麼親綠學者或綠油油人士對此有過一句批評？他媽的，我們還得跟這樣一些人學習如何分辨善惡是非與判斷媒體資訊之真假？我實在覺得很煩。再有這類無恥鳥話，我會刪除，它媽的真是荒唐透了頂。</text:p>
      <text:p text:style-name="P4">陳真   |  2020.07.11 18:16   |   <text:a xlink:type="simple" xlink:href="http://palinfo.habago.org/Entry?Command=Information_PrintForum&amp;iPage=1#FORUM39824"><text:span text:style-name="T7">#</text:span></text:a></text:p>
      <text:p text:style-name="P5">阿水律師，你以為巴勒網的人是腦殘嗎？真是荒唐透了頂。你乾脆叫大家去向阿扁或李登輝及蔡啥小學習清廉之道好了。拜託別再瞎掰，這樣我很累。 <text:line-break/><text:line-break/>以後凡是胡扯瞎掰造謠抹黑的留言或轉貼，我儘可能一概刪除而不想浪費時間去澄清宛如海嘯一般永無止境的謊言。 <text:line-break/><text:line-break/>這些謊言，百分之九十九點九九九九九是綠色的或西方的，特別是島內綠媒，幾乎根本沒有一句話可信，完全擺明就是要造謠。 <text:line-break/><text:line-break/>相反地，祖國媒體或俄羅斯媒體，可信度非常高，而且精確有內涵，幾乎百分之百可信。他們根本沒有造謠的必要，因為光是要澄清西方宛如海嘯一般的謊言與造謠抹黑之萬分之一或百萬分之一，恐怕都已經要累死了，哪還需要製造假新聞。 <text:line-break/><text:line-break/>另外，這些年來，島內凡是掛著什麼改革旗號，言行裝模作樣的，包括什麼媒體改革，什麼司法改革，什麼國會堅督什麼碗糕的，全部是綠油油的惡勢力；或是什麼打擊假新聞的機構，本身就是專門在製造假新聞的CIA走狗及綠營打手。這點基本事實與普通常識，你真的不懂嗎？ <text:line-break/><text:line-break/>剛離開AIT，剛靜站完，現在在回高雄的車上，很累。至於張作錦，又是另一種故事了。有空再說。先寫這樣。</text:p>
      <text:p text:style-name="P4">阿水   |  2020.07.11 17:06   |   <text:a xlink:type="simple" xlink:href="http://palinfo.habago.org/Entry?Command=Information_PrintForum&amp;iPage=1#FORUM39823"><text:span text:style-name="T7">#</text:span></text:a></text:p>
      <text:p text:style-name="P6">念淨， <text:line-break/><text:line-break/>「我覺得很吃驚的就是為什麼台灣過去還能寫出這些東西，而現在連一點基本的反省跟自覺都沒有」 <text:line-break/><text:line-break/>如您所說的，因爲「都沒有」，才有團體在提倡閱聽人的「媒體識讀」能力： <text:line-break/><text:line-break/>洪聖斐｜媒體識讀－當代人人必備的能力 <text:line-break/><text:line-break/>原文網址：https://www.feja.org.tw/44744</text:p>
      <text:p text:style-name="P4">李念淨   |  2020.07.11 09:54   |   <text:a xlink:type="simple" xlink:href="http://palinfo.habago.org/Entry?Command=Information_PrintForum&amp;iPage=1#FORUM39822"><text:span text:style-name="T7">#</text:span></text:a></text:p>
      <text:p text:style-name="P5">在巴勒網經常都可以看到一些很舊的文章 <text:line-break/>我覺得很吃驚的就是為什麼台灣過去還能寫出這些東西，而現在連一點基本的反省跟自覺都沒有 <text:line-break/><text:line-break/>這些二三四十年以前的東西放在今天居然也能完完整整的用在上面 <text:line-break/><text:line-break/>_______ <text:line-break/><text:line-break/><text:line-break/>媒體不要自作奴僕！ <text:line-break/>文 / 張作錦 <text:line-break/>1995-03-15 <text:line-break/><text:line-break/>如果「天下沒有白吃的午餐」是經濟事務上的通則，那麼「天下沒有不箝制言論自由的政權」，應該是政治事務上的規律。 <text:line-break/><text:line-break/>蓋權力使人腐化，愈腐化的權力就愈想掌權，那些見不得人的事就愈不敢讓人發現，於是有權的人乃千方百計摀住新聞界的嘴，不讓它說話；或捏著新聞界的嘴，讓它說言不由衷的宣傳台詞。 <text:line-break/><text:line-break/>研究民主政治和言論自由的人，最常引用兩個人的名言－－孟子說：「民為貴，社稷次之，君為輕。」湯瑪斯．傑佛遜說：「如果必須在有政府而無報紙，或有報紙而無政府兩者中選一個，我將毫不遲疑地選擇後者。」孟子是學者、是教授，自不難「立異鳴高」，若他當了執政者會怎樣？恐怕難說。否則中國何以在歷朝歷代的帝王中，竟找不到一個孟子？傑佛遜的話雖然使新聞界臉上飛金，但他當了總統與報界相處並不融洽，他還為自己發起一項「退報運動」，拒看某些嚴苛批評他的報紙。 <text:line-break/><text:line-break/>「比國民黨還要嚴重」 <text:line-break/><text:line-break/>「天下沒有不箝制言論自由的政權」這種現象，目前自是亦然存在。大家看到這句話時，立即會想到國民黨，這當然不錯，不過民進黨現在也「升級」到可以箝制言論自由了。 <text:line-break/><text:line-break/>在台北市議會，國民黨和新黨議員醞釀全數刪除「台北電台」的預算。國民黨籍的李慶安指出：陳水扁上台後，台北電台已徹底「綠化」，成為文宣傳工具，未經議會認可的「政策」，都在台北電台大肆推銷。新聞處不斷指示台北電台播出的內容以及上節目的人選，十足是媒體的黑手。新黨籍的費鴻泰說：民進黨口口聲聲爭取言論自由，爭取頻道的開放，但是自已擁有媒體後，一樣操縱、干涉新聞言論自由，「比國民黨還要嚴重」！ <text:line-break/><text:line-break/>這事可能有政黨鬥爭成分，但民進黨人對言論自由的態度使人疑慮，也不自今日始，只舉一例：民國八十一年四月二十一日省營新生報刊登一則未經查證的消息，損及民進黨的形象，二十二日及時更正，但是當日下午民進黨籍省議員把新生報社長、總編輯和記者召到省議會議場痛罵，以報紙敲打、潑茶水，最後又以記者「坐姿不佳」把他驅逐出場。這還不是孤例，像民進黨的中常會就曾拒絕記者採訪過。 <text:line-break/><text:line-break/>就在兩黨議員磨刀霍霍要砍台北電台預算時，電台台長靳榕生因「性騷擾」案被停職。早在「案」發之前，靳榕生曾向一位市議員訴苦，謂他接到指示，要台北電台做一些節目，與「地下電台」和「第四台」同步播出，他覺得這樣不妥當，遲遲未做，可能要被「整」。這當然是一面之詞，而有無騷擾之事也要靠調查做依據。不過有一點叫人好奇的是：如果靳榕生充分「合作」，他即使真有騷擾的行為，還會被舉發、停職嗎？ <text:line-break/><text:line-break/>對國民黨議員發動刪除台北電台預算，陳水扁市長很光火，他警告國民黨別逼他，否則他可下令要國民黨中央黨部新建大樓停工，台北市民以六十多萬票把「阿扁」送進市府，對他期望很高，幾個月來他表現得也很令人滿意。但這句話卻說得十分有失立場，使人對他的施政減少幾分信心。國民黨中央黨部的工程如不合法，根本就不能讓它建；如果手續完備，怎麼能把他人合法的權益拿來作政黨的鬥爭工具？這與民進黨和「阿扁」過去一向主張的「依法行政」和「行政中立」相去太遠了！ <text:line-break/><text:line-break/>「阿扁市長」又說，國民黨一向強力干預三家電視台的節目內容，那些國民黨的民代為何不追究？「阿扁」的這一「質詢」，真是大哉問，說出了民眾的心聲。不過問題是：即使國民黨籍的民代沒有制衡他們自己的黨，也不妨礙他們來制衡民進黨。「阿扁市長」只要自問：你是否也像國民黨一樣，把公器作為私產？ <text:line-break/><text:line-break/><text:line-break/>民進黨目前在少數縣市執政，將來若掌握中央政府，我不覺得我們的言論自由會有更多的保障，更大的進步。也許有人問，讓新黨執政會不會好一些呢？這個問題不必回答，只要有一項事實：去年底選舉，新黨對三台封鎖他們的新聞，反應強烈，並有集結抗爭的動作。他們所處的政治環境，當然叫人同情，但是新黨諸君子當年在國民黨中時，三台封鎖民進黨的程度尤為滴水不漏，卻未見他們挺身出來，為言論自由說過半句話。 <text:line-break/><text:line-break/>從上述國民黨、民進黨和新黨人士的行為，可以看出：今天在中華民國，談論言論自由的人多，實踐言論自由的人少；原因是大家並不真心信仰它，只是把它作為牟取私利、打擊敵人和裝扮自己的工具，一旦目的達到，它就秋扇見捐一文不值了。所以，社會要求國民黨「黨政軍退出三台」。這當然應該，而且早就應該；問題是他們退出之後誰來？會不會由某一個團體的壟斷換到另一個團體的壟斷？由甲乙的操縱換到丙丁的操縱？兩個王朝打仗，勝方接收了敗方的奴僕，但奴僕到了哪一邊都是奴僕。血染征袍的百戰將軍，會把戰利品的奴僕輕易放掉？不為自已的利益而純粹為奴僕的自由而打仗的，歷史上好像還沒有過這樣偉大的事蹟－－連美國的南北戰爭都不完全是。 <text:line-break/><text:line-break/>自由是爭來的 <text:line-break/><text:line-break/>所以言論自由的根本問題是：媒體不要自作奴僕。權力使人腐化，古往今來好像還找不到反證，只是腐化的程度不同而已！掌權者為掩飾其腐化，就一定要箝制言論自由，所以我們不能指望有權力的政府、有權力的政黨、有權的各種各類團體以及有權力的個人，會放棄他們對言論自由的操控與侵蝕，所以媒體要主動爭取。縱觀各國的新聞史，言論自由都是爭來的。 <text:line-break/><text:line-break/>解嚴之後，黨禁、報禁開放之後，台灣言論自由的空間好像無限寬廣，新聞界大嗚大放似亦百無禁忌。但若從精微處觀察考究，情況又不盡然。看看某些報紙對某黨某人輸誠表態地一面倒，聽聽三台每天新聞的第一條，彷彿使人進入時光隧道，回到十多年前的「威權時代」。但今昔不同的是：從前多半是被迫，現在多半是甘願； <text:line-break/><text:line-break/>從前是人身安全的考慮，現在是官位安全或政治利益安全的考慮； <text:line-break/><text:line-break/>從前是別人從新聞界手中拿走了言論自由，現在是新聞界拱手送出了言論自由，別人拿走了，向對方爭；自己送走了，就只能向自已爭了。 <text:line-break/><text:line-break/>一點也不錯，去自已的心中之賊、不自作奴僕，是新聞界爭取言論自由的最後一仗！ <text:line-break/><text:line-break/>要打這一仗，先要有「危機意識」，次要有「敵情觀念」，還要完成「精神動員」；以今天的新聞界，做得到嗎？ <text:line-break/><text:line-break/><text:a xlink:type="simple" xlink:href="https://www.gvm.com.tw/article/3820?si=e68c133cb8f035830dc208860594699e"><text:span text:style-name="T8">https://www.gvm.com.tw/article/3820?si=e68c133cb8f035830dc208860594699e</text:span></text:a></text:p>
      <text:p text:style-name="P4">許世勤   |  2020.07.09 09:55   |   <text:a xlink:type="simple" xlink:href="http://palinfo.habago.org/Entry?Command=Information_PrintForum&amp;iPage=1#FORUM39821"><text:span text:style-name="T7">#</text:span></text:a></text:p>
      <text:p text:style-name="P6">Bella Hadid是巴勒斯坦裔的super model，最近因為她在自己的Instagram貼了一張她父親的巴勒斯坦護照，並發文自己以身為巴勒斯坦人為榮。她也曾經參與抗議Trump有關耶路薩冷是以色列首都的行動，但是Instagram卻以她的貼文是「仇恨言論、羞辱與霸凌」為由而將之刪除！不僅是Instagram，其母公司Facebook自2018年以來，任何站內社群或言論，只要與「委內瑞拉」、「抗議以色列」或「支持巴勒斯坦」等等，皆會被以「違反」社群中「禁止仇恨言論」的政策而遭刪除，至今已有800個相關社群被禁止了。 <text:line-break/><text:line-break/>西方世界對於言論的查核標準，基本上就是以「實質統治者」的利益為核心，我猜這批實質統治者大概都有很深厚的猶太背景「猶太復國主義」，不然難以解釋為何在美國對以色列的相關評論，經常被以該言論是Anyi-Semitism為由而刪除。而Trump目前遭到各大社群媒體的追殺，應該理解為在Trump的愚蠢政策下，這些統治者繼續實質奴役美國及世界將有困難，所以目前在美國上演的各種「反仇恨」運動卻變相成為另一種censorship，只要不合我意，直接在對手身上貼上racism等標籤就好了。 <text:line-break/><text:line-break/>目前在美國上演的各種有的沒的運動，經常夾帶著「為了民主」「反歧視」這個神聖標籤，卻上演著連美國人都認定的「雙重標準」。對於異議者，經常以妖魔化的手法來將對手抹黑、抹臭。對比來說，中國大陸在其官方言論與行動上反而有良好的可預測性，這種說一是一、實事求是的精神才是「法治」精神。 <text:line-break/><text:line-break/>原文網址：<text:a xlink:type="simple" xlink:href="https://www.rt.com/news/494165-bella-hadid-instagram-palestine/"><text:span text:style-name="T8">https://www.rt.com/news/494165-bella-hadid-instagram-palestine/</text:span></text:a><text:s/></text:p>
      <text:p text:style-name="P4">欧阳阳   |  2020.07.09 07:51   |   <text:a xlink:type="simple" xlink:href="http://palinfo.habago.org/Entry?Command=Information_PrintForum&amp;iPage=1#FORUM39820"><text:span text:style-name="T7">#</text:span></text:a></text:p>
      <text:p text:style-name="P5">边芹对中西文化的一些解剖；中国人最近升起的一些对自己文化的一点自信心或者主人意思，我认为这个很重要！ <text:line-break/><text:line-break/>边芹解剖学系列之一：不可比的不要比 <text:line-break/>链接：<text:a xlink:type="simple" xlink:href="https://www.guancha.cn/BianQin/2013_10_12_177713.shtml"><text:span text:style-name="T8">https://www.guancha.cn/BianQin/2013_10_12_177713.shtml</text:span></text:a><text:s/><text:line-break/><text:line-break/>“与西方社会打交道一般是先甜后苦，与中国社会打交道则正相反，是先苦后甜。有个相识的小孩被送去英国读书，走前小脑瓜里早埋下了定势思维：中国人不好，素质啊，等等。初到英国，人问那边怎么样？答：西人文明友爱，有中国人的地方就不行（估计指华人区）。几年后，问有没有结交几个友好白人？答：一个没有。再问有没有朋友？答：有。问什么人？中国人。” <text:line-break/><text:line-break/>“被中国人捧角的西方中国通绝对没有可能在其母国搭乘进入上层建筑的直通车主导文化比较的话语，有自我意识的上层建筑必有厚厚的城墙，开放并不是来者不拒。 <text:line-break/><text:line-break/>要打破这条思维轨道，割断精神模仿的链条，就得从话语的流向中突围，树立一个新观念，即：不可比的不要比。我们看到缺陷的背面往往也有优点，而优点的后面常常暗藏着缺陷，所以中西比对已到了绕开现象看本质的关头。” <text:line-break/><text:line-break/><text:line-break/>边芹解剖学系列之五——陌生人文化：主人还是客人 <text:line-break/>链接：<text:a xlink:type="simple" xlink:href="https://www.guancha.cn/BianQin/2013_10_12_177713.shtml"><text:span text:style-name="T8">https://www.guancha.cn/BianQin/2013_10_12_177713.shtml</text:span></text:a><text:s/><text:line-break/>“中国人短时旅西看到西人守秩序、照顾环境的行为，会莫名其妙地过度感动，立刻联想到“无私品德”，有如瞥见“文明曙光”，回过头来自惭形秽，也是因为中国人老把这种“利我”行为抬高到“利他”行为，看到西方人普遍能做，而自己国家“共产主义教育”经年却达不到普遍能为，心理的落差可想而知。这种落差经浮光掠影的文人之笔，二次甚至三次过度放大，由此编织了中国人对西方误读的幕布之一。这层幕布目前在中国已张得很大很厚，深入民间潜意识，形成深不见底的自贱心理，尤其阻止我们更为清醒和理性地看待西方。有时看着国人注视洋人的眼神（多情和莫名的受宠），特别是那些刚踏上西土的人矫情和得势交织在一起的表情，我心便抽紧，因为我知道那一闪即逝的神情后面是已积攒得太厚的卑贱。”</text:p>
      <text:p text:style-name="P4">陳真   |  2020.07.09 02:21   |   <text:a xlink:type="simple" xlink:href="http://palinfo.habago.org/Entry?Command=Information_PrintForum&amp;iPage=1#FORUM39819"><text:span text:style-name="T7">#</text:span></text:a></text:p>
      <text:p text:style-name="P6">(續) <text:line-break/><text:line-break/>全部看完了，拍得不錯。沒時間看全部的，請再繼續看： <text:line-break/><text:line-break/>29分45秒到30分45秒。 <text:line-break/><text:line-break/>38分到47分 <text:line-break/><text:line-break/>54分到最後 <text:line-break/><text:line-break/>無論是文字、影像或聲音，我們肉眼看到的都是同樣的東西，但是心裏邊「看到」的，是不是還一樣呢？打動我的，是不是也打動了你？ 許多時候，這就像在給人打暗號似的，在茫茫人海時空中尋找知音。 <text:line-break/><text:line-break/>我平常儘可能避免去看例如像這樣一種水平的大陸節目或影片，就如同我二十多年來天天宣導陳曉楠的「冷暖人生」，但我自己倒是已經十年以上沒看了；只錄不看，打算錄給後代的人看，錄給我的小孩看，我自己不看了，看多了只是憑添憂傷。但我倒是很希望那些活在空洞概念與謊言裏頭的人不妨多看，相信是可以治療各類型腦殘的。</text:p>
      <text:p text:style-name="P4">陳真   |  2020.07.08 19:34   |   <text:a xlink:type="simple" xlink:href="http://palinfo.habago.org/Entry?Command=Information_PrintForum&amp;iPage=1#FORUM39818"><text:span text:style-name="T7">#</text:span></text:a></text:p>
      <text:p text:style-name="P5">謝謝從輔，我趁著沒病人時三分五秒零碎地看，現在只看到30分鐘處。沒時間看或不想看全部的人，強烈推薦各位看 20:00到30: 00，也就是採訪護士那一段，務必看完一整段，算是我的一個懇求吧： <text:line-break/><text:line-break/><text:a xlink:type="simple" xlink:href="http://shorturl.at/aHUY3"><text:span text:style-name="T8">shorturl.at/aHUY3</text:span></text:a><text:s/><text:line-break/><text:line-break/>不知道為什麼，我就是喜歡大陸，喜歡她的一切。即便是三十幾年前當我是個台獨叛亂犯時，我還是一樣為大陸的人與風土文物及歷史山河著迷。 <text:line-break/><text:line-break/>仇中反華是很荒唐的，就算是一個如同我當年那樣、真正意義上的台獨份子，也沒有任何理由要去排斥這樣一些極其動人的人事物。 <text:line-break/><text:line-break/>年過半百，也許是情感變得更加脆弱敏感，對於大陸的愛慕之心更是一天比一天強烈；彷彿惟有感情才是人事物的一切意義所在。西方社會一樣有山明水秀，一樣有花花草草，一樣有飛禽走獸，一樣有各種歷史滄桑，但是，「家」的氣味終究還是不一樣，從而使得一切變得如此不同。 <text:line-break/><text:line-break/>我還是喜歡劍橋，畢竟我一生最好的十年青春都在那裡渡過，但它終究不是我的「家」，就算我在那裡住上一百年，住上三代人，它仍然還是異國它鄉。 <text:line-break/><text:line-break/>異鄉之美，就像一種玩具，美則美矣，卻缺乏內在更深沉的血肉情懷；它終究不是敘述著「我」的故事，我無法為之動情。特別是在這樣一種中美鬥爭急遽惡化的世紀末氛圍中，敵我之間嚴重割裂，當洋人普遍視你為敵，或視你為不相干之外人，你大概也很難再說什麼你家就是我家或什麼他們的歷史就是我的歷史。 <text:line-break/><text:line-break/>台灣當然也(曾經)是我的家，但這個「家」，就如同我在二十年前寫的一系列文章所說，「家鄉如異鄉」，就像被惡鬼下了詛咒的島嶼，人渣橫行，價值崩盤，善惡是非顛倒，乃至於認賊作父，仇恨骨肉家人，踐踏與蔑視自身的文化與血統，這還像個「家」嗎？ <text:line-break/><text:line-break/>最近跟學姐說，期待將來小孩上了小學中高年級之後，開始有自己的生活圈，慢慢不再黏著父母時，希望趁著有生之年還能走動時，我要沿著前人足跡，看遍祖國山河每一寸土地，了我一生最後的一點個人心願。</text:p>
      <text:p text:style-name="P4">孫從輔   |  2020.07.08 16:08   |   <text:a xlink:type="simple" xlink:href="http://palinfo.habago.org/Entry?Command=Information_PrintForum&amp;iPage=1#FORUM39817"><text:span text:style-name="T7">#</text:span></text:a></text:p>
      <text:p text:style-name="P6">我推薦一個日本導演竹內亮拍的武漢十日紀實影片 <text:line-break/>A Japanese Director's 10-day documentary on Wuhan <text:line-break/><text:line-break/><text:a xlink:type="simple" xlink:href="https://www.youtube.com/watch?v=N4ABOJ1y5iM"><text:span text:style-name="T8">https://www.youtube.com/watch?v=N4ABOJ1y5iM</text:span></text:a><text:s/><text:line-break/><text:line-break/>非常感人，且不濫情，不預設立場，是我很喜歡的風格。 <text:line-break/><text:line-break/>1:00--2:19之間是一段對送外賣的老計的訪問。導演提出日本民眾問武漢人的問題：「怕不怕作為一個武漢人，被外地人歧視，被外國人歧視，怕不怕？」 <text:line-break/><text:line-break/>老計說：「我不怕，但是我介意。不是因為介意我自己。我之前發過微博，那個美國駐華大使館發微博講，把這個病毒叫做武漢病毒。你把它摻雜到政治裡，我覺得就不對。另外一個，武漢人確實付出的太多了，在那個時候。那麼叫武漢病毒對武漢人不公平，所以我覺得對武漢人很不公平，所以我發了個微博就罵，罵了特朗普。」 </text:p>
      <text:p text:style-name="P4">陳真   |  2020.07.08 02:10   |   <text:a xlink:type="simple" xlink:href="http://palinfo.habago.org/Entry?Command=Information_PrintForum&amp;iPage=1#FORUM39816"><text:span text:style-name="T7">#</text:span></text:a></text:p>
      <text:p text:style-name="P5">隨手找一些剪報及資料，讓大家溫故知新。 <text:line-break/><text:line-break/>台灣政治之骯髒齷齪與貪婪，卻又大獲全勝，大好人變大惡棍，人渣變英雄，變暖男，變民主鬥士，我很無言。 <text:line-break/><text:line-break/>至於國民黨，除了韓國瑜、洪秀柱等極少數人之外，其他幾乎都是在打假球；他們跟綠營其實是利益共同體。 <text:line-break/><text:line-break/>台灣就像一塊肥肉，藍綠分而食之。過去是國民黨吃肉，民進黨喝湯，現在是民進整隻全吃，吐一點骨頭讓國民黨啃。誰真心想打破這個分贓宿命，誰就會像韓國瑜一樣，被打成過街老鼠，全民喊打。 <text:line-break/><text:line-break/>陳真 <text:line-break/><text:line-break/>2020. 07. 08. <text:line-break/><text:line-break/>==================== <text:line-break/><text:line-break/>邱毅『談天論地話縱橫』 <text:line-break/><text:line-break/>2020年7月2日 <text:line-break/><text:line-break/>蔡英文提名陳菊掌監院，明著就是要向大眾傳遞三個訊息： <text:line-break/><text:line-break/>一是蔡英文已是大權一把抓，趙孟可貴之，亦可賤之，老娘想用什麼人，坐什麼位子，天下人都必須俯伏聽命，五體投地，三呼萬歲。 <text:line-break/><text:line-break/>二是監察院自此成為體制內最大的東廠，藍營執政的縣市首長和大小官員，日後該知道應效忠誰、聽命誰。藍營在2018年九合一選戰的勝果，從今爾後完全沒收，韓國瑜被罷免後，若還想露臉出頭，監察院就等著大刑伺候你。 <text:line-break/><text:line-break/>三是別再扯蔡英文的「假博士問題」，即使有什麼積極証據，監察院也會吃掉案子，那個法官檢察官敢插手此案，監察院就會找上誰，包準讓你倒霉透頂，當然陳菊的那些大小弊案也要湮消雲散了。 <text:line-break/><text:line-break/>總之，蔡英文這個人事命令就是宣布台灣走進「獨裁體制」，從此貪腐當道，貪官橫行，群魔亂舞。我始終納悶的是，這樣一個獨裁與貪腐並行的政權，卻還能得到廣大年輕人的支持擁戴，這個世界是不是已經瘋狂了呢？ <text:line-break/><text:line-break/>=============== <text:line-break/>邱毅『談天論地話縱橫』 <text:line-break/><text:line-break/>2017年11月14日 <text:line-break/><text:line-break/>獵雷艦弊案越滾越大，藍綠都被捲入，成為政治角力的另一個新戰場。 <text:line-break/><text:line-break/>慶富造船的老板叫陳慶男，這家公司原承造遠洋漁船，並做些漁產加工的活，後來發現軍中和海巡署的造艦獲利大的多，便積極投入政商關係的運作。 <text:line-break/><text:line-break/>高雄有個政商勾結的團体，叫《漢來幫》，龍頭老大是陳水扁的核心幕僚長陳哲男，陳哲男的兩個兒子，陳其堯從商，陳其邁從政，外界都稱陳哲男父子是陳水扁的《分身》，陳慶男就靠出錢出力拍馬屁討歡心，經由陳哲男搭上了陳水扁。因為有了陳水扁這層關係，陳慶男進入海軍核心，造艦標案也就《芝麻開門》了！ <text:line-break/><text:line-break/>高雄在地勢力方面，陳慶男前面壓寶謝長廷，後來轉抱陳菊大腿。在陳水扁當權時期，陳慶男在軍中呼風喚雨，得標不斷，財源滾滾，也大筆大筆奉献獻給主子陳水扁，連扁子的特殊愛好(按：指嫖妓)，也照料的周周全全。 <text:line-break/><text:line-break/>在陳水扁父子的貪污洗錢案中，陳慶男是關键角色，我蒐集了完整證據交給特偵組，结果没有下文，後來知道陳慶男拉攏了簡良鑑。 <text:line-break/><text:line-break/>簡良鑑活躍於高屏地區，初始是王金平的人，後來成了馬英九後援會的積極分子，也經營了馬英九旁邊的一些要員，靠著簡良鑑的關係，陳慶男不僅逃過了陳水扁案的司法追查，而且還延續了他在軍中吃香喝辣的政商關係。現在回想起來，我在扁執政時被追殺迫害，馬執政時也很多人莫名其妙的討厭我，應該就是擋人財路惹的禍吧！ <text:line-break/><text:line-break/>現在陳慶男的政治靠山自然是蔡英文和陳菊，順著這個線索挖下去，相信更多臭不可聞的黑幕會不斷曝光出來。 <text:line-break/><text:line-break/>============= <text:line-break/><text:line-break/>毒舌飆罵從不反省 陳其邁厚顏護Ａ錢老爸 <text:line-break/><text:line-break/>《周刊王》  2014/08/20  <text:line-break/><text:line-break/>高雄氣爆案，綠營精心政治算計後，開始分進合擊炮打中央，立委陳其邁首先開火，他毒舌罵功一流，罵走了經濟部長張家祝，但高雄市民仍在水深火熱之中！ <text:line-break/><text:line-break/>父親節前夕，立法院審查自由經濟示範區特別條例草案，到會備詢的張家祝卻不知以陳其邁為首的一批綠委，早已磨刀霍霍！ <text:line-break/><text:line-break/>陳其邁搶下麥克風厲聲痛責張家祝：「從災害發生到現在你進災區幾次？今天頭七公祭，經濟部長還有心坐在這裡，你是人嗎？」這種極盡羞辱的詞語，一連說了數次；他還說，「忙著把所有責任推給地方，除8月2日到鳳山指揮所之外，你什麼時候去過災區？」 <text:line-break/><text:line-break/>冷血羞辱 罵走部長 <text:line-break/><text:line-break/>陳其邁疾言厲色地說，「冷血部長還在這裡，穩如泰山、談笑自若。」張家祝一臉鐵青，步出會場。隨即向行政院江宜樺院長請辭。 <text:line-break/><text:line-break/>照理說能以大是大非質疑別人，本身要行得正坐得端，但這樣的標準，對陳其邁父子而言，似乎早被視若無物，也難怪有人看到他張狂的行徑，忍不住要他「管好爸爸」。 <text:line-break/><text:line-break/>父親當官 涉數弊案 <text:line-break/><text:line-break/>陳其邁的爸爸就是前總統府副祕書長陳哲男，在扁朝執政時穿梭政商之間，充當司法黃牛，為陳水扁謀政治和金錢利益，同時不忘把錢放進自己口袋。陳弊案纏身，2005年因涉及高捷弊案，接受華磐公司招待到韓國濟州賭場遊玩，各界印象深刻，才知道貴為總統府扁朝高官，也是賭場玩咖。 <text:line-break/><text:line-break/>此外，也因為泰勞暴動震驚國際，市長陳菊不得不在媒體專訪時透露有「高層人士」涉入，陳哲男作為幕後黑手，逐漸被揭開。為此，陳其邁也被阻斷參選高雄市長之路。 <text:line-break/><text:line-break/>陳哲男涉入的案件罄竹難書，如介入太平洋SOGO百貨經營權爭奪戰，更二審被高院判8年。又涉嫌幫新偕中建設董事長當「司法黃牛」。 <text:line-break/><text:line-break/>陳其邁厚顏羞辱張家祝，但在高雄前市長謝長廷奉命組閣時，前總統陳水扁曾安排他擔任為時不短的代理市長，當時他的政務當然包括高雄石化業地下管道的安全檢查，在他主政下的高雄市政府也定期向化工業者收取馬路下管線規費，現在怎麼有臉修理別人？對此，他只淡淡地說：「也很慚愧！」 <text:line-break/><text:line-break/>陳其邁初始靠著和朱高正互吐口水，互罵「豬哥正」、「陳急掰」而告當選；高雄市民更記得陳哲男競選時曾租來大平板拖車，全家跪在平板車上求票。 <text:line-break/><text:line-break/>陳其邁的哥哥陳其堯，早年在高雄老家的鄰居都對他經常換名貴跑車印象深刻；老家一度還成了聯誼社，經常有各路人等進出打麻將。 <text:line-break/><text:line-break/>陳家由父到子女，在政治變色的能耐和押寶，是如何的周延。 <text:line-break/><text:line-break/>======================= <text:line-break/><text:line-break/>陳家纏弊　陳哲男子陳其堯遭質疑 <text:line-break/><text:line-break/>TVBS2005/10/29   <text:line-break/><text:line-break/>高捷弊案纏身，不只陳哲男，連他的大兒子陳其堯也遭到指控。其實，在南台灣政商關係亨通的陳其堯，已經不是第一次遭到質疑，之前檢調追查台鳳案時，在野黨就曾經懷疑，陳其堯涉嫌超貸掏空中信銀。 <text:line-break/><text:line-break/>陳其堯在高雄市商界的名氣可是響叮噹，不只是因為有個有名的老爸，陳其堯曾經被立委指控，和行政院長謝長廷、前中鋼董事長林文淵以及台糖董事長余政憲都屬於「漢來幫」。 <text:line-break/><text:line-break/>而因為自己父親涉入高捷弊案，而辭去高雄代理市長的陳其邁，幾年前當立委時，還曾經為了陳其堯被指控借土地買賣，掏空中興銀、台鳳，特別召開記者會澄清哥哥沒有向中興銀行、台鳳貸款，沒有涉及超貸案。 <text:line-break/><text:line-break/>這次，高捷弊案中，也有在野黨市議員跳出來，直指陳其堯在勞委會核准高捷引進泰勞案中，扮演一定角色。 老爸弊案纏身，大兒子陳其堯，也一度成為影射對象。 <text:line-break/><text:line-break/>================== <text:line-break/><text:line-break/>邱毅：陳哲男、陳其堯兩次越南行引進越勞 涉及越南洗錢 <text:line-break/><text:line-break/><text:line-break/>記者楊昇儒/台北報導 <text:line-break/><text:line-break/>【2005/10/30 聯合晚報】   <text:line-break/><text:line-break/>針對高雄地檢署今天發布新聞稿，證實雙陳與劉炳偉確有一起前往泰國、韓國，而且費用是華永毅公司招待。無黨籍立委邱毅上午召開記者會，呼籲檢調立刻公布陳哲男、陳敏賢以及陳哲男的兒子陳其堯在91年兩次越南行的內容；他直指雙陳兩次去越南，就是為了台灣高鐵引進越勞，其中也涉及到越南洗錢。 <text:line-break/><text:line-break/>邱毅還指出，陳水扁總統的「御飯團」的飯頭：總統府副秘書長馬永成也現形了，總統府辦公室主任陳文宗日前召開記者會，就不經意把馬永成透露了，指勞委會批准高捷可以引進外勞的公文，轉呈給總統府，就是馬永成看的。 <text:line-break/><text:line-break/>邱毅指出，高雄地檢署上午發布新聞稿，終於證實雙陳與劉炳偉在91年7月6日前往泰國、91年11月1日前往韓國，而且費用是華磐子公司華永毅支付的，其實高捷專案小組早就查出來了，但檢調卻一直沒說實話。 <text:line-break/><text:line-break/>邱毅痛批檢調單位根本就是一直在保護陳哲男，要不然陳哲男先前說他是自費出國，說他跟陳敏賢不熟，還說不認識王彩碧，檢調當時為何不說話？是不敢說，還是要保護誰？現在都是國會、媒體查到哪，檢調才跟到哪。 <text:line-break/><text:line-break/>邱毅接著爆料指出，雙陳在91年還有兩次的越南行，陳哲男的兒子陳其堯也有去，他們去就是為了高鐵引進越勞，勞委會後來也在92年6月26日同意高鐵可引進越勞；雙陳兩次越南行有去過當地的胡志明市跟蜆港，這跟洗錢也有關係。 <text:line-break/><text:line-break/>==================== <text:line-break/><text:line-break/>邱毅『談天論地話縱橫』 <text:line-break/><text:line-break/>2020年6月30日 <text:line-break/><text:line-break/>高雄市長補選一戰，國民黨只有以「為韓國瑜討回公道」為訴求，才有贏的可能。 <text:line-break/><text:line-break/>補選不同於一般選舉，投票率偏低，能有五成投票率就很不錯了，陳其邁不一定能超過其上次得到的74萬票，因此只要催出韓國瑜基本盤的60萬票，兩者的差距就已縮小在10萬票之內。 <text:line-break/><text:line-break/>陳其邁父兄都是台灣的黑金典型人物，陳其邁憑借其父兄在政壇扶搖直上，不可能不沾染塵埃，因此若雙方差距壓縮在十萬票以內時，一個正確精準的打擊點就可能翻盤，李眉蓁就可能扭轉戰局反敗為勝。 <text:line-break/><text:line-break/>民進黨擅長選舉，當然懂得我上述所說的個中三昧，而這也是可能打敗陳其邁的唯一戰術。所以綠營排山倒海的批評韓國瑜，就是要誘使李眉蓁切割韓國瑜。現在看起來，陳其邁的戰術還收到一定效果，國民黨迄今不敢打出「為韓國瑜討回公道」的訴求。 <text:line-break/><text:line-break/>當國民黨已陷入被動，跟隨陳其邁的選舉節奏起舞，這場選戰中的李眉蓁淪為配角，最後不僅拿不到韓國瑜基本盤的六十萬票，還可能輸的更慘，慘到再無翻身的可能。 <text:line-break/><text:line-break/>政治人物沒有完美的，也就是說必然有優勢和劣勢，民進黨很懂選舉操作，它越怕誰，就會全面先攻擊誰。偏偏國民黨軟弱玻璃心，往往跟著民進黨節奏起舞，切割這個，冷處理那個，最後陷入被動局面成為輸家。 <text:line-break/><text:line-break/>2018年韓國瑜會贏，一則民進黨輕視他，掉以輕心，以為穩紮穩打就勝券在握。二則韓國瑜採取主動，打出自己的風格，所以一舉拿下89萬票勝選。只是後來的大選，特定媒體造神過度，韓國瑜又陷入國民黨的窠臼，選戰越打越保守，韓國瑜越來越不像韓國瑜，最後當然慘敗收場，在高雄得票數掉到61萬票。 <text:line-break/><text:line-break/>李眉蓁這一仗很難打，也很好打。難打在於起步晚，知名度低，根本打不出個人風格，因此缺乏吸引力。好打在於民進黨攻擊韓國瑜太過，罷免票高達93萬票，但「一鼓作氣、再而衰、三而竭」，攻擊過度，也會激起同情，加上許崑源墜樓自殺的悲情效果，只要強調「為韓國瑜討回公道」，不再東怕西怕，至少可保住基本盤，陳其邁便可能再輸一次。</text:p>
      <text:p text:style-name="P4">陳真   |  2020.07.07 19:59   |   <text:a xlink:type="simple" xlink:href="http://palinfo.habago.org/Entry?Command=Information_PrintForum&amp;iPage=2#FORUM39815"><text:span text:style-name="T7">#</text:span></text:a></text:p>
      <text:p text:style-name="P5">陳G邁經常說，自己很早就反抗國民黨，這根本就是活見鬼，完全一派謊言。 <text:line-break/><text:line-break/>他最近還說，他早在1993年就辦過地下電台，「專門幹譙國民黨」，遭到抄台，所以當他掌權後，就馬上撤銷國民黨的中廣執照，做為報復。 <text:line-break/><text:line-break/>今天如果是藍營的人如此公報私仇，那些冒牌的社運人士和親綠學者們肯定會馬上跳出來高舉民主自由大旗，鳴鼓攻之。但是，人渣黨這樣講、這樣做，它媽的卻反而成為美事一樁。  <text:line-break/><text:line-break/>另一方面，地下電台是什麼？地下電台就是非法電台，撒謊造謠挑撥族群仇恨兼賣藥，是民進黨的一個污點，幾時居然變成「反抗國民黨」的偉大事業？ <text:line-break/><text:line-break/>更可恥的是，陳G邁的父親陳哲男本身就是國民黨的大貪官，難道他的地下電台是在「幹譙」自己的父親？陳哲男是1992年年底被國民黨開除黨籍，1993年旋即投靠民進黨，長袖善舞，獲得阿扁重用，從此如魚得水，一路飛黃騰達，展開貪瀆大業。 <text:line-break/><text:line-break/>也就是說，在1993年之前，陳家根本就是國民黨的地方派系，陳G邁之所謂「早在 」1993年便已「勇敢」地 「幹譙國民黨」、「反抗國民黨」的說法，他媽的說得通嗎？真是很無恥。 <text:line-break/><text:line-break/>套句民進黨最愛指控他人的話，陳家根本就是「黨國餘孽」，看準風向，搖身一變，由藍轉綠，從此吃香喝辣，貪婪無度。目前的綠營及其熱烈支持者裏頭，百分之九十九就是這一類人，是利益決定了他們的顏色，而非善惡是非。 <text:line-break/><text:line-break/>陳G邁之所謂「幹譙國民黨」的「豐功偉業」之一，就是在選前一刻召開記者會，抹黑一位教育界的人格者黃俊英，栽贓說他賄選，從此陳菊便步步高升，一併提拔了一大堆貪官污吏。 <text:line-break/><text:line-break/>台灣社會真的是很病態，為惡者坐擁權位，貪婪無度，為所欲為，良善正直者諸如韓國瑜，卻反而被抹黑成臭不可聞的過街老鼠，人人鄙視，人人喊打。你覺得這樣一個善惡黑白顛倒、人渣當道、劣幣逐良幣的反淘汰社會有可能不持續衰敗嗎？ <text:line-break/><text:line-break/>陳真 <text:line-break/><text:line-break/>2020. 07. 07.  <text:line-break/><text:line-break/>=================== <text:line-break/><text:line-break/>陳其邁登播客 分享辦地下電台經驗笑「國民黨抄我台我就抄他台」 <text:line-break/>    <text:line-break/>自由時報 <text:line-break/><text:line-break/>2020-07-06 <text:line-break/><text:line-break/>〔即時新聞／綜合報導〕民進黨高雄市長補選參選人陳其邁昨日（5）受邀上台灣播客（Podcast）節目「台灣通勤第一品牌」，講述以前在高雄辦地下電台的經驗。 <text:line-break/><text:line-break/>陳其邁說，以前辦電台常常會被「抄台」，而在他當上政務委員之後便將中廣的執照撤掉，並開玩笑說「以前國民黨抄我台，我就抄他台」，讓兩位主持人笑到合不攏嘴，稱這是「報復性抄台」。 <text:line-break/><text:line-break/>陳其邁表示，那時候是民國82年，他當時就用電台節目，「專門幹譙國民黨」。</text:p>
      <text:p text:style-name="P4">鄭豐遠   |  2020.07.07 11:52   |   <text:a xlink:type="simple" xlink:href="http://palinfo.habago.org/Entry?Command=Information_PrintForum&amp;iPage=2#FORUM39813"><text:span text:style-name="T7">#</text:span></text:a></text:p>
      <text:p text:style-name="P6">來澳生活四年了，個人現實生活方面並沒有怨言，以台灣人的標準，我甚至算得上一個人生勝利組了，但由於精神和文化上無法找到歸屬感，經常想著要”回家”，看是要搬到大陸哪個二三線城市，或是乾脆搬回澎湖，腦子裡常想著這些事。人們說，金窩銀窩強不過自己的狗窩。 <text:line-break/><text:line-break/>但是，透過各種人際交往，透過網路，現實的華人社會經常給我巨大的打擊，製造幻滅。特別是網路，可說是一種真實民族性的縮影。我的日常工作和生活幾乎全是英語，我發現，西方不管在線上線下，人們普遍有著一種疏離，或者講好聽就是克制，不管論人論事，基本上普遍抱持著一種言行份際，絕少逾越，否則立刻會面臨某種代價，輕則受人鄙視，嚴重則聲譽掃地甚至依法究辦。來到了澳洲後，在工作或私下或網路場合，我絕少面臨任何西方人會對著我的衣著或髮型或言行風格或工作生活飲食習慣等等屬於”我”的部份發表意見。西方人似乎把自己看得很重要，同樣地面對他人時也非常謹慎。一個人對待自己的言行，似乎就像對待某種資產那樣看重，絕不輕易讓它貶值; 至於別人的”資產”，那當然是能不碰就不碰。在西方，沒有人會要求我怎麼活，怎麼過日子。 <text:line-break/><text:line-break/>我沒有辦法評論在這樣一種文化面向上，這究竟是不是一件好事。但是，我在西方確實感受到了某種解放，是華人社會中不曾存在的。我只要一想到回到了華人社會，我就得再去面臨四十年來不間斷的那種讓人窒息的各種沒完沒了的對人身的”熱心”討論和建議，我就不禁感到全身發軟。在如此反華反中的西方，我經常覺得自己很強大，走到哪做什麼都無所畏懼。但在華人社會裡我卻經常感到很軟弱，得夾著尾巴做人，原因無他，這個社會有時真的很嚇人，人們什麼都敢說，什麼都敢做，沒有底限。 <text:line-break/><text:line-break/>最可怕的是，這個社會的成員往往缺乏哪怕一絲病識感，甚至得意非凡，自認出類拔萃。 <text:line-break/><text:line-break/>無數次聽到西方人談起華人圈子的這類習性時，最後都很”禮貌”地說: “你知道的，這只是一種文化差異。” 我知道在洋人版的英文裡，”文化”一字往往就是貶意。當他對某個國家或民族充滿鄙視時，就會禮貌地用文化差異來表達自己的不屑。很多人沒聽懂，還以為人家真的很多元心胸很開放咧，還會注意到彼此有文化差異，真是好棒棒，實際上人家根本就看不起你所屬的這個文化。 <text:line-break/><text:line-break/>問題是，在這一個面向上，我們有什麼資格說他們錯了?</text:p>
      <text:p text:style-name="P4">陳真   |  2020.07.07 09:43   |   <text:a xlink:type="simple" xlink:href="http://palinfo.habago.org/Entry?Command=Information_PrintForum&amp;iPage=2#FORUM39812"><text:span text:style-name="T7">#</text:span></text:a></text:p>
      <text:p text:style-name="P5">我的天，馬上又來了！我真的很崩潰。你寫簡體字，但我總覺得你的言行思維非常 "台"，具有台灣人的極典型性格：信口開河，胡扯瞎掰，灑口水，灑口水，灑口水，真的是完全沒有營養。再這樣我真的要刪了。我看你是真的完全沒有半點病識感，而且完全沒法專心閱讀別人寫的文字。真的是有夠痛苦。 <text:line-break/><text:line-break/>我有說要 "完全讀懂" 馬克思主義才能評價它嗎？我是說，你不要一直吊一些你 "根本一無所知" 的書袋。 <text:line-break/><text:line-break/>我有說不可以評價馬克思這個人嗎？我是腦殘嗎？我會講這種詭異低能的鳥話嗎？馬克思是歷史公眾人物，有關他的資料可以塞滿整個圖書館，為什麼不能評價？但你能評價我嗎？我能評價你嗎？你能評價鄭豐遠嗎？你怎麼可能評價一個非公眾人物？我能評價比方說你的阿嬤嗎？這樣你聽不懂嗎？ <text:line-break/><text:line-break/>我有說什麼 "大師的想法就算有問題也不能質疑" 嗎? 我真的很崩潰。 <text:line-break/><text:line-break/>沒有十足的理解，當然還是可以任意胡扯瞎掰，但是那個叫做胡扯瞎掰，那個叫做街談巷議，那個叫做純聊天。我家隔壁的歐巴桑每天都在發表對於世界局勢的看法，跟她老公、媳婦每天聊得很起勁。聊天當然不犯法，但這位歐巴桑如果來巴勒網，我真的會自己掐LP自殺。聊天的管道到處都是，但是巴勒網不是一個讓你純聊天的地方。 <text:line-break/><text:line-break/>這就如同當你來到一個醫學研討會，你若有什麼養生之道，或是你讀過什麼健康保健雜誌或醫學文章，也請你另外找地方去聊，而不是來巴勒網胡扯瞎掰，因為巴勒網不是臉書，不是網路盛行的什麼社群網站，不是一個讓你胡扯瞎掰純聊天的地方，沒法浪費時間不斷糾纏在這樣一些毫無營養的事情上。這樣會很難懂嗎？ <text:line-break/><text:line-break/>拜託，真的是饒了我。各種臉書那麼多，成千上萬，喜歡聊天灑口水的，拜託移駕它處，別糟蹋巴勒網。我真的很想乾脆咬舌自盡算了。我以為大陸人普遍發言都很有水平，原來兩岸網友文化如此接近。 <text:line-break/><text:line-break/>網路世界帶來一種極其庸俗低能的聊天文化，每個人以為自己只要有個鍵盤，躲在電腦螢幕後，便可任意信口開河，誰也不怕誰。</text:p>
      <text:p text:style-name="P4">欧阳阳   |  2020.07.07 08:45   |   <text:a xlink:type="simple" xlink:href="http://palinfo.habago.org/Entry?Command=Information_PrintForum&amp;iPage=2#FORUM39811"><text:span text:style-name="T7">#</text:span></text:a></text:p>
      <text:p text:style-name="P6">只有完全懂了馬克思，才能評價馬克思主義嗎？我不這樣認爲！ <text:line-break/>我們評價的不是馬克思這個人，也不是評論馬克思主義的整個體系，而是它的一些基本理念，這是社會普通大衆都可以看得到的東西！ <text:line-break/>“實事求是，有路不走”，現時世界就是最真實，最直接的著作，當我們發現一些大師的理念與一些現實世界的現象不符的時候，我們爲什麽不能質疑它？ <text:line-break/><text:line-break/>弗裏德曼是經濟學界公認的大師，但是他的一些判斷在後來被實踐驗證是錯誤的？是不是非得我們成爲經濟學專家，讀懂弗裏德曼的思想，我們才能評價它？我不這樣認爲！ <text:line-break/><text:line-break/>弗裏德曼去世前對中國與印度的評價：“鮮明的對比。中國在政治上至今是集中的制度，經濟體制上卻逐漸放開，走向了市場經濟，至今獲得了極大的成功，但在前面卻面臨一個政、經體制的衝突，因爲這兩者最終不能夠相融。印度有民主的政治體制，但過去卻是集中的計劃經濟，如今印度放開了經濟體制，從而在各方面增加自由的程度，因此，相比之下，印度卻是處在更好的境地。” <text:line-break/><text:line-break/>2001年，弗裏德曼曾這樣評價浦東：一點都沒有展現出市場經濟的氣息，不過是一座爲躺在金字塔中的已故法老樹立的紀念碑。他說浦東只是“徒有其表”，他說“看來，浦東開發計劃就是一個‘波將金村’(Potemkin)。” <text:line-break/><text:line-break/>經濟學大師凱恩斯也數次破産，是他自己想破産嗎？我想應該不是的，是有些因素超出了他個人的預期罷了！ <text:line-break/><text:line-break/>這些大師如此，我們普通人更是如此，哪裏有多少是十足理解的事情與想法！就如弗裏德曼沒有十足理解浦東 <text:line-break/><text:line-break/>但是，沒有十足理解，我們就不能發表自己的看法嗎？我不這樣認爲。 <text:line-break/>不過陳真提到的不要“胡扯瞎掰”，我是同意的，意思就是別人沒有的意思，我們不能說他有，我們不能把白的說成黑的，把黑的說成白的。 <text:line-break/>實事求是，這是最基本的要求</text:p>
      <text:p text:style-name="P4">陳真   |  2020.07.07 02:17   |   <text:a xlink:type="simple" xlink:href="http://palinfo.habago.org/Entry?Command=Information_PrintForum&amp;iPage=2#FORUM39810"><text:span text:style-name="T7">#</text:span></text:a></text:p>
      <text:p text:style-name="P5">各位想發言的，請繼續。但是，原則一樣： <text:line-break/><text:line-break/>1. 請談事情，談想法，而不是談那個「談事情談想法」的「人」。這一點是巴勒網的天條。 <text:line-break/><text:line-break/>2. 對事情，對想法，若有不認同，請盡量批評，盡量狠一些沒關係，不用客氣。一就說一，二就說二，無須和稀泥。因為，立場就跟某個演算式子的答案一樣，答案本身是沒有意義的，重點不是答案，而是答案究竟是怎麼來。我不覺得表面立場的相似性有何意義，重要的是立場背後的思維、態度、價值與情感。 <text:line-break/><text:line-break/>3.1. 瑣瑣碎碎的耍嘴皮，毫無意義，能免則免。 <text:line-break/><text:line-break/>3.2. 信口開河、望文生義者，亦請自我克制。一個東西如果你不是很熟悉，那就請做好十足的功課再發言也不遲，別動不動就什麼馬克思、心理學、尼采、蘇格拉底，別一張口就亂吊你根本一無所知的書袋；沒有相當把握的事情與因果，沒有十足理解的事情與想法，就請別胡扯瞎掰，別把這裏當成聊天室。 <text:line-break/><text:line-break/>聊天不犯法，但聊天的管道那麼多，網路世界或所謂社群網站不就是一個專門讓人胡扯瞎掰的巨大聊天室？還聊不夠嗎？何必來巴勒網聊？ <text:line-break/><text:line-break/>巴勒網都不是閒人，大家百忙之中，勉強寫點東西，實在沒有絲毫上網聊天或談些瑣碎東西的意願，更是一億個厭惡耍嘴皮，做一些毫無意義、吃飽太閒的糾纏爭辯與扭曲。 <text:line-break/><text:line-break/>除了1之外，其它都不是天條，但版面資源有限，所以，請各位珍惜。當中冒犯各位處，還請原諒。 <text:line-break/><text:line-break/>巴勒網目前的時間設定上限是2999年。也就是說，我們還有999年的時光。生命如飛而逝，千年光陰說長不長，但不管時間如何變幻流逝，總該有些不變的東西如日月長存。 <text:line-break/><text:line-break/>我把文字看成神，一個字理當有一個字的重量。我們應當對得起自己筆下每個文字；我絕不辜負文字背後那些我們所曾經承受或至今依舊承受的痛苦。 <text:line-break/><text:line-break/>因為國民黨的惡意阻撓，遲至1984年，也就是林宅血案發生足足四年後，林義雄的母親和一對雙胞胎女兒方才得以下葬，入土為安。我記得大約是在1984年的元旦左右，出殯時，林義雄在他母親的棺木上當場寫下「我要讓您死得有價值」。同樣的話，同樣在我心中迴盪千百回。 <text:line-break/><text:line-break/>我跟我女兒彷彿有著類似的命運，就像個壞掉的時鐘，停在某一時刻。但它其實沒壞，只是在某個巨變的瞬間停止走動，一瞬即千年。但我始終沒有忘記，活著的，該如何為死去的人而活。</text:p>
      <text:p text:style-name="P4">陳真   |  2020.07.06 00:02   |   <text:a xlink:type="simple" xlink:href="http://palinfo.habago.org/Entry?Command=Information_PrintForum&amp;iPage=2#FORUM39808"><text:span text:style-name="T7">#</text:span></text:a></text:p>
      <text:p text:style-name="P6">在台灣，不管是翻開報紙或打開電腦，除非你想拿來罵人，否則幾乎根本沒有一則言論或報導是值得看的。現在連巴勒網我也不太敢看，因為只要一想到又要澄清這個解釋那個，全是瑣瑣碎碎東拉西扯的胡扯瞎掰，我就覺得很難受，完全提不起勁；那就好像把街坊之間時常可聞的聊天給原音重現搬上巴勒網；你一句我一句，想說什麼說什麼，信口開河，隨意發揮，營養成份非常低。 <text:line-break/><text:line-break/>我若一一指出其言論之瑣碎與信口開河，恐怕只會引來更加瑣碎無聊、更加信口開河的無數回應，難道我們要把寶貴的時間浪費在這樣一種毫無意義的聊天？ <text:line-break/><text:line-break/>我有非典型社交恐懼症，一部份原因與此有關。往往一跟人講話我就很緊張，陷入一種兩難：一方面我不想讓人難堪，一方面我卻又很難當一個言行虛偽的人。 <text:line-break/><text:line-break/>比方說，當我聽到對方講一堆對我充滿誤解的話，或是發表一堆腦殘見解，我只能儘可能忍耐陪笑臉，或是想辦法岔開話題，畢竟我很難說出違心之論。當我覺得對方講蠢話，你要我表示讚賞，我真的做不來。雖然我也很想要學習一般正常人的虛偽，但就是學不來。可是，另一方面，我也不想講實話，因為我知道實話會傷人。 <text:line-break/><text:line-break/>網路上，人們幾乎全是隱匿身份，你其實不太會傷害到人。但在現實生活中，我幾乎絕無可能讓對方當面感到難堪，我不是那種個性。於是，非典型社交恐懼症就發作了，事後往往得花很長時間療傷止痛，因為不管我怎麼做，都嚴重違反我的本意和天性。一方面我不想說實話傷人，另一方面我卻也根本學不來說假話；我沒法人前說一套，人後說一套。 <text:line-break/><text:line-break/>當這樣一種兩難情況不斷出現，你就會想逃離人群。自言自語總是純粹而愉快一些。</text:p>
      <text:p text:style-name="P4">鄭豐遠   |  2020.07.05 19:19   |   <text:a xlink:type="simple" xlink:href="http://palinfo.habago.org/Entry?Command=Information_PrintForum&amp;iPage=2#FORUM39807"><text:span text:style-name="T7">#</text:span></text:a></text:p>
      <text:p text:style-name="P5">我刪了幾則留言，巴勒網對挑事吵嘴沒有興趣，各位如果只是喜歡做口舌之爭，何不另覓佳地? <text:line-break/><text:line-break/>討論想法有這麼困難嗎? 沒有想法就保持沉默有這麼困難嗎?</text:p>
      <text:p text:style-name="P4">欧阳阳   |  2020.07.05 13:03   |   <text:a xlink:type="simple" xlink:href="http://palinfo.habago.org/Entry?Command=Information_PrintForum&amp;iPage=2#FORUM39803"><text:span text:style-name="T7">#</text:span></text:a></text:p>
      <text:p text:style-name="P6">在韩国瑜刚宣布参选高雄市长的时候，我就感觉韩国瑜有胜选的机会，在苹果日报新闻下就发过评论！ <text:line-break/><text:a xlink:type="simple" xlink:href="https://bit.ly/2ZHdQwh"><text:span text:style-name="T8">https://bit.ly/2ZHdQwh</text:span></text:a><text:s/><text:line-break/><text:line-break/>在韩国瑜宣布参选总统的时候，我就表示过疑虑，在本版就发布过相关的意见。 <text:line-break/><text:line-break/>是神棍式的胡謅瞎掰吗？当然不是； <text:line-break/>是会预言的先知吗？当然也不是； <text:line-break/>是通过严谨的社会学理论分析吗？当然也不是。 <text:line-break/><text:line-break/>其实就是根据自己的常识性认知做一些预判而已，这种常识性认知是什么，或许是对台湾社会心理特点的一点理解，或许还有韩国瑜本身性格特点的一点理解；然后得出自己的一些推断 <text:line-break/><text:line-break/>这种预判是不严谨的，不会是肯定的</text:p>
      <text:p text:style-name="P4">欧阳阳   |  2020.07.05 11:45   |   <text:a xlink:type="simple" xlink:href="http://palinfo.habago.org/Entry?Command=Information_PrintForum&amp;iPage=2#FORUM39802"><text:span text:style-name="T7">#</text:span></text:a></text:p>
      <text:p text:style-name="P5">陳醫師： <text:line-break/>如果是說我的說法是錯誤的，那是有可能的，畢竟我認知有限！ <text:line-break/>但是如果你說我“胡謅瞎掰”“騙小孩”這個我是否認的。 <text:line-break/>基本上我推斷都附加有理由，就拿前面一篇“中國超越美國具有必然性”來說，就說了兩個理由： <text:line-break/>1，中國的人才會大規模成長起來 <text:line-break/>2，美國開始面臨一些“泛自由民主主義”的苦果，陷入麻煩之中 <text:line-break/>這是我做出這個判斷的理由 <text:line-break/><text:line-break/>至于什麽是“泛自由民主主義”，我前面談了很多，川普的勝選就是一個後果的體現，也就是前面所說的“民粹主義”或者說“大多數人的愚蠢問題” <text:line-break/><text:line-break/>我觉得陳醫師很多文章具有真知灼见，但是要说崇拜是谈不上的，不是因为你批了我，而是我的长久形成的认识是如此，下面是我2018年在本论坛发的一篇文章 <text:line-break/><text:line-break/>我相信专家，但不会全信专家，我会从自己的常识性认知做出自己的判断！ <text:line-break/><text:line-break/>欧阳阳 &amp;;#124; 2018.07.06 09:30 &amp;;#124; # <text:line-break/>我是经济学的门外汉，社会学也是。 <text:line-break/>但也读过一些经济或者社会学名家的文章，包括张五常。 <text:line-break/>总的来说，我对所谓的经济学家，社会学家缺乏信心，因为从我事后诸葛亮的角度来看，大部分所谓的经济学家，社会学家对应经济大势，社会大势的判断都不精准，甚至完全错误，都说美国人才济济，大概也没有几个人能够判断出2008年的经融危机，没有几个人能够判断出如今的中东乱局。也行经济与社会的发展过于复杂，复杂到超出了人类所能理解的极限。 <text:line-break/><text:line-break/>对于经济，我个人认为无非就是提升效率，解放人性，人不能只是为工作而活。 <text:line-break/>所以我对张五常的新劳动法的判断，还有“關門大吉就行了”，“全球一体化”这些论调是不太认同的，我也不认为中国非要搞什么“一带一路”。 <text:line-break/><text:line-break/>我赞同保持与发展开放政策，但是没有必要把手过多地深入别人的地盘，每个地区有每个地区的特点，还是保留一定的间隙比较好，经济援助只能出入人道或者利益交换，但不会收获所谓友谊。</text:p>
      <text:p text:style-name="P4">陳真   |  2020.07.05 11:20   |   <text:a xlink:type="simple" xlink:href="http://palinfo.habago.org/Entry?Command=Information_PrintForum&amp;iPage=2#FORUM39801"><text:span text:style-name="T7">#</text:span></text:a></text:p>
      <text:p text:style-name="P6">我並不是說你在講一些常識，而是說你經常信口開河胡謅瞎掰，很像國民黨以前的莒光日教學。 <text:line-break/><text:line-break/>騙小孩也不能這樣騙啊。綠營的很多支持者就是這樣一種思維言談模式，在一種既定的立場上胡扯瞎掰，充滿修辭，信口雌黃。你是以為巴勒網是一群三歲小孩或一群腦殘嗎？</text:p>
      <text:p text:style-name="P4">欧阳阳   |  2020.07.05 10:32   |   <text:a xlink:type="simple" xlink:href="http://palinfo.habago.org/Entry?Command=Information_PrintForum&amp;iPage=2#FORUM39800"><text:span text:style-name="T7">#</text:span></text:a></text:p>
      <text:p text:style-name="P5">陳真醫， <text:line-break/><text:line-break/>其实一点就不用惊讶，在现实生活中，很多人就是连一些常识性的东西也没有清醒的认知啊！ <text:line-break/>比如说选举，按照常识性认知就是选一个：符合自身利益和自己子孙后代利益的代表； <text:line-break/>但是事实是，很多人连自身的利益是什么都认知不到啊！ <text:line-break/><text:line-break/>再比如说股市，一般来说，不是买价格低的，有价值的？ 但是事实不是如此啊，往往是价格越高，买的人越多。 <text:line-break/><text:line-break/>还有很多很多...... 包括很多所谓政治精英，学者，天天喊自由啊，民主啊，人权啊！但是对美国的很多毁灭人权的恶行却视而不见！ <text:line-break/>就拿这次疫情来说，美国已经因此死了10多万人，是中国的好几十倍，那些人痛惜这些死去人的人权吗？</text:p>
      <text:p text:style-name="P4">陳真   |  2020.07.05 02:49   |   <text:a xlink:type="simple" xlink:href="http://palinfo.habago.org/Entry?Command=Information_PrintForum&amp;iPage=3#FORUM39799"><text:span text:style-name="T7">#</text:span></text:a></text:p>
      <text:p text:style-name="P5">我的天！你(們)是以為這裏是巴勒網附設幼兒園嗎？</text:p>
      <text:p text:style-name="P4">欧阳阳   |  2020.07.04 18:22   |   <text:a xlink:type="simple" xlink:href="http://palinfo.habago.org/Entry?Command=Information_PrintForum&amp;iPage=3#FORUM39798"><text:span text:style-name="T7">#</text:span></text:a></text:p>
      <text:p text:style-name="P6">中国赶超美国具有历史与现实的必然性！ <text:line-break/>这个判断不是心血来潮随便做出的，也不基于中国人情感的一厢情愿！也不是基于很深厚的经济社会学理论基础。 <text:line-break/>这样的结论其实只用几个常识性推理就可以做出 <text:line-break/>军事与科技的发展最需要是什么？是人才！ <text:line-break/>中国有14亿人口，当经济发展到一定水平，很多人就会从简单的生存劳动中解放出来，以前只能做农民，做工人，做流民的很多人有机会成长为工程师，科学家。 <text:line-break/>一个拥有庞大工程师，科学家的国家，只要社会制度没有大的问题，还有什么理由不发达？ <text:line-break/><text:line-break/>可以预期的是，未来10到20年，中国在科学领域的成就很可能达到全世界的半壁江山。 <text:line-break/><text:line-break/>而美国，正在开始品尝前面提到的“泛自由民主主义”的苦果，正在由盛走衰。 <text:line-break/><text:line-break/>但是越是在这个关键时期，中国尤其应该小心，失败者不会轻易低下它高傲的头颅，不会甘心自己的失败，它会用各种龌龊的手段来挑衅你，围堵你，甚至求战你 <text:line-break/><text:line-break/>至于台湾，尤其应该小心，一个不能自主的政权，一个被“泛自由民主主义”侵蚀的岛屿，会不会成为被美国利用的炮灰？ <text:line-break/>香港问题已经基本解决了，台湾问题任重而道远！</text:p>
      <text:p text:style-name="P4">欧阳阳   |  2020.07.03 23:25   |   <text:a xlink:type="simple" xlink:href="http://palinfo.habago.org/Entry?Command=Information_PrintForum&amp;iPage=3#FORUM39797"><text:span text:style-name="T7">#</text:span></text:a></text:p>
      <text:p text:style-name="P5">很多事情其实道理很简单，比如前面提到的《天幕红尘》，整本书总结起来就是八个字“实事求是，见路不走”； <text:line-break/>《遥远的天国》总结起来就是九个字：“神即道，道法自然，如来”。 <text:line-break/>但是再简单的道理，即使作者花费一整本书来说明，不懂的人还是不懂，云里雾里！ <text:line-break/>我看陳真的文章有时候也是如此，特别是一些哲人的经典词语，比如什么"除非不寫詩會死你才寫"等等 <text:line-break/>另外，值得一提的是《天幕红尘》《遥远的天国》的作者化名“豆豆”，据网上的资料是一个高中毕业的女工人，真实身份未知。 <text:line-break/><text:line-break/>至于萬康提到的“阿水和歐陽陽相互否定、較勁”，較勁应该是没有的，说否定也不太精准； <text:line-break/>其实前面已经把理由都交代了，就是我没有看懂他文章里想表达的是什么，这算是否定吗？ <text:line-break/><text:line-break/>至于萬康提到其他如“用聊天的方式來總結深刻精闢的道理，我覺他功力還差，有點像胡同裡的老爺子鬼扯。這還不如毛澤東慣用的什麼兩個務必、三個什麼、四個什麼的那種語法” <text:line-break/>我也没有明白你想要表达的内容！ <text:line-break/>聊天的方式來總結深刻精闢的道理有什么问题？ <text:line-break/>胡同裡的老爺子鬼扯又有什么问题？ <text:line-break/>毛澤東慣用的什麼兩個務必那種語法是指什么？ </text:p>
      <text:p text:style-name="P4">陳真   |  2020.07.03 22:25   |   <text:a xlink:type="simple" xlink:href="http://palinfo.habago.org/Entry?Command=Information_PrintForum&amp;iPage=3#FORUM39796"><text:span text:style-name="T7">#</text:span></text:a></text:p>
      <text:p text:style-name="P6">沒事沒事，我忙著帶小孩。有空再說。啾咪。</text:p>
      <text:p text:style-name="P4">鄭豐遠   |  2020.07.03 20:59   |   <text:a xlink:type="simple" xlink:href="http://palinfo.habago.org/Entry?Command=Information_PrintForum&amp;iPage=3#FORUM39795"><text:span text:style-name="T7">#</text:span></text:a></text:p>
      <text:p text:style-name="P5">作為一個毫無文字能力的人，我知道語言之蒼白空洞，許多事確實如沈從文所說，生命在許多談笑議論中"越說越遠"。 <text:line-break/><text:line-break/><text:a xlink:type="simple" xlink:href="https://youtu.be/BUbKE_INQgQ"><text:span text:style-name="T8">https://youtu.be/BUbKE_INQgQ</text:span></text:a></text:p>
      <text:p text:style-name="P4">張萬康   |  2020.07.03 20:56   |   <text:a xlink:type="simple" xlink:href="http://palinfo.habago.org/Entry?Command=Information_PrintForum&amp;iPage=3#FORUM39794"><text:span text:style-name="T7">#</text:span></text:a></text:p>
      <text:p text:style-name="P6">抱歉。豐遠請刪掉我的文章。</text:p>
      <text:p text:style-name="P4">鄭豐遠   |  2020.07.03 20:50   |   <text:a xlink:type="simple" xlink:href="http://palinfo.habago.org/Entry?Command=Information_PrintForum&amp;iPage=3#FORUM39793"><text:span text:style-name="T7">#</text:span></text:a></text:p>
      <text:p text:style-name="P5">巴勒網是聊天室嗎? 請各位高抬貴手才是，可以不要再對著人身"討論"好嗎? 看了真的很痛苦。 <text:line-break/><text:line-break/>我知道各位都是好心，但如果一個人再三大聲疾呼自己受盡眾人誤解了，好心的各位何不保持沉默，強自爭辨究竟意義何在? 一隻狗的靈魂尚有幽微難解之處，難道你真的以為自己理解了另一個人?</text:p>
      <text:p text:style-name="P4">阿水   |  2020.07.03 20:46   |   <text:a xlink:type="simple" xlink:href="http://palinfo.habago.org/Entry?Command=Information_PrintForum&amp;iPage=3#FORUM39792"><text:span text:style-name="T7">#</text:span></text:a></text:p>
      <text:p text:style-name="P6">萬康，我百無禁忌，但您提到了我的偶像李敖，我就有話說了，江蓋世那篇算個啥東西？我還是覺得李敖自己說的最好：「樽前作劇莫相笑，我死諸君思我狂」。當我想李敖的時候，我就吟誦這句詩，這時腦海裡的李敖又活靈活現了。</text:p>
      <text:p text:style-name="P4">張萬康   |  2020.07.03 19:39   |   <text:a xlink:type="simple" xlink:href="http://palinfo.habago.org/Entry?Command=Information_PrintForum&amp;iPage=3#FORUM39791"><text:span text:style-name="T7">#</text:span></text:a></text:p>
      <text:p text:style-name="P5">【一點心聲】（好像不止一點） <text:line-break/><text:line-break/>我來談談我的看法。若陳真先生或板友覺得我講得肉麻噁爛低級，或沒講在點上，可飆我，或給我意見。謝謝。沒搭理我也沒關係，我怕我邊讀邊抖。 <text:line-break/><text:line-break/>我跟陳真不熟，無私下接觸，但我覺陳真是個佛心來著的人。他回覆的方式會看對象。陳真坦率，但稍稍會因對象調整講話方式。老羊是一高手，陳真對他就不必客氣了。高手是指智慧級數，以及胸襟氣度和體貼入微的級數。當人在某個境界之上，此二者之級數會成正比且相融（溶）。反之老羊也不必對陳真客氣才是真正的客氣，想怎麼回就回了。雖然老羊、陳真討論的東西或許沒啥很棒的含金量，有點像造成雙方感到不耐煩的過招，但在我長期來看二位都是高人無誤。我常對我朋友私下聊到，巴勒網有三公很強，陳真、老羊、豐遠。其他睿智的人比較少發言所以我不列入。我個人認為在這板上可以讀到三公之言，很是欣幸。 <text:line-break/><text:line-break/>我的解讀是，老羊是一番好意，怕對這裡不夠熟悉陳真文風的人，誤認陳真是個極端的人，故此發了某一篇。這並不是說希望陳真以後調整文風或寫法，絕對不是，因為舉凡一丁點限制、顧慮之下的陳真都不是陳真了，陳真會無法當陳真。我這樣說並非講陳真想扮演陳真的角色，請莫誤解。陳真是國寶，人類稀有遺產，這是建立在陳真的性情、智慧核心的展開，好比他不會像一般學者寫啥各打五十大板的東西，或罵某個人物或政黨是用「小罵大幫忙」的方式去演或鋪陳。 <text:line-break/><text:line-break/>好比學者寫東西為了希望別人認為客觀持平，會講韓國瑜是民粹，雖然也罵或更罵民進黨，但為了客觀會這樣講韓，或列出韓的其他缺點。陳真可能認為這很愚蠢且刻意！因為理解台灣三十年來的變化，真正粹翻天的哪是韓。不是說韓不粹，而是沒必要提了。蔡英文用溫和理性的聲音所說出的東西時常是更粹，挑釁的方式也是陰刻的，性情磊落的人不容易招架，因為會想不到。 <text:line-break/><text:line-break/>我對韓國瑜的看法和陳真不大一樣，但我覺我應該算能理解陳真對他的推崇。 <text:line-break/><text:line-break/>學者寫東西還會引述一段福山、福柯說過啥，賣弄一下，或必須如此才能讓自己看起來有學問。然而陳真的旁徵博引是很自然湧現的，這是功力。 <text:line-break/><text:line-break/>以陳真在黨外和民進黨的資歷、歷練，及他的觀察力、端正，他寫東西直接送上「人渣黨」三字，全文每次都是人渣黨如滿天星。若寫民進黨，他渾身難受。我不會用人渣黨三字來寫東西或聊天，因為我的資歷、環境種種，雖我年輕時投給民進黨過，但這算哪門子的資歷。不是說我沒資格罵，但要我講人渣黨我怕用詞太難聽了。陳真那樣寫不存在難聽與否的考慮。 <text:line-break/><text:line-break/>蔣經國過世後，孫立人方結束軟禁歲月。老蔣小蔣都心胸狹隘，早就該還他自由。孫將軍結束軟禁的那陣子，很多人來拜訪他，包括記者、故舊、老部下。一次一個老部下在他面前罵起蔣介石，孫忽然有點慍怒道：「蔣介石是你叫的？」這是真實故事。我不會使用「人渣黨」這字眼有點類似這個段子，人渣黨讓我來講出口，有點怪。或許孫將軍之所以聽了不舒服，是認為眼前這位老部下沒必要用大罵蔣介石的方式來對他狗腿，但我覺這其中有一種輩份的講究，那個老部下沒有這種輩份（他應該說老總統即可）。我說輩份可能不精確，而是一種「格」。我不是尊敬民進黨，只是我講人渣黨就有點怪，像我在演哪一齣給大家看？如果講了恐怕又想到，我沒講國民黨是臭ㄆㄨㄣ（餿水之意）黨好像不夠平衡？ <text:line-break/><text:line-break/>當然，我對勞苦功高的黨外、民進黨的一些先賢前輩是尊敬的，李敖過世那幾天，我讀到最好的一篇悼念（或說懷念文章）是江蓋世發在臉書上的。我覺短文中很有情味，比什麼藍營的好多了，至於綠營真心公開懷念他的人也不多（我想其實仍不少只是他們沒寫出……有點年紀的民進黨人士心中會哽一下，幽幽嘆息，我覺得會吧）。江蓋世也是早已被冷落的一個人。在此我把文章調出（插播，可見網路當然還是有用的。但知識的具備很重要，好比我讀維基與百度百科的詞條內容，常發現網友寫錯，但懶得介入），以下格式照原文貼。： <text:line-break/><text:line-break/>＃ <text:line-break/>江蓋世 <text:line-break/>2018年3月19日 <text:line-break/><text:line-break/>我與李敖相識30多年，但很少見面。 <text:line-break/><text:line-break/>私交上，他是一位有趣的朋友，博學多聞，引經據典，相當有趣。 <text:line-break/><text:line-break/>我主張台獨，我走全島，他從不多唸我一句，他很尊重我的想法。 <text:line-break/><text:line-break/>以前， <text:line-break/>跟他一起吃牛肉麵，天南地北聊啊聊，他狂傲自負，自詡為「大師」，他批判別人，絕不手軟。 <text:line-break/>我那時年少氣盛，曾撰文消遣「某人」自稱是「大師」，但其實他是「言語大師，行動侏儒」。我完全沒指名道姓。 <text:line-break/><text:line-break/>我是晚輩，只是開開玩笑，說說這位我學生時代心目中的言論自由英雄。 <text:line-break/><text:line-break/>不料，他看到了我的文章，立即撰文開罵道:當今居然有人諷刺我是「行動侏儒」......其實我是一個不需上前線的總司令! <text:line-break/>(原文待查，大意如此) <text:line-break/>後來見面，我們兩人還是有說有笑，我很珍惜那樣的友誼。 <text:line-break/><text:line-break/>至今想來，我那時開玩笑的話太重了， <text:line-break/>每個人都有他的角色扮演，每個人都有他的侷限，我也是如此......也被一位多年好友，吐槽酸言，他說我年已60歲了，只會賴來賴去，至今無法行動，而一事無成，.......。 <text:line-break/><text:line-break/>上次見面後，很想再約李敖一起吃碗牛肉麵，但是，又怕吵了他，他正在與病魔抗爭中....。 <text:line-break/>結果，雖有邀約的念頭，再也無法實現了。 <text:line-break/><text:line-break/>30多年前，他與Nylon 惺惺相惜。 <text:line-break/><text:line-break/>現在，兩人終於可以天上相見了。 <text:line-break/><text:line-break/>蓋世 <text:line-break/><text:line-break/>＃ <text:line-break/>但板友穎芝寫「人渣黨」，我也不會說這樣是失態或失格，儘管有時覺得她太衝動好像不大好。因為穎芝比較是素人，她（他？）腦子沒有我這麼複雜，她氣不過啊，直接就送出了。所以我轉瞬想想，心中也可欣賞或容納之。我覺陳真懂她是什麼樣的人，所以盡量不糾正她的任何發文，怕傷了她。這是陳真的柔軟，對每個人有些微差異，但不變的重點是陳真體貼，對板友們皆是。 <text:line-break/><text:line-break/>又如阿水，陳真認為他講不聽（這三字是我用的，陳真沒這樣說），有次發文笑說我認輸了。我和朋友看了笑噴。這也是因為陳真懂這個人是什麼樣的人，不想傷害他。很能容人，陳真的這個精彩，很難學習，但值得學習。學問和作人在他身上一致。 <text:line-break/><text:line-break/>至於歐陽陽，我個人認為，他的發文常有問題。因為用聊天的方式來總結深刻精闢的道理，我覺他功力還差，有點像胡同裡的老爺子鬼扯。這還不如毛澤東慣用的什麼兩個務必、三個什麼、四個什麼的那種語法。我不知道陳真怎麼看待，但我覺（我猜）陳真也認為吧？可是來者是客，尤其是祖國的朋友，陳真如果看了眼皮一跳蹙起眉頭，也不想說什麼。至少在我來說，我自己懂得沒那麼多，我從阿水的瑣碎怪文、歐陽陽的侃大山之中，還是可以找到我可以學習吸收的東西。反正我覺得很廢的地方我自動跳過。 <text:line-break/><text:line-break/>我不喜歡阿水和歐陽陽相互否定、較勁的發文內容。我覺二者氣度都不夠。我覺阿水有時想欺負板友，但歐陽陽（和其他板友）也不是省油的燈。那我就看戲唄。這樣想想，可能我自己氣度不夠，因為他倆可能很享受切磋，也很尊敬對方，是我小人之心了。 <text:line-break/><text:line-break/>我在幾個月前曾觸怒陳真，這讓我很不好意思。但我吃得住。重點是陳真不希望我不懂他的心路歷程卻讚美他，這比挑戰他或轟他更難受。俗一點來說是亂拍馬屁拍錯，胡鬧，讓陳真讀了太難受。所以瞬間我成了孫將軍的那個老部下。要讚美孫將軍，那個人也不夠格，更重要的是他不懂。 <text:line-break/><text:line-break/>欣賞陳真的人，挨罵也會繼續讀本板，只因陳真這人信得過，有貨。 <text:line-break/><text:line-break/>陳真不是光對待祖國板友好，對待台灣人也一樣周到。面對板友，無論來自何處，有很淺的提問，或某種老生常談的刁問，或是高手的提問，陳真的答覆，總可以讓人開眼界，不是裝理性、示氣度那種裝，十分有心，自然，是個很棒的大哥哥。人要活到很自然很難。他罵人還在上幼稚園，是真罵也不是真罵。用心直口快來形容，這俗了，不到位。用心良苦比較接近。 <text:line-break/><text:line-break/>我希望陳真熟識的板友們，可以和陳真合作一系列拍片計畫。讓陳真在鏡頭前出現，接受問題的挑戰或討論，看陳真如何答覆。我相信陳真瞬間就可洋洋灑灑或三言兩語就點到核心，且出人意表。然後影片上傳油管，一次可以半小時即可。陳真不必管後製，因為那是信任的人會去做。也不必看油管留言，那太累了。但陳真若事後覺某些問題可以延伸，自可在板上再談。只因以前我覺李敖很會寫，他的「笑傲江湖」等脫口秀節目，可能比較不擅講話，結果我錯了！他非常會講。上綜藝節目也是，反應超快，但也不是鬼扯，頂多是好玩逗趣，其智慧之大藏在笑點中。 <text:line-break/><text:line-break/>2000年選舉，吳宗憲的節目邀請李敖，他是四組總統參選人中的其中一個，另外三者是連、宋、扁。現場也邀來很多青年來賓，他們是三組候選人的粉絲，節目開放各推代表上來對李敖輪流提問。這段油管有。其中一個女學生問他，你都沒出過國，沒有國際視野、見識少，這樣怎麼當總統？李敖妙答，照你的說法，總統應該讓旅行社導遊來當。 <text:line-break/><text:line-break/>我相信陳真有各種非凡的臨場睿智與機鋒，可以用說的，招架各種問題，這是很有意義的。大家會把影片傳出去。提問的題目可以由小編來彙整發問，或邀請一些人來發問亦可。 <text:line-break/><text:line-break/>我想我這個提議，會被飆。也或許有人已提議過，總之我可能被飆很慘。請陳真高抬貴手，別鞭我太用力。 <text:line-break/><text:line-break/>謎之音：陳真是你叫的啊！（喂，退下） </text:p>
      <text:p text:style-name="P4">阿水   |  2020.07.03 17:06   |   <text:a xlink:type="simple" xlink:href="http://palinfo.habago.org/Entry?Command=Information_PrintForum&amp;iPage=3#FORUM39790"><text:span text:style-name="T7">#</text:span></text:a></text:p>
      <text:p text:style-name="P6">嗯嗯，不說道理了，道理沒陳醫師說得好，說說自己的故事： <text:line-break/><text:line-break/>拜法律扶助之賜，工作上接觸了許多位精神病患，這在以前幾乎不太可能接觸到的。在與精神病患的互動中，若不是他們有殘障手冊或醫院的診斷證明讓我記得他們是病人，不然跟精神病患溝通有時會認為他們不講道理，甚至會溝通到火氣高漲，但當我記得他們是病人時，這時就比較能保持心平氣和，也能帶著笑容。 <text:line-break/><text:line-break/>法律扶助若是辦到了精神病患的刑事案子，對於當事人的症狀我都會上網查查是什麼意思，可是畢竟沒有這方面的醫學專業，難免有看沒有懂。不過，我上網查資料只是為了瞭解當事人的精神病症在法律上可不可能嚴重到可以依法免罰或減輕其刑的程度。如果網路上查到的病症讓我覺得有此可能的話，在約當事人來聊聊案情時，會特別留意當事人對事務的理解能力及情緒反應；雖然有此懷疑就可以聲請法院指派專業的精神醫院來對當事人進行精神鑑定，但是我還是會親自拜訪當事人的主治醫師，請教是否能鑑定當事人在行為當時的精神狀態，而當事人的主治醫師跟我說不行的時候，我會尊重專業的意見，才放棄了聲請鑑定這個選項。 <text:line-break/><text:line-break/>當然我也可以就網路上查到的資料，直接據以向法院聲請鑑定，這時通常法院也會准，因為法官也不懂精神醫學專業；既然辯護人的聲請有理有據，那就由國家負擔費用進行鑑定。然而，我還是想貼近精神病患，利用多方面的實際接觸來瞭解精神病患。 <text:line-break/><text:line-break/>有一回，在法律扶助基會審查案件時，有位精神病患來聲請法律扶助，我還跟申請人聊到被投訴到法扶總會。是這樣子的，他要告家裡全部的人，可是我犯了一個大錯，在審查的過程中，一時雞婆性起，多管閒事的跟申請人說：「很難得喔，你有病識感，那你有沒有想過家裡的人不是如您所說真的想欺負你呢？」結果，對方一聽就馬上跳起來，說我歧視精神病患，跟我沒完沒了，還好審查室裡都有錄音錄影，法扶總會來調查的結果我沒事。這件事我自己檢討，我怎麼會這麼犯傻兼白痴呢？好比面對一個下半身癱瘓的人，問他說：你為什麼不站起來自己走走？ <text:line-break/><text:line-break/>二十幾年前，有一件殺人案件，一審判死刑，透過當事人友人的陳述及接見時當事人的說法，我懷疑當事人有精神疾病，於是就聲請法院進行精神鑑定，醫學鑑定的結果是當事人行為時心神喪失，鑑定醫師還跟我說，還好我有當事人可能是精神病患的警覺性。但是後來法官認為當事人殺人以後還知道要去警察局自首，所以認為當事人沒有喪失辯別事理的能力，只是精神耗弱而已，才從一審的死刑改判而留下一命。後來，在本版潛水看過陳醫師的解說才知道，那個案子的法官的判定理由，很有可能是錯誤的。 <text:line-break/><text:line-break/>曾經在下班時間到精神病患接受強制治療的院所，趁著開放會面的時間，拿法扶的委任狀給當事人簽。我其實可以不用這樣子做的，等他出來的時候再辦理就行了，但是受扶助人從裡面一直打電話我，甚至來個奪命連環摳，叫我要趕快去辦委任，而我也好奇所謂的強制治療到底是怎樣？當我要進入強制治療院所時，心裡也會害怕，因為網路上的資料告訴我接受強制治療的病患都是「嚴重病人有傷害他人或自己之虞，經專科醫師診斷有全日住院治療之必要者」，可是一進強制治療的會面場所，我就鬆了一口氣，因為女護理人員也是跟我同在一個開放空間，也只是穿護士服，沒有戴安全帽，對病患也是愛理不理的。 <text:line-break/><text:line-break/>還有一些雜七雜八的接觸經驗，例如有當事人知道要告對方什麼什麼都告不成時，竟然從皮包拿藥出來吃，緊握拳頭告訴我，不要再繼續講了，再繼續講就會氣得控制不住。也有當事人告訴我說有邪靈指使他要打人，我也會笑著回說：那邪靈叫你打我時，你要先告訴我喔，我才能躲起來。當事人也笑著回說：不會啦！ <text:line-break/><text:line-break/>說了這些，有些事還是不方便公開說，但我到現在還是覺得我對精神病患仍然無知，還是要一直記得他們是病人，這些應對方法在網路上都查不到，查到了也不知道如何適切的面對每一個有精神病患的當事人。</text:p>
      <text:p text:style-name="P4">小羽   |  2020.07.03 16:07   |   <text:a xlink:type="simple" xlink:href="http://palinfo.habago.org/Entry?Command=Information_PrintForum&amp;iPage=3#FORUM39789"><text:span text:style-name="T7">#</text:span></text:a></text:p>
      <text:p text:style-name="P5">陳真醫師加油！我喜歡你寫的文字，請不要失去寫東西的熱情，請繼續暢所欲言。</text:p>
      <text:p text:style-name="P4">阿水   |  2020.07.03 12:40   |   <text:a xlink:type="simple" xlink:href="http://palinfo.habago.org/Entry?Command=Information_PrintForum&amp;iPage=4#FORUM39788"><text:span text:style-name="T7">#</text:span></text:a></text:p>
      <text:p text:style-name="P5">報告陳真， <text:line-break/><text:line-break/>這回牽涉到您所說的「你們打擊了我原本已經所剩無幾的自信，讓我頓時感到很無言，失去寫東西的熱情。我以後是要怎麼寫字？」，這還得了，那我罪過不就大了嗎？我覺得不說「會死」，就冒出水面說說，也麻煩您百忙之中抽空盯一下，謝謝。 <text:line-break/><text:line-break/>首先，我也是以讀者的立場，先前的留言是為了闡述您的這段話： <text:line-break/><text:line-break/>「我的天啊，你們真的好單純，就算坐時光機回到過去，相關資料依然一片空白。 <text:line-break/>理解一種事情需要投入，需要生活的親近性，需要下苦工，需要長年的關注，不是什麼網路上查得到查不到，我的天!你們居然是這樣子在理解事情。 <text:line-break/>什麼聽到哪一首歌!!!!然後就找到以前的資料!!我的天!!!我無言了。」 <text:line-break/><text:line-break/>因為您跟老羊之間後來的互動，都提出一番論述，可是我覺得您就這個議題的觀點，真的很重要，怕被連番的論述給「扯開扯遠」了，於是就不自量力，試圖用我笨拙的白話文字拉回來正題。而您倆論述的文字太多了，我的方法是把它們給「概念化」，可是因為我在先前的留言時，沒有把每個「概念」說清楚而引起您誤解。 <text:line-break/><text:line-break/>我概念化的方法是借用佛教的證道方法：「解行並重、解行相應，才能產生如實的『見地』」。（這是用來類比說明的，不是佛教的原意。） <text:line-break/><text:line-break/>那麼，我文中所說的「時下一般人對某一種事實利用網路『解』得太多、『行』得太少（甚至沒有），以致於『見地』上一片空白。」云云，這裡的「解」是指一般人從網路上所得資訊而產生的了解；這裡的「行」指的是您所說的「需要投入，需要生活的親近性，需要下苦工，需要長年的關注」；至於「見地」意指「一種事情的理解」（我延伸其義為「事實的理解」）。而老羊的文中環繞在利用網路資訊的「解」打轉，跟您的重點在於「見地」，也在於「行」。而且這樣概念化以後，才看得看清楚為什二位的論述沒有交集。 <text:line-break/><text:line-break/>透過網路來理解事情（尤其是您所說的一個時代或事件），一定是一片空白的嗎？真的無法理解事情嗎？我的看法是：不論網路資料再怎麼齊全，看到的都是「模糊一片」（這是與讀者文字的妥協，我還是認為您「一片空白」的用字比較貼切），必須透過上頭所說的，不斷的「行」「解」相應，互相印證，才能得到如實「見地」（一種事情或事實的理解）。 <text:line-break/><text:line-break/>當然，任何概念化的說明，只是為了釐清爭點，定位清楚，說明方便，未必真能扯出個什麼「道理」，只是用來理解的工具罷了；而且這個工具的缺點是用概念來切割分析的話，會忽視了概念與整體的關聯，反而會引發誤解，所以要請您撥空盯著。</text:p>
      <text:p text:style-name="P4">欧阳阳   |  2020.07.03 11:49   |   <text:a xlink:type="simple" xlink:href="http://palinfo.habago.org/Entry?Command=Information_PrintForum&amp;iPage=4#FORUM39787"><text:span text:style-name="T7">#</text:span></text:a></text:p>
      <text:p text:style-name="P6">说智商的话，人类这几百年，从人脑科学的角度去看，应该是没有显著进化的，人类脑袋的进化速度没有那么快。现代社会资讯传播速度快，现代人接触的资讯或者说知识应该是要多很多，但是其分辨能力依旧！很多时候，假假真真，分辨不了。 <text:line-break/><text:line-break/>如果说有进步的话，主要应该是体现的社会制度与文化层面，但是文化这个东西，主要是由智者哲人建立，然后普通民众吸收，在实践中加以运用！文化是一个积累沉淀发展的过程。 <text:line-break/><text:line-break/>所以我认为，人类社会是需要智者的或者说精英的，所谓民主就是消灭精英的说法是为违法社会发展基本规律的，就如蜂群需要蜂王，狼群需要狼王！ <text:line-break/><text:line-break/>人需要一定自由，这个是肯定的，毕竟智者也是从普通民众中产生！而且我们人类社会的发展也是所有人的发展。 <text:line-break/>但是如果自由到没有任何约束，自以为是，各自为政，这个社会就会反古到原始社会，进入混乱与沉沦，是不符合人类发展规律的。 <text:line-break/><text:line-break/>在自然科学领域，我们可以比较容易分辨智者，比如牛顿，比如爱因斯坦，因为到今天也很少有人达到他们那样的高度，也是比较容易验证的。 <text:line-break/>但是在社会科学领域，这个验证分辨就比较难了，大概只能由时间发展来验证。</text:p>
      <text:p text:style-name="P4">陳真   |  2020.07.03 00:59   |   <text:a xlink:type="simple" xlink:href="http://palinfo.habago.org/Entry?Command=Information_PrintForum&amp;iPage=4#FORUM39786"><text:span text:style-name="T7">#</text:span></text:a></text:p>
      <text:p text:style-name="P5">阿水， <text:line-break/><text:line-break/>我曾提過，人們光是"知道"並沒有用，你總得 "做" 些什麼。但這個說法跟我和老羊之間的問題毫無關連。 <text:line-break/><text:line-break/>真是越扯越遠了。我表達能力有那麼差嗎？ <text:line-break/><text:line-break/>再說，當我們說 "某人只出一張嘴，卻什麼事也沒做"，這話的意思怎麼會是說某人"知道" 得太多，"做" 得太少？ <text:line-break/><text:line-break/>一個人什麼也不知道，啥也不懂，照樣不也就是出一張嘴。我怎麼會認為現代人知道很多做太少？現代人比過往的人知道得更少，卻以為自己什麼都知道，同時也什麼都不做。 <text:line-break/><text:line-break/>這樣夠白話了吧？我的表達力有那麼差嗎？ <text:line-break/><text:line-break/>你們打擊了我原本已經所剩無幾的自信，讓我頓時感到很無言，失去寫東西的熱情。我以後是要怎麼寫字？各位小朋友，今天陳真叔叔要跟你們說哦...有個大野狼... <text:line-break/><text:line-break/>是要這樣子寫東西才能讓人理解嗎？ <text:line-break/><text:line-break/>為了與人溝通，為了避免誤解，我一向都儘可能通俗、再通俗地只講 "幼兒園第一課"。我做不到更通俗更淺顯了。 <text:line-break/><text:line-break/>寫字通俗是好事，是一種美德，但是，一些人的所思所想，卻無法僅僅在這樣一種缺乏微妙、複雜與深刻的世界中獲得解脫。 <text:line-break/><text:line-break/>從小在台灣受 "教育"，每當我被 "教育" 摧殘得痛不欲生時，衝回家第一件事就是拿起數學課本，思考各種數學原理，彷彿痛苦心靈能因此獲得一種治療與安慰，畢竟在數學裏頭，如許純淨，再也沒有任何鬼扯蛋或腦殘思維的存在空間了吧。</text:p>
      <text:p text:style-name="P8"><text:span text:style-name="T11">阿水</text:span><text:span text:style-name="T1"><text:s/>  |  2020.07.02 12:35   |   </text:span><text:a xlink:type="simple" xlink:href="http://palinfo.habago.org/Entry?Command=Information_PrintForum&amp;iPage=1#FORUM39785"><text:span text:style-name="T2">#</text:span></text:a></text:p>
      <text:p text:style-name="P9"><text:span text:style-name="T1">老羊，</text:span><text:span text:style-name="T12"><text:line-break/><text:line-break/></text:span><text:span text:style-name="T1">我冒昧的試著說說看，謹供參考（不見得是陳醫師的意思）：</text:span><text:span text:style-name="T12"><text:line-break/><text:line-break/></text:span><text:span text:style-name="T1">我們佛教證道的方法有所謂的「解行並重」、「解行相應」，「解」、「行」兩者不可偏廢，這樣才能產生如實的「見地」。這個「見地」我借用來特指陳醫前面所稱的「理解一種事實」。</text:span><text:span text:style-name="T12"><text:line-break/><text:line-break/></text:span><text:span text:style-name="T1">基於以上認知，您文中對「網路資訊」的定位不論怎麼補充或提醒讀者，都只是環繞在「解」的範圍，而陳醫師文中對現時狀況批判的重點則是：時下對一般人對某一種事實利用網路「解」得太多、「行」得太少（甚至沒有），以致於「見地」上一片空白。</text:span><text:span text:style-name="T12"><text:line-break/><text:line-break/></text:span><text:span text:style-name="T1">另外，您提到『我想要表達的是一個人不需要因為自己沒有能夠「親身」投入而懷有罪惡感』。</text:span><text:span text:style-name="T12"><text:line-break/></text:span><text:span text:style-name="T1">可是，在巴勒網長期潛水學習下來，我倒覺得這種「罪惡感」很需要，也是意外之喜，最怕是文章寫了以後讓人「無感」或只生厭惡感（不好意思，我以前在本版就是這樣）。我的理由是：若是要「解行並重」，心頭上沒有動力很難起而行，不妨利用這個「罪惡感」，適情適性的去做些能力所及的事，小事也行，為善不擇大小嘛。就這樣解行解行解行．．．．．或許將來的一剎那間，杜甫的某首詩句從您腦海裡油然而生，或者不自覺的吟唸而出。這時，您與杜甫那首詩的「見地」應該就差不多相當了。</text:span><text:span text:style-name="T12"><text:line-break/><text:line-break/></text:span><text:span text:style-name="T1">上面那段是借用您文中所說『網路當然不能讓人「了解」難民的感受，但是杜甫的詩也不能。』來解釋我想表達的意象；也或許杜甫的那首詩還在我所指涉「解」的範圍，還不到「見地」的程度，可是如此「解行」下來，您的「見地」卻是已經如實了，就「那一種事實」而言，就不再是一片空白。</text:span></text:p>
      <text:p text:style-name="P8"><text:span text:style-name="T11">陳真</text:span><text:span text:style-name="T1"><text:s/>  |  2020.07.02 10:07   |   </text:span><text:a xlink:type="simple" xlink:href="http://palinfo.habago.org/Entry?Command=Information_PrintForum&amp;iPage=1#FORUM39784"><text:span text:style-name="T2">#</text:span></text:a></text:p>
      <text:p text:style-name="P10"><text:span text:style-name="T1">老羊，</text:span><text:span text:style-name="T12"><text:line-break/><text:line-break/></text:span><text:span text:style-name="T1">我覺得，我的表達能力已經來到盡頭，只能把講過的話再說一遍。我要說的是：你這些說法，跟我講的八竿子打不著一點邊，它既非「反駁」，更不是「補充」。這樣會很難理解嗎？我有說網路一無是處嗎？我有說網路「全部」都是垃圾資訊嗎？我有說網路應該全面廢除取消嗎？這一切跟我講的，完全是兩碼子事你看不出來嗎？</text:span><text:span text:style-name="T12"><text:line-break/><text:line-break/></text:span><text:span text:style-name="T1">同樣的例子再說一次，當有人批評升學主義時，卻有個人以高姿態跳出來訓話，「補充」說，各位年輕人，升學也有好處哦，也有一些書是不錯看的唷，我們不要只看暢銷書，也不要只看第一頁，第二頁第三頁也都要看。你聽了，是不是會想撞牆？</text:span><text:span text:style-name="T12"><text:line-break/><text:line-break/></text:span><text:span text:style-name="T1">想撞牆倒還沒什麼，更可怕的是窒息，意思是說，這只是一些絲毫不相干的傻話，卻也能講得好像什麼金玉良言，好像老師在訓話似的。在台灣念書或參加什麼研討會，基本上就是這種感覺：站在講台上的人，往往講一些蠢話，但他卻居高臨下，講得煞有介事。之所以窒息是因為你知道，你很難跟他溝通，因為他不知道自己在講什麼，也不知道別人在講什麼。</text:span><text:span text:style-name="T12"><text:line-break/><text:line-break/></text:span><text:span text:style-name="T1">當有人提起某個「東西」的某種「意涵」時，你要反駁也好，補充也罷，但請反駁或補充「那個『意涵』」，而不是在「那個『東西』」上望文生義，任意發揮。李白詩云，「床前明月光」，難道我們就以為這是在討論「床」這個「東西」。瞎掰當然也是一種「言論自由」，問題是它不相干就是不相干，八竿子打不著一點邊。</text:span><text:span text:style-name="T12"><text:line-break/><text:line-break/></text:span><text:span text:style-name="T1">我寫東西時如果意識到「讀者」的存在，往往就怯步了，馬上自我言論設限。為什麼呢？原因之一就是像這樣一種望文生義的現象。那就好像你在談數學，講到香蕉一斤五元，蘋果一斤八元，各買三斤共多少錢？結果，人們卻開始跟你「補充」說香蕉也有比較貴的，像旗山蕉就是了；或是「反駁」說蘋果要買就要買小顆的比較甜，不要買什麼富士山的，不要以為蘋果就一定很貴。你聽了，是不是會想撞牆？雖然都有提到香蕉和蘋果這些「東西」，但是，這是在講同樣一回事嗎？</text:span></text:p>
      <text:p text:style-name="P8"><text:span text:style-name="T11">許世勤</text:span><text:span text:style-name="T1"><text:s/>  |  2020.07.02 10:05   |   </text:span><text:a xlink:type="simple" xlink:href="http://palinfo.habago.org/Entry?Command=Information_PrintForum&amp;iPage=1#FORUM39783"><text:span text:style-name="T2">#</text:span></text:a></text:p>
      <text:p text:style-name="P9"><text:span text:style-name="T1">這次的俄羅斯聯邦憲法修正案投票，在</text:span><text:span text:style-name="T12">95%</text:span><text:span text:style-name="T1">投票率下，對於聯邦憲法修正案的支持度達到</text:span><text:span text:style-name="T12">78.8%</text:span><text:span text:style-name="T1">，相較於</text:span><text:span text:style-name="T12">1993</text:span><text:span text:style-name="T1">年葉爾辛的憲法修正案所爆發的血腥衝突，普丁的憲法修正案可說一帆風順。新的修正案將賦予俄羅斯總統更大的權力，包括解散國會，指派或解任檢察總長等，普丁的總統任期將可以到</text:span><text:span text:style-name="T12">2036</text:span><text:span text:style-name="T1">年。對比歐美各國的秩序走向解離，這次的俄羅斯憲法修正案類似於中國的修憲，目的是讓國家走向秩序與穩定。國際局勢牽一髮而動全身，國際強權結構強勢洗牌中，變化之大，台灣又有多少人在意呢？</text:span><text:span text:style-name="T12"><text:line-break/><text:line-break/></text:span><text:span text:style-name="T1">原文網址</text:span><text:span text:style-name="T12">:<text:line-break/></text:span><text:a xlink:type="simple" xlink:href="https://www.rt.com/russia/493411-constitution-amendments-russia-putin/"><text:span text:style-name="T4">https://www.rt.com/russia/493411-constitution-amendments-russia-putin/</text:span></text:a></text:p>
      <text:p text:style-name="P8"><text:span text:style-name="T11">老羊</text:span><text:span text:style-name="T1"><text:s/>  |  2020.07.02 03:04   |   </text:span><text:a xlink:type="simple" xlink:href="http://palinfo.habago.org/Entry?Command=Information_PrintForum&amp;iPage=1#FORUM39782"><text:span text:style-name="T2">#</text:span></text:a></text:p>
      <text:p text:style-name="P10"><text:span text:style-name="T1">陳真兄，我一點也不介意你有一說一；雖然我不了解你，但是以讀你文章二十多年的時間，我至少對你（以文字）說話和寫作的風格並不陌生。如果我在意被你批評就不會偶爾冒出頭發言了。抱歉我之前的發言你從頭到尾都沒有認同之處，而且還給你窒息的感覺。</text:span><text:span text:style-name="T12"><text:line-break/><text:line-break/></text:span><text:span text:style-name="T1">但是我需要指出一點，我那段發言既不是為了「連接」、更不是在駁斥你的論點；而是在補充「我認為」你沒有交代清楚的部分。因此，你舉的精神科醫師用他們的治療案例反駁你的質疑的例子和我的發言並不能類比。</text:span><text:span text:style-name="T12"><text:line-break/><text:line-break/></text:span><text:span text:style-name="T1">比如說你之前寫的「從電話到手機，從郵政到</text:span><text:span text:style-name="T12">EMAIL</text:span><text:span text:style-name="T1">再到</text:span><text:span text:style-name="T12">LINE</text:span><text:span text:style-name="T1">等等等，這一切所謂進步，不知道究竟是進步了什麼碗糕。依我看，那只是更加消耗人們的心力，更加擠壓現代人早已所剩無幾的時間」。我反對這段話嗎？並不。我完全同意現在這些即時通訊服務佔據了非常多的時間，但是從我以一個讀者的身分來看你寫的這段話，它寫得過於武斷，容易給人「科技無用論」的感覺。好，接下來你或許會說「我有這麼說嗎？我有這麼膚淺嗎？」，你當然沒有這麼說，你更不是膚淺之人，可是讀者除了根據一個人寫出的文字或是說出的話，他還能怎麼去理解一個陌生人的想法？以你的學識與經歷，你非常清楚語言文字能表達的侷限；人如何能夠從對方說出口的去「引申、推論」到他沒說出口的，這既可以是「心有靈犀」也可以是徹底的誤解。</text:span><text:span text:style-name="T12"><text:line-break/><text:line-break/></text:span><text:span text:style-name="T1">同時，阿水在他的留言提到「請您移駕從網路雲端走下凡間，長期投入、長期關注，與您關注的對象保持生活的親近性，這整個過程需要下苦工，才能有助於您理一種事實」。我反對嗎？一點也不，我完全贊成，但是為何我要說「知道」問題的存在就是有價值的？因為沒有人有可能去長期投入、長期關注「所有的」社會問題。你大概覺得這是廢話，是讀過幼稚園就知道的事情；對不起，還真不是。我想要表達的是一個人不需要因為自己沒有能夠「親身」投入而懷有罪惡感。幾年前的太陽花學運，有個男孩子當街對勸他回家的老爸吼「我們在這裡爭民主，你為民主做了什麼」？不管大家說他是腦殘也罷、忤逆也罷，重點是「道德綁架」這種行為就是存在。我的發言當然不是在暗示你或是阿水在道德綁架任何人，而是希望讀者不要對號入座，自己綁架自己，只因為不能親身參與。</text:span><text:span text:style-name="T12"><text:line-break/><text:line-break/></text:span><text:span text:style-name="T1">如果現代人不可能消除網路，不可能不從網路獲得資訊，為何除了點出從網路資訊了解現實的陷阱，不能補充說明「改變使用網路的習慣與心態」的重要性？「補充」並不等同於反對吧？</text:span><text:span text:style-name="T12"><text:line-break/><text:line-break/></text:span><text:span text:style-name="T1">就寫到這裡。文字不長，如果還是讓你覺得窒息，我想應該還沒有到會永久影響陳真兄健康的程度；謝謝你之前的直言。</text:span><text:span text:style-name="T12"><text:line-break/></text:span></text:p>
      <text:p text:style-name="P8"><text:span text:style-name="T11">陳真</text:span><text:span text:style-name="T1"><text:s/>  |  2020.07.01 20:59   |   </text:span><text:a xlink:type="simple" xlink:href="http://palinfo.habago.org/Entry?Command=Information_PrintForum&amp;iPage=1#FORUM39781"><text:span text:style-name="T2">#</text:span></text:a></text:p>
      <text:p text:style-name="P9"><text:span text:style-name="T1">如果有人反對比方說資本主義，而你並不認同，但在你表達不認同之前，你得先搞清楚對方到底在說什麼，然後你才知道自己究竟是不認同什麼，而不是反駁說「那你為什麼要賺錢？為什麼要支薪？為什麼要消費？」這不叫反駁，這叫做「雞同鴨講」，不知所云。</text:span><text:span text:style-name="T12"><text:line-break/><text:line-break/>"in a sense" </text:span><text:span text:style-name="T1">很重要。打擊一種觀點，要打擊「那個」觀點所要表達的「那個」意義，而不是打擊跟它絲毫不相干的想法。</text:span><text:span text:style-name="T12"><text:line-break/><text:line-break/></text:span><text:span text:style-name="T1">二十幾年前，我曾經在某個精神醫學論壇惹惱了一群台灣的精神科醫師，幾乎每句話都能惹惱他們，彷彿因此結下什麼深仇大恨似的。例如我說「所謂心理治療的知識論</text:span><text:span text:style-name="T12"><text:s/>(epistemology) </text:span><text:span text:style-name="T1">很可疑」，意思是說，「心理治療」到底是憑什麼而能成為一種「知識」，究竟它憑什麼而能構成一種專業？</text:span><text:span text:style-name="T12"><text:line-break/><text:line-break/></text:span><text:span text:style-name="T1">一些醫師一聽，馬上就抓狂了，有些就說他「成功治療了多少病人」云云，意思是說，只要病人覺得某種情緒有改善，那就是治療成功。問題是，這跟我的質疑扯得上什麼關係？你心情不好，找你的阿那達講講話，心情一下就好很多了，難道你的阿那達就因此擁有了「心理治療」的「知識」與「專業」？這不是鬼扯蛋嗎？</text:span><text:span text:style-name="T12"><text:line-break/><text:line-break/></text:span><text:span text:style-name="T1">我的意思是說，當我們宣稱某種東西是一種專業知識時，那你得說清楚這所謂專業知識究竟意謂著什麼？如果安慰兩句就是治療，那等於說每個人隨時都有能力成為心理治療的專家；如果每個人都是專家，那也就是說這東西根本沒有專家可言。也就是說，它並不具備一套客觀且具有某種知識基礎的知識架構。</text:span><text:span text:style-name="T12"><text:line-break/><text:line-break/></text:span><text:span text:style-name="T1">我當時並非說我對此已有一套結論，而僅僅只是禔出疑問說：所謂心理治療的「知識論基礎」到底是什麼？很多精神科醫生一聽就抓狂了，好像我侮辱了他們的專業似的。</text:span><text:span text:style-name="T12"><text:line-break/><text:line-break/></text:span><text:span text:style-name="T1">這例子說明了：不管認同或反駁，你總得搞清楚自己到底在認同什麼或反駁什麼，你必須在對方所講的「那個」意思上去做文章，而不是扯到全然不相干的事情上去反駁一個與之全然無關的想法。</text:span></text:p>
      <text:p text:style-name="P8"><text:span text:style-name="T11">陳真</text:span><text:span text:style-name="T1"><text:s/>  |  2020.07.01 16:20   |   </text:span><text:a xlink:type="simple" xlink:href="http://palinfo.habago.org/Entry?Command=Information_PrintForum&amp;iPage=1#FORUM39780"><text:span text:style-name="T2">#</text:span></text:a></text:p>
      <text:p text:style-name="P10"><text:span text:style-name="T1">謝謝老羊，</text:span><text:span text:style-name="T12"><text:line-break/><text:line-break/></text:span><text:span text:style-name="T1">我該鄉愿和稀泥打馬虎眼？還是一說一，二說二？</text:span><text:span text:style-name="T12"><text:line-break/><text:line-break/></text:span><text:span text:style-name="T1">我對你那篇留言從頭到尾都不認同，我怎麼會對之</text:span><text:span text:style-name="T12">"</text:span><text:span text:style-name="T1">想當然爾</text:span><text:span text:style-name="T12">"</text:span><text:span text:style-name="T1">？它給我一種彷彿又回到台灣校園、快要窒息的感覺。不過，這不是我想說的。</text:span><text:span text:style-name="T12"><text:line-break/><text:line-break/></text:span><text:span text:style-name="T1">重點是：你講的那些，跟我講的完全是八竿子打不著一點邊。這意思是說，它們在概念上沒有任何連結。我只是要指出這一點。</text:span></text:p>
      <text:p text:style-name="P8"><text:span text:style-name="T11">老羊</text:span><text:span text:style-name="T1"><text:s/>  |  2020.07.01 11:52   |   </text:span><text:a xlink:type="simple" xlink:href="http://palinfo.habago.org/Entry?Command=Information_PrintForum&amp;iPage=1#FORUM39779"><text:span text:style-name="T2">#</text:span></text:a></text:p>
      <text:p text:style-name="P9"><text:span text:style-name="T1">陳真兄：我主要是回應</text:span><text:span text:style-name="T12"><text:s/>Amy</text:span><text:span text:style-name="T1">，分享自己的一點心得而已。對你已經是非常想當然爾的事情，未必對所有的人都是。即便</text:span><text:span text:style-name="T12"><text:s/>Amy </text:span><text:span text:style-name="T1">也覺得我的分享毫無意義，其他潛水族（尤其是年紀較輕的）未必如此認為。</text:span></text:p>
      <text:p text:style-name="P8"><text:span text:style-name="T11">阿水</text:span><text:span text:style-name="T1"><text:s/>  |  2020.07.01 09:52   |   </text:span><text:a xlink:type="simple" xlink:href="http://palinfo.habago.org/Entry?Command=Information_PrintForum&amp;iPage=1#FORUM39778"><text:span text:style-name="T2">#</text:span></text:a></text:p>
      <text:p text:style-name="P10"><text:span text:style-name="T1">陽陽，</text:span><text:span text:style-name="T12"><text:line-break/><text:line-break/></text:span><text:span text:style-name="T1">我從網路上查到解釋的「攬炒」的原意中，底下的算是比較詳細的解釋：</text:span><text:span text:style-name="T12"><text:line-break/><text:line-break/></text:span><text:span text:style-name="T1">『「攬炒」，字源是來自撲克牌的「大老二」。本來遊戲規則，四個玩家每人十三隻牌，輪流出牌，最快出脫所有紙牌者勝出。如果玩家手上有一定數目的牌未出，就要被罰雙倍，甚至三倍的牌數，香港人就叫「炒雙」或「炒三」。最後埋單計數，係以紙牌隻數差額計算，所以當玩家知道自己會被炒，通常會運用技巧，抓人「陪炒」，讓結局隻數差額縮小。這種相互毀滅、玉石俱焚的作法，就叫「攬炒」。』</text:span><text:span text:style-name="T12"><text:line-break/><text:line-break/></text:span><text:span text:style-name="T1">既然是牌技，重點應該不在玉石俱焚，而是在於「運用技巧，抓人『陪炒』，讓結局隻數差額縮小」，其目的應該就是少輸為贏，讓贏家出牌時有所顧忌。於是就被拿來引申，提出一套「攬炒理論」作為香港勇武派行動的指導方針，也為一切香港的動亂的參與者提供「理性思維」，攬炒的對象也當然包括中國。而且這套理論訴求的對象是主要懷有熱血的香港人，尤其是年輕世代。</text:span><text:span text:style-name="T12"><text:line-break/><text:line-break/></text:span><text:span text:style-name="T1">我看這個現象的思考方向，是以先前從輔提過的，美國的網路戰略之一是在互聯網帶風向，最好是讓人們覺得自己是「自願」的。這種戰略比柴玲、王丹之流，躲在風暴圈外當美國傳聲筒的影響力還大。</text:span><text:span text:style-name="T12"><text:line-break/><text:line-break/></text:span><text:span text:style-name="T1">我提這個不是要跟您討論，因為人民日報網也評論聲討過了，我只是「助攻」，提供資料給您參考。而且只要看穿了這套策略，也就沒有什麼好討論。</text:span><text:span text:style-name="T12"><text:line-break/></text:span></text:p>
      <text:p text:style-name="P8"><text:span text:style-name="T11">陳真</text:span><text:span text:style-name="T1"><text:s/>  |  2020.07.01 09:50   |   </text:span><text:a xlink:type="simple" xlink:href="http://palinfo.habago.org/Entry?Command=Information_PrintForum&amp;iPage=1#FORUM39777"><text:span text:style-name="T2">#</text:span></text:a></text:p>
      <text:p text:style-name="P9"><text:span text:style-name="T1">老羊，</text:span><text:span text:style-name="T12"><text:line-break/><text:line-break/></text:span><text:span text:style-name="T1">你寫的，若不是在回應我，那就像一種小學生的「作文」，沒什麼好討論，畢竟沒有任何論點在裏頭，而只是一些缺乏認知意義的空話，或是像在教小朋友如何使用網路那樣，而我是在講那樣一種事情嗎？這裏是爸爸媽媽親子論壇嗎？我是在講什麼網路的使用問題嗎？我有說網路上沒有任何有意義的資料嗎？</text:span><text:span text:style-name="T12"><text:line-break/><text:line-break/></text:span><text:span text:style-name="T1">那就好像反對升學主義跟反對升學有什麼關連呢？它們是不同層次的問題，八竿子打不著。這時候，講一些什麼升學的好處啦，長遠的用途啦，跟升學主義有什麼關連？</text:span><text:span text:style-name="T12"><text:line-break/><text:line-break/>Noam Chomsky</text:span><text:span text:style-name="T1">說，讀書人在不斷的知識議論中，人性與良知一點一滴的腐蝕。他是在叫大家不要念書的意思嗎？他是在說知識一無是處嗎？他是在說知識份子沒有一個好人嗎？所以我們應該回到山頂洞人的時代？或是指出知識也是有用途的例子來反駁他？</text:span><text:span text:style-name="T12"><text:line-break/><text:line-break/></text:span><text:span text:style-name="T1">十三年前剛回台時，我在台大斗六分院工作，院內有個全院群組，一發信，全院的人都可收到。有一天，忘了是什麼原因，我講到</text:span><text:span text:style-name="T12">ANTI-REALISM(</text:span><text:span text:style-name="T1">反實在論，亦即認為事物並非實存</text:span><text:span text:style-name="T12">)</text:span><text:span text:style-name="T1">，提到醫師們理解知識之極端幼稚與「單純」。</text:span><text:span text:style-name="T12"><text:line-break/><text:line-break/></text:span><text:span text:style-name="T1">結果，一個外科教授跳出來，說他在台大醫學院開課專門就是在教實驗方法，講一堆蠢話來反駁我，說什麼每次實驗都會一再驗證，方才得出正確的結果，然後一直講如何一再驗證的程序，如何得到正確的知識。</text:span><text:span text:style-name="T12"><text:line-break/><text:line-break/></text:span><text:span text:style-name="T1">我聽了，真是很想咬舌自盡。</text:span><text:span text:style-name="T12"><text:line-break/></text:span></text:p>
      <text:p text:style-name="P8"><text:span text:style-name="T11">欧阳阳</text:span><text:span text:style-name="T1"><text:s/>  |  2020.07.01 06:40   |   </text:span><text:a xlink:type="simple" xlink:href="http://palinfo.habago.org/Entry?Command=Information_PrintForum&amp;iPage=1#FORUM39776"><text:span text:style-name="T2">#</text:span></text:a></text:p>
      <text:p text:style-name="P11"><text:span text:style-name="T11">人心向善，这是我</text:span><text:span text:style-name="T1">们讨论问题的基础；如果有人本来就心向恶，那就没有什么可以讨论的了，所谓</text:span><text:span text:style-name="T12">“</text:span><text:span text:style-name="T11">道不同，不相</text:span><text:span text:style-name="T1">为谋</text:span><text:span text:style-name="T12">”</text:span><text:span text:style-name="T11">指的就是如此！</text:span><text:span text:style-name="T12"><text:line-break/><text:line-break/></text:span><text:span text:style-name="T11">我相信，无</text:span><text:span text:style-name="T1">论是大陆的</text:span><text:span text:style-name="T12">“</text:span><text:span text:style-name="T1">觉青</text:span><text:span text:style-name="T12">”</text:span><text:span text:style-name="T11">，还是台湾的，香港的</text:span><text:span text:style-name="T12">“</text:span><text:span text:style-name="T1">觉青</text:span><text:span text:style-name="T12">”</text:span><text:span text:style-name="T11">，其中大部分都是人心向善的，之所以会出</text:span><text:span text:style-name="T1">现</text:span><text:span text:style-name="T12">“</text:span><text:span text:style-name="T1">脑残</text:span><text:span text:style-name="T12">”</text:span><text:span text:style-name="T11">，这不是天生的，只是被一些干扰因素所迷失，这种迷失是可以</text:span><text:span text:style-name="T1">导向的，可以纠正的！</text:span><text:span text:style-name="T12"><text:line-break/><text:line-break/></text:span><text:span text:style-name="T11">就好比雷达去探</text:span><text:span text:style-name="T1">测远方的物品或者道路，但是其过程被外界的干扰因素干扰了，导致得到的信息是错误的，被扭曲的，那用这些被扭曲的信息来知道人的行动，就很可能导致害人害己的结果；</text:span><text:span text:style-name="T12"><text:line-break/></text:span><text:span text:style-name="T11">这与人的初心是不同的！</text:span><text:span text:style-name="T12"><text:line-break/><text:line-break/></text:span><text:span text:style-name="T11">就必然前面阿水提到的</text:span><text:span text:style-name="T12">“</text:span><text:span text:style-name="T1">揽炒</text:span><text:span text:style-name="T12">”</text:span><text:span text:style-name="T11">，</text:span><text:span text:style-name="T1">损人又要害己，我认为这就不值得讨论。</text:span><text:span text:style-name="T12"><text:line-break/></text:span><text:span text:style-name="T1">讨论是需要一定价值观基础的</text:span><text:span text:style-name="T12"><text:line-break/><text:line-break/><text:line-break/></text:span></text:p>
      <text:p text:style-name="P8"><text:span text:style-name="T11">老羊</text:span><text:span text:style-name="T1"><text:s/>  |  2020.07.01 06:01   |   </text:span><text:a xlink:type="simple" xlink:href="http://palinfo.habago.org/Entry?Command=Information_PrintForum&amp;iPage=1#FORUM39775"><text:span text:style-name="T2">#</text:span></text:a></text:p>
      <text:p text:style-name="P9"><text:span text:style-name="T1">所有的「進步」都伴隨一定程度的負面影響，這應該是很清楚的？而且這個所謂進步的過程指的也是長期、大方向上的進步，短期內的波折甚至倒退其實是常態。我認為今天的社會雖然有這樣那樣的亂象，但是整體而言是在進步的。</text:span><text:span text:style-name="T12"><text:line-break/><text:line-break/></text:span><text:span text:style-name="T1">儘管知識或是資訊還不足以讓一個人更有智慧，但是我想應該不會有人覺得知識由神職人員或貴族壟斷的中世紀社會更好吧？經由網路得來關於雛妓的「知識」（無論是一手還是二手；加工或未加工）固然與「了解」她們毫無關聯，但是終究比完全不知道這些事情存在要好得多。真正的問題在於身處當今這個搜尋引擎和社交媒體不可能消失的世界，需要的是學習如何審視與過濾資訊，並且不要用宗教的態度處理世俗問題</text:span><text:span text:style-name="T12"><text:s/>-- </text:span><text:span text:style-name="T1">意思就是保持開放、願意歸零、甚至否定過去的自己的態度。</text:span><text:span text:style-name="T12"><text:line-break/><text:line-break/></text:span><text:span text:style-name="T1">三十年前我在出國留學前，為了加強自己的英文寫作能力，我到台大註冊了一門公開給外界的英文寫作班，我還記得有一篇自定題目的作業，我寫的就是「資訊氾濫造成的問題」。當時距離互聯網的問世還不到三年，地球上絕大多數的人都沒聽過或是想像過這樣的東西，而我個人已經感覺那時的台灣社會有資訊氾濫的現象。但是從另一方面來說，過去三十年間，工作謀生、教養小孩吃掉我的時間遠比網路佔用的時間多。並且，透過網路，我才有機會接觸到原本不屬於我生活範圍的知識。對我而言，這是知識權力的一種下放。</text:span><text:span text:style-name="T12"><text:line-break/><text:line-break/></text:span><text:span text:style-name="T1">撇開背後的數學與技術，從本質上來說</text:span><text:span text:style-name="T12"><text:s/>Google </text:span><text:span text:style-name="T1">是超高效率的「詢問中心」，和百貨公司或是圖書館門口的詢問台沒太多差別；但是因為它超強的搜尋能力，多數人就有了一種錯覺，相信「正確」的資訊在「第一頁」，而忘了那只是不完美（暫不論是有意還是無意形成的不完美）的運算邏輯取回的結果；繼續往兔子洞鑽下去可能就會看到不同的世界。</text:span><text:span text:style-name="T12">YouTube </text:span><text:span text:style-name="T1">又何嘗不是？從我兒子的螢幕上我見識到說有多白痴就有多智障的視頻，但是相對的，過去十來年我也看到非常多珍貴的演講或是優質的教育視頻；這些都是我在大學還有研究所的時候根本不可能有機會接觸的知識。</text:span><text:span text:style-name="T12"><text:line-break/><text:line-break/></text:span><text:span text:style-name="T1">網路當然不能讓人「了解」難民的感受，但是杜甫的詩也不能。一個人不需要自己餓肚子才能明白世界上有人在餓肚子，儘管他沒有實際體驗餓肚子的痛苦，然而這還是比他以為大家都能吃飽要更好。</text:span><text:span text:style-name="T12"><text:line-break/><text:line-break/></text:span><text:span text:style-name="T1">與其推翻網路的影響，不如改變使用網路的習慣與心態。</text:span><text:span text:style-name="T12"><text:line-break/></text:span></text:p>
      <text:p text:style-name="P8"><text:span text:style-name="T11">陳真</text:span><text:span text:style-name="T1"><text:s/>  |  2020.07.01 03:10   |   </text:span><text:a xlink:type="simple" xlink:href="http://palinfo.habago.org/Entry?Command=Information_PrintForum&amp;iPage=1#FORUM39774"><text:span text:style-name="T2">#</text:span></text:a></text:p>
      <text:p text:style-name="P10"><text:span text:style-name="T12">Amy</text:span><text:span text:style-name="T1">好，謝謝你不介意我的直言。</text:span><text:span text:style-name="T12"><text:line-break/><text:line-break/></text:span><text:span text:style-name="T1">底下與你或與任何人都無關。</text:span><text:span text:style-name="T12"><text:line-break/><text:line-break/></text:span><text:span text:style-name="T1">許多時候，每當我跟人提起從未去過</text:span><text:span text:style-name="T12">KTV</text:span><text:span text:style-name="T1">時，人們總是覺得很訝異而難以置信。</text:span><text:span text:style-name="T12"><text:line-break/><text:line-break/></text:span><text:span text:style-name="T1">一個東西，當它對我毫無吸引力時，哪怕我是全世界唯一一個不曾接觸者，我也不會因此而跑去嘗試。不管多麼流行的事物，對我依舊不會因此而產生任何吸引力。</text:span><text:span text:style-name="T12"><text:line-break/><text:line-break/></text:span><text:span text:style-name="T1">我想說的是，很多時候，所謂流行不過就是被創造出來的一種現象，而不是因為它內在具有什麼價值或重要性。所謂臉書，在我看來就是這麼一回事。任何人都根本不需要它不是嗎？但卻搞得好像每個人都得有個什麼臉書似的，實在很不可思議。</text:span><text:span text:style-name="T12"><text:line-break/><text:line-break/></text:span><text:span text:style-name="T1">郵政興起時，開始有郵票，有郵差送信，人們便流行寫信，很溫馨，很時尚，沒事也要寫一寫信，可不能落人後。亨利梭羅對此很感冒。還好他死了，要不然，來到這樣一個喧囂吵鬧的網路年代、臉書年代，他恐怕會更想離群索居。</text:span><text:span text:style-name="T12"><text:line-break/><text:line-break/></text:span><text:span text:style-name="T1">我比梭羅正常一些，但若要說這一切所謂進步有多偉大，我也只能呵呵。從電話到手機，從郵政到</text:span><text:span text:style-name="T12">EMAIL</text:span><text:span text:style-name="T1">再到</text:span><text:span text:style-name="T12">LINE</text:span><text:span text:style-name="T1">等等等，這一切所謂進步，不知道究竟是進步了什麼碗糕。依我看，那只是更加消耗人們的心力，更加擠壓現代人早已所剩無幾的時間。</text:span><text:span text:style-name="T12"><text:line-break/><text:line-break/>R.M.Rilke</text:span><text:span text:style-name="T1">說，</text:span><text:span text:style-name="T12">"</text:span><text:span text:style-name="T1">除非不寫詩會死你才寫</text:span><text:span text:style-name="T12">"</text:span><text:span text:style-name="T1">。我看何止寫詩，寫字也一樣，不寫字會死你才寫，否則沒必要浪費時間在什麼社群網站上浩瀚無涯的垃圾資訊大海中灑一些毫無意義的口水。</text:span><text:span text:style-name="T12"><text:line-break/><text:line-break/></text:span><text:span text:style-name="T1">政治也是。如果你真的那麼有意見，那就公開掛牌有頭有臉地站出來，你手寫你心，當一名真正意義上的異議者，而不是整天神不知鬼不覺地在網路上罵東罵西；那就跟你躲在廁所裏，往牆上塗鴉罵東罵西有何兩樣？公廁牆上很多這類沒頭沒腦的無主文字，有任何意義嗎？</text:span><text:span text:style-name="T12"><text:line-break/><text:line-break/></text:span><text:span text:style-name="T1">我看很多所謂名人的臉書，隨便放個屁，說兩句鳥話，馬上動輒成千上萬人留言，往往三言兩語沒頭沒腦，而且誰是誰根本搞不清楚，感覺真是很不可思議，那是一群幽靈留言寫字給鬼看嗎？反倒是一個活生生的人，紮紮實實寫上幾句心裏話，也總勝過千萬篇幽靈式的廁所塗鴉。</text:span><text:span text:style-name="T12"><text:line-break/><text:line-break/></text:span><text:span text:style-name="T1">這年頭，幾乎沒有異議了，文字失去意義，失去重量。</text:span></text:p>
      <text:p text:style-name="P8"><text:span text:style-name="T1">Amy   |  2020.07.01 02:16   |   </text:span><text:a xlink:type="simple" xlink:href="http://palinfo.habago.org/Entry?Command=Information_PrintForum&amp;iPage=1#FORUM39773"><text:span text:style-name="T2">#</text:span></text:a></text:p>
      <text:p text:style-name="P9"><text:span text:style-name="T1">陳真先生您好：</text:span><text:span text:style-name="T12"><text:line-break/><text:line-break/></text:span><text:span text:style-name="T1">您無意冒犯，我也無意推翻。</text:span><text:span text:style-name="T12"><text:line-break/></text:span><text:span text:style-name="T1">本人不是幼稚園兒童，是一個年近三十號稱住院醫師卻成熟度堪憂的成人。</text:span><text:span text:style-name="T12"><text:line-break/></text:span><text:span text:style-name="T1">網路常常讓我很痛苦，但是依賴也很深，難以戒除。若要推翻，我想推翻的是網路對我的影響而不是您的言論，所以才想問明白您否定網路之言論的基礎。確實是有比較明白，原子筆的譬喻很淺顯易懂。</text:span><text:span text:style-name="T12"><text:line-break/></text:span><text:span text:style-name="T1">在我尋求改變的路上，您的回覆很有價值。</text:span><text:span text:style-name="T12"><text:line-break/><text:line-break/></text:span><text:span text:style-name="T1">因為我們素不相識，您不可能透過網路認識我，當然不可能字字句句百分之百對應我的狀況，但我會取可以參考之處再做思考。感謝您誠心不避冒犯的給予指教。</text:span><text:span text:style-name="T12"><text:line-break/><text:line-break/>Amy<text:line-break/><text:line-break/><text:line-break/></text:span></text:p>
      <text:p text:style-name="P8"><text:span text:style-name="T11">陳真</text:span><text:span text:style-name="T1"><text:s/>  |  2020.07.01 00:55   |   </text:span><text:a xlink:type="simple" xlink:href="http://palinfo.habago.org/Entry?Command=Information_PrintForum&amp;iPage=1#FORUM39772"><text:span text:style-name="T2">#</text:span></text:a></text:p>
      <text:p text:style-name="P10"><text:span text:style-name="T1">老羊，</text:span><text:span text:style-name="T12"><text:line-break/></text:span><text:span text:style-name="T1">誰的想法對？我的對？或是那本書講的對？跟年代或科學或心理學的什麼發展等等等，統統扯不上任何關係。這只跟說服力和品味有關。如果有人認為我說的比較迷人，那就迷人，倘若有人覺得那本書講得比較棒，那就棒。無關對錯，如此而已。</text:span><text:span text:style-name="T12"><text:line-break/><text:line-break/></text:span><text:span text:style-name="T1">陽陽，</text:span><text:span text:style-name="T12"><text:line-break/></text:span><text:span text:style-name="T1">我沒有說不需要理性，我只說，在道德信念上，理性臣服於感性。在數學上，當然就是理性做主。至於腦殘，他們並非擁有某種好或不好的思考方式，而是根本沒有思考可言，一如鸚鵡學舌。</text:span><text:span text:style-name="T12"><text:line-break/><text:line-break/>Amy</text:span><text:span text:style-name="T1">，</text:span><text:span text:style-name="T12"><text:line-break/></text:span><text:span text:style-name="T1">無意冒犯，但我確實是嚇了好幾跳，感覺真不可思議。</text:span><text:span text:style-name="T12">google</text:span><text:span text:style-name="T1">能找到巴勒網，所以</text:span><text:span text:style-name="T12">google</text:span><text:span text:style-name="T1">很有用，對你我都很棒？曾聽到一首歌，因此就知道了過去有雛妓這回事？關鍵字打入「雛妓」，</text:span><text:span text:style-name="T12">google</text:span><text:span text:style-name="T1">有資料跑出來？所以我講的有關於</text:span><text:span text:style-name="T12">google</text:span><text:span text:style-name="T1">或臉書的評論就被推翻了？</text:span><text:span text:style-name="T12"><text:line-break/><text:line-break/></text:span><text:span text:style-name="T1">我真不知道你們在想什麼？該不會是小學生或幼兒園小朋友吧？小朋友也不該這麼「單純」啊。</text:span><text:span text:style-name="T12"><text:line-break/><text:line-break/></text:span><text:span text:style-name="T1">我也沒有說什麼哪個年代的人比較懂歷史。不過，過往年代的人一般只是無知，網路年代的人卻不僅僅是無知，更是愚蠢。無知就是我不知道我所不知道的。愚蠢則是我不知道，甚至腦子被塞滿謊言，但卻以為我有</text:span><text:span text:style-name="T12">google</text:span><text:span text:style-name="T1">在手，我什麼都知道。</text:span><text:span text:style-name="T12"><text:line-break/><text:line-break/></text:span><text:span text:style-name="T1">如果你想理解一種科學，比方說畢式定理，不管年代多麼久遠，我相信</text:span><text:span text:style-name="T12">google</text:span><text:span text:style-name="T1">上一定能找到相關介紹。但光靠</text:span><text:span text:style-name="T12">google</text:span><text:span text:style-name="T1">，不會讓你成為一個數學家。如果你想了解胃潰瘍，我相信</text:span><text:span text:style-name="T12">google</text:span><text:span text:style-name="T1">上一定能找到各種相關介紹，但光靠</text:span><text:span text:style-name="T12">google</text:span><text:span text:style-name="T1">不可能讓你成為一個醫學專家或腸胃科醫師。為什麼呢？因為知識還不至於這麼低級，而且，知識是一種整體，你不可能懂得其中之一，除非你懂得與之相關的全部。</text:span><text:span text:style-name="T12"><text:line-break/><text:line-break/></text:span><text:span text:style-name="T1">科學與知識尚且如此複雜，更何況一種非關科學的問題。</text:span><text:span text:style-name="T12"><text:line-break/><text:line-break/></text:span><text:span text:style-name="T1">看到幾篇報導，就了解了一個時代？了解了一個族群的遭遇？</text:span><text:span text:style-name="T12"><text:line-break/><text:line-break/></text:span><text:span text:style-name="T1">網路及所謂社群網站如臉書之危害，很顯然是到達一種災難等級。我不是說應該消滅它，而是說它理當只是一種微不足道的工具。從報紙到網路的所謂進步，差不多就像從鉛筆進步到原子筆那樣，無甚意義，無關大局。但現代人卻似乎把大量時間投入到這些浪潮一般的海量垃圾資訊裏頭，然後以為自己知道了很多東西，真是荒唐到爆。</text:span><text:span text:style-name="T12"><text:line-break/><text:line-break/></text:span><text:span text:style-name="T1">阿水，</text:span><text:span text:style-name="T12"><text:line-break/></text:span><text:span text:style-name="T1">我怎麼會討厭心理學？我對心理學抱持高度敬意。當然，我講的是真正意義上的心理學，艱澀深奧，難乎其難，不是鬼扯蛋的那一種。</text:span></text:p>
      <text:p text:style-name="P8"><text:span text:style-name="T11">阿水</text:span><text:span text:style-name="T1"><text:s/>  |  2020.07.01 00:44   |   </text:span><text:a xlink:type="simple" xlink:href="http://palinfo.habago.org/Entry?Command=Information_PrintForum&amp;iPage=1#FORUM39771"><text:span text:style-name="T2">#</text:span></text:a></text:p>
      <text:p text:style-name="P9"><text:span text:style-name="T12">Amy</text:span><text:span text:style-name="T1">新同學，</text:span><text:span text:style-name="T12"><text:line-break/><text:line-break/></text:span><text:span text:style-name="T1">「人云亦云」</text:span><text:span text:style-name="T12"><text:line-break/></text:span><text:span text:style-name="T1">在網路找到的資料，永遠都是有人這麼說，而您被感動了，就自以為懂了，這就是「人云亦云」，不管您對所查到的資料，認同也好，反對也罷，最好記得這些都是二手資訊，當不得真。</text:span><text:span text:style-name="T12"><text:line-break/><text:line-break/></text:span><text:span text:style-name="T1">不論是任何世代的年輕人，如何不＂單純＂呢？其實陳醫師已經給了您答案，他說「理解一種事情需要投入，需要生活的親近性，需要下苦工，需要長年的關注，不是什麼網路上查得到查不到，我的天</text:span><text:span text:style-name="T12">!</text:span><text:span text:style-name="T1">你們居然是這樣子在理解事情。」</text:span><text:span text:style-name="T12"><text:line-break/><text:line-break/></text:span><text:span text:style-name="T1">我的理解那段話的意思是：請您移駕從網路雲端走下凡間，長期投入、長期關注，與您關注的對象保持生活的親近性，這整個過程需要下苦工，才能有助於您理一種事實。</text:span><text:span text:style-name="T12"><text:line-break/><text:line-break/></text:span><text:span text:style-name="T1">好比我連結的「人間雜誌」中採訪了幾個雛妓個案，一般人可能就當真了，以為自己就這樣瞭解了，但是如果有研究過法庭上證人的心理學（不好意思，提到了陳醫師討厭的東西），應該會懷疑：採訪的人員若是沒有長期與受訪的雛妓建立信任感，而且沒有與受訪者長期保持生活的親近性，受訪者很有可能就只是應付應付，或者察顏觀色給採者想要的答案，也因此採訪者永遠也問不出真相。</text:span><text:span text:style-name="T12"><text:line-break/><text:line-break/></text:span><text:span text:style-name="T1">於是可以這麼說：對於我們沒有親身參與的過去，不論您如何以現存的資料去理解，在陳醫師眼裡都是「一片空白」；即便您坐時光機回到過去，沒有照陳醫師上頭我引用的答案去做去理解，還是一樣會是「一片空白」。同樣的道理，沒有照著這個方式去理解當下，也會是「一片空白」，因為都是人云亦云。</text:span><text:span text:style-name="T12"><text:line-break/><text:line-break/></text:span><text:span text:style-name="T1">喔，對了，老同學應該都知道，應該附上一個聲明：「以上都是我個人的意見，不見得是陳醫師的意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